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584cm"/>
    </style:style>
    <style:style style:name="Table1.B" style:family="table-column">
      <style:table-column-properties style:column-width="2.752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434cm"/>
    </style:style>
    <style:style style:name="Table7.B" style:family="table-column">
      <style:table-column-properties style:column-width="3.731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598cm"/>
    </style:style>
    <style:style style:name="Table9.C" style:family="table-column">
      <style:table-column-properties style:column-width="11.284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63cm"/>
    </style:style>
    <style:style style:name="Table14.B" style:family="table-column">
      <style:table-column-properties style:column-width="1.72cm"/>
    </style:style>
    <style:style style:name="Table14.C" style:family="table-column">
      <style:table-column-properties style:column-width="10.649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13.903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none" fo:border-bottom="none" style:writing-mode="lr-tb"/>
    </style:style>
    <style:style style:name="Table24.B4" style:family="table-cell">
      <style:table-cell-properties fo:padding="0.097cm" fo:border-left="0.25pt solid #000000" fo:border-right="0.25pt solid #000000" fo:border-top="none" fo:border-bottom="none"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704cm"/>
    </style:style>
    <style:style style:name="Table37.B" style:family="table-column">
      <style:table-column-properties style:column-width="1.799cm"/>
    </style:style>
    <style:style style:name="Table37.C" style:family="table-column">
      <style:table-column-properties style:column-width="11.495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99cm" fo:margin-left="0cm" table:align="left"/>
    </style:style>
    <style:style style:name="Table39.A" style:family="table-column">
      <style:table-column-properties style:column-width="3.311cm"/>
    </style:style>
    <style:style style:name="Table39.B" style:family="table-column">
      <style:table-column-properties style:column-width="1.522cm"/>
    </style:style>
    <style:style style:name="Table39.C" style:family="table-column">
      <style:table-column-properties style:column-width="1.52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J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none" fo:border-top="none" fo:border-bottom="0.25pt solid #000000" style:writing-mode="lr-tb"/>
    </style:style>
    <style:style style:name="Table39.J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none" fo:border-top="none" fo:border-bottom="0.25pt solid #000000" style:writing-mode="lr-tb"/>
    </style:style>
    <style:style style:name="Table39.J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none" fo:border-top="none" fo:border-bottom="0.25pt solid #000000" style:writing-mode="lr-tb"/>
    </style:style>
    <style:style style:name="Table39.J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none" fo:border-top="none" fo:border-bottom="0.25pt solid #000000" style:writing-mode="lr-tb"/>
    </style:style>
    <style:style style:name="Table39.J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none" fo:border-top="none" fo:border-bottom="0.25pt solid #000000" style:writing-mode="lr-tb"/>
    </style:style>
    <style:style style:name="Table39.J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none" fo:border-top="none" fo:border-bottom="0.25pt solid #000000" style:writing-mode="lr-tb"/>
    </style:style>
    <style:style style:name="Table39.J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none" fo:border-top="none" fo:border-bottom="0.25pt solid #000000" style:writing-mode="lr-tb"/>
    </style:style>
    <style:style style:name="Table39.J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none" fo:border-top="none" fo:border-bottom="0.25pt solid #000000" style:writing-mode="lr-tb"/>
    </style:style>
    <style:style style:name="Table39.J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none" fo:border-top="none" fo:border-bottom="0.25pt solid #000000" style:writing-mode="lr-tb"/>
    </style:style>
    <style:style style:name="Table39.J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none" fo:border-top="none" fo:border-bottom="0.25pt solid #000000" style:writing-mode="lr-tb"/>
    </style:style>
    <style:style style:name="Table39.J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none" fo:border-top="none" fo:border-bottom="0.25pt solid #000000" style:writing-mode="lr-tb"/>
    </style:style>
    <style:style style:name="Table39.J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none" fo:border-top="none" fo:border-bottom="0.25pt solid #000000" style:writing-mode="lr-tb"/>
    </style:style>
    <style:style style:name="Table39.J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none" fo:border-top="none" fo:border-bottom="0.25pt solid #000000" style:writing-mode="lr-tb"/>
    </style:style>
    <style:style style:name="Table39.J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none" fo:border-top="none" fo:border-bottom="0.25pt solid #000000" style:writing-mode="lr-tb"/>
    </style:style>
    <style:style style:name="Table39.J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none" fo:border-top="none" fo:border-bottom="0.25pt solid #000000" style:writing-mode="lr-tb"/>
    </style:style>
    <style:style style:name="Table39.J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none" fo:border-top="none" fo:border-bottom="0.25pt solid #000000" style:writing-mode="lr-tb"/>
    </style:style>
    <style:style style:name="Table39.J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99cm" fo:margin-left="0cm" table:align="left"/>
    </style:style>
    <style:style style:name="Table40.A" style:family="table-column">
      <style:table-column-properties style:column-width="3.311cm"/>
    </style:style>
    <style:style style:name="Table40.B" style:family="table-column">
      <style:table-column-properties style:column-width="1.522cm"/>
    </style:style>
    <style:style style:name="Table40.C" style:family="table-column">
      <style:table-column-properties style:column-width="1.52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J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none" fo:border-top="none" fo:border-bottom="0.25pt solid #000000" style:writing-mode="lr-tb"/>
    </style:style>
    <style:style style:name="Table40.J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none" fo:border-top="none" fo:border-bottom="0.25pt solid #000000" style:writing-mode="lr-tb"/>
    </style:style>
    <style:style style:name="Table40.J3" style:family="table-cell">
      <style:table-cell-properties fo:padding="0.097cm" fo:border-left="0.25pt solid #000000" fo:border-right="0.25pt solid #000000" fo:border-top="none" fo:border-bottom="0.25pt solid #000000" style:writing-mode="lr-tb"/>
    </style:style>
    <style:style style:name="Table40.J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none" fo:border-top="none" fo:border-bottom="0.25pt solid #000000" style:writing-mode="lr-tb"/>
    </style:style>
    <style:style style:name="Table40.J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none" fo:border-top="none" fo:border-bottom="0.25pt solid #000000" style:writing-mode="lr-tb"/>
    </style:style>
    <style:style style:name="Table40.J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none" fo:border-top="none" fo:border-bottom="0.25pt solid #000000" style:writing-mode="lr-tb"/>
    </style:style>
    <style:style style:name="Table40.J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none" fo:border-top="none" fo:border-bottom="0.25pt solid #000000" style:writing-mode="lr-tb"/>
    </style:style>
    <style:style style:name="Table40.J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none" fo:border-top="none" fo:border-bottom="0.25pt solid #000000" style:writing-mode="lr-tb"/>
    </style:style>
    <style:style style:name="Table40.J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none" fo:border-top="none" fo:border-bottom="0.25pt solid #000000" style:writing-mode="lr-tb"/>
    </style:style>
    <style:style style:name="Table40.J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none" fo:border-top="none" fo:border-bottom="0.25pt solid #000000" style:writing-mode="lr-tb"/>
    </style:style>
    <style:style style:name="Table40.J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none" fo:border-top="none" fo:border-bottom="0.25pt solid #000000" style:writing-mode="lr-tb"/>
    </style:style>
    <style:style style:name="Table40.J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paragraph-properties fo:padding="0.035cm" fo:border="0.26pt solid #000000" style:shadow="none"/>
    </style:style>
    <style:style style:name="P26" style:family="paragraph" style:parent-style-name="Text_20_body">
      <style:paragraph-properties fo:padding="0.035cm" fo:border="0.26pt solid #000000" style:shadow="none"/>
      <style:text-properties fo:font-size="12pt" fo:language="en" fo:country="GB" style:font-size-asian="12pt"/>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orphans="2" fo:widows="2"/>
      <style:text-properties fo:color="#000000"/>
    </style:style>
    <style:style style:name="P30" style:family="paragraph" style:parent-style-name="Table_20_Contents">
      <style:paragraph-properties fo:orphans="2" fo:widows="2"/>
      <style:text-properties fo:color="#000000" officeooo:rsid="001eaf0d" officeooo:paragraph-rsid="001eaf0d"/>
    </style:style>
    <style:style style:name="P31" style:family="paragraph" style:parent-style-name="Table_20_Contents">
      <style:paragraph-properties fo:orphans="2" fo:widows="2"/>
      <style:text-properties fo:color="#000000" officeooo:rsid="002aaf2b" officeooo:paragraph-rsid="002aaf2b"/>
    </style:style>
    <style:style style:name="P32" style:family="paragraph" style:parent-style-name="Table_20_Contents">
      <style:paragraph-properties fo:orphans="2" fo:widows="2"/>
      <style:text-properties fo:color="#000000" officeooo:rsid="002d6687" officeooo:paragraph-rsid="002d6687"/>
    </style:style>
    <style:style style:name="P33" style:family="paragraph" style:parent-style-name="Table_20_Contents">
      <style:text-properties fo:font-style="italic" style:font-style-asian="italic" style:font-style-complex="italic"/>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weight-complex="bold"/>
    </style:style>
    <style:style style:name="P36" style:family="paragraph" style:parent-style-name="Table_20_Contents">
      <style:paragraph-properties fo:text-align="center" style:justify-single-word="false"/>
      <style:text-properties fo:font-size="12pt" fo:font-weight="bold" style:font-size-asian="12pt" style:font-weight-asian="bold" style:font-weight-complex="bold"/>
    </style:style>
    <style:style style:name="P37" style:family="paragraph" style:parent-style-name="Table_20_Contents">
      <style:text-properties officeooo:rsid="001eaf0d" officeooo:paragraph-rsid="001eaf0d"/>
    </style:style>
    <style:style style:name="P38" style:family="paragraph" style:parent-style-name="Table_20_Contents">
      <style:text-properties officeooo:rsid="0022068a" officeooo:paragraph-rsid="0022068a"/>
    </style:style>
    <style:style style:name="P39" style:family="paragraph" style:parent-style-name="Table_20_Contents">
      <style:text-properties officeooo:rsid="0022068a" officeooo:paragraph-rsid="00236543"/>
    </style:style>
    <style:style style:name="P40" style:family="paragraph" style:parent-style-name="Table_20_Contents">
      <style:text-properties officeooo:rsid="00236543" officeooo:paragraph-rsid="00236543"/>
    </style:style>
    <style:style style:name="P41" style:family="paragraph" style:parent-style-name="Table_20_Contents">
      <style:text-properties officeooo:rsid="002aaf2b" officeooo:paragraph-rsid="002aaf2b"/>
    </style:style>
    <style:style style:name="P42" style:family="paragraph" style:parent-style-name="Table_20_Contents">
      <style:text-properties officeooo:rsid="002d6687" officeooo:paragraph-rsid="002d6687"/>
    </style:style>
    <style:style style:name="P43" style:family="paragraph" style:parent-style-name="Text_20_body">
      <style:paragraph-properties fo:keep-with-next="always"/>
    </style:style>
    <style:style style:name="P44" style:family="paragraph" style:parent-style-name="Text_20_body">
      <style:paragraph-properties fo:keep-together="always" fo:keep-with-next="always"/>
    </style:style>
    <style:style style:name="P45" style:family="paragraph" style:parent-style-name="Code">
      <style:paragraph-properties fo:keep-with-next="always"/>
    </style:style>
    <style:style style:name="P46" style:family="paragraph" style:parent-style-name="Code">
      <style:paragraph-properties fo:keep-together="always" fo:keep-with-next="always"/>
    </style:style>
    <style:style style:name="P47" style:family="paragraph" style:parent-style-name="Code">
      <style:paragraph-properties fo:keep-with-next="always"/>
      <style:text-properties fo:font-weight="bold" style:font-weight-asian="bold" style:font-weight-complex="bold"/>
    </style:style>
    <style:style style:name="P48" style:family="paragraph" style:parent-style-name="Table_20_Contents">
      <style:paragraph-properties fo:keep-with-next="always"/>
    </style:style>
    <style:style style:name="P49" style:family="paragraph" style:parent-style-name="Table_20_Contents">
      <style:paragraph-properties fo:keep-with-next="always"/>
      <style:text-properties fo:font-weight="bold" style:font-weight-asian="bold" style:font-weight-complex="bold"/>
    </style:style>
    <style:style style:name="P50" style:family="paragraph" style:parent-style-name="Table_20_Contents">
      <style:paragraph-properties fo:text-align="center" style:justify-single-word="false" fo:keep-with-next="always"/>
      <style:text-properties fo:font-weight="bold" style:font-weight-asian="bold" style:font-weight-complex="bold"/>
    </style:style>
    <style:style style:name="P51"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52"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53" style:family="paragraph" style:parent-style-name="Text_20_body">
      <style:paragraph-properties fo:margin-top="0cm" fo:margin-bottom="0cm" loext:contextual-spacing="false"/>
    </style:style>
    <style:style style:name="P54" style:family="paragraph" style:parent-style-name="Preformatted_20_Text">
      <style:paragraph-properties fo:margin-top="0cm" fo:margin-bottom="0.499cm" loext:contextual-spacing="false"/>
    </style:style>
    <style:style style:name="P55" style:family="paragraph" style:parent-style-name="Text_20_body">
      <style:paragraph-properties fo:margin-top="0cm" fo:margin-bottom="0.21cm" loext:contextual-spacing="false"/>
    </style:style>
    <style:style style:name="P56" style:family="paragraph" style:parent-style-name="Code">
      <style:text-properties fo:font-weight="bold" style:font-weight-asian="bold" style:font-weight-complex="bold"/>
    </style:style>
    <style:style style:name="P57" style:family="paragraph" style:parent-style-name="Code">
      <style:text-properties officeooo:rsid="001ce683" officeooo:paragraph-rsid="001ce683"/>
    </style:style>
    <style:style style:name="P58" style:family="paragraph" style:parent-style-name="Code">
      <style:text-properties officeooo:paragraph-rsid="0025891d"/>
    </style:style>
    <style:style style:name="P59" style:family="paragraph" style:parent-style-name="Code">
      <style:text-properties officeooo:rsid="0025891d" officeooo:paragraph-rsid="0025891d"/>
    </style:style>
    <style:style style:name="P60" style:family="paragraph" style:parent-style-name="Code">
      <style:text-properties officeooo:paragraph-rsid="002d6687"/>
    </style:style>
    <style:style style:name="P61" style:family="paragraph" style:parent-style-name="Code">
      <style:text-properties officeooo:paragraph-rsid="00307256"/>
    </style:style>
    <style:style style:name="P62" style:family="paragraph" style:parent-style-name="Code">
      <style:text-properties officeooo:paragraph-rsid="00307749"/>
    </style:style>
    <style:style style:name="P63" style:family="paragraph" style:parent-style-name="Text_20_body" style:master-page-name="">
      <style:paragraph-properties style:page-number="auto" fo:keep-with-next="always"/>
    </style:style>
    <style:style style:name="P64" style:family="paragraph" style:parent-style-name="Text_20_body" style:master-page-name="">
      <style:paragraph-properties style:page-number="auto" fo:keep-with-next="always"/>
      <style:text-properties officeooo:paragraph-rsid="002aaf2b"/>
    </style:style>
    <style:style style:name="P65" style:family="paragraph" style:parent-style-name="Table">
      <style:text-properties officeooo:rsid="0025891d" officeooo:paragraph-rsid="002aaf2b"/>
    </style:style>
    <style:style style:name="P66" style:family="paragraph" style:parent-style-name="Standard" style:list-style-name="L47"/>
    <style:style style:name="P67" style:family="paragraph" style:parent-style-name="Standard" style:list-style-name="L50"/>
    <style:style style:name="P68" style:family="paragraph" style:parent-style-name="Standard" style:list-style-name="L62"/>
    <style:style style:name="P69"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list-style-name="L2">
      <style:text-properties fo:font-weight="bold" style:font-weight-asian="bold" style:font-weight-complex="bold"/>
    </style:style>
    <style:style style:name="P73" style:family="paragraph" style:parent-style-name="Text_20_body" style:list-style-name="L3"/>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text-properties fo:language="en" fo:country="NZ"/>
    </style:style>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list-style-name="L11"/>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8"/>
    <style:style style:name="P85" style:family="paragraph" style:parent-style-name="Text_20_body" style:list-style-name="L19"/>
    <style:style style:name="P86" style:family="paragraph" style:parent-style-name="Text_20_body" style:list-style-name="L20">
      <style:text-properties officeooo:rsid="0025891d" officeooo:paragraph-rsid="0025891d"/>
    </style:style>
    <style:style style:name="P87" style:family="paragraph" style:parent-style-name="Text_20_body" style:list-style-name="L20">
      <style:text-properties officeooo:rsid="002aaf2b" officeooo:paragraph-rsid="002aaf2b"/>
    </style:style>
    <style:style style:name="P88" style:family="paragraph" style:parent-style-name="Text_20_body" style:list-style-name="L21"/>
    <style:style style:name="P89" style:family="paragraph" style:parent-style-name="Text_20_body" style:list-style-name="L24"/>
    <style:style style:name="P90" style:family="paragraph" style:parent-style-name="Text_20_body" style:list-style-name="L25"/>
    <style:style style:name="P91" style:family="paragraph" style:parent-style-name="Text_20_body" style:list-style-name="L26"/>
    <style:style style:name="P92" style:family="paragraph" style:parent-style-name="Text_20_body" style:list-style-name="L27"/>
    <style:style style:name="P93" style:family="paragraph" style:parent-style-name="Text_20_body" style:list-style-name="L28"/>
    <style:style style:name="P94" style:family="paragraph" style:parent-style-name="Text_20_body" style:list-style-name="L30"/>
    <style:style style:name="P95" style:family="paragraph" style:parent-style-name="Text_20_body" style:list-style-name="L31"/>
    <style:style style:name="P96" style:family="paragraph" style:parent-style-name="Text_20_body" style:list-style-name="L32"/>
    <style:style style:name="P97" style:family="paragraph" style:parent-style-name="Text_20_body" style:list-style-name="L33"/>
    <style:style style:name="P98" style:family="paragraph" style:parent-style-name="Text_20_body" style:list-style-name="L34"/>
    <style:style style:name="P99" style:family="paragraph" style:parent-style-name="Text_20_body" style:list-style-name="L35"/>
    <style:style style:name="P100" style:family="paragraph" style:parent-style-name="Text_20_body" style:list-style-name="L36"/>
    <style:style style:name="P101" style:family="paragraph" style:parent-style-name="Text_20_body" style:list-style-name="L37"/>
    <style:style style:name="P102" style:family="paragraph" style:parent-style-name="Text_20_body" style:list-style-name="L38"/>
    <style:style style:name="P103" style:family="paragraph" style:parent-style-name="Text_20_body" style:list-style-name="L39"/>
    <style:style style:name="P104" style:family="paragraph" style:parent-style-name="Text_20_body" style:list-style-name="L40"/>
    <style:style style:name="P105" style:family="paragraph" style:parent-style-name="Text_20_body" style:list-style-name="L41"/>
    <style:style style:name="P106" style:family="paragraph" style:parent-style-name="Text_20_body" style:list-style-name="L42"/>
    <style:style style:name="P107" style:family="paragraph" style:parent-style-name="Text_20_body" style:list-style-name="L43"/>
    <style:style style:name="P108" style:family="paragraph" style:parent-style-name="Text_20_body" style:list-style-name="L44"/>
    <style:style style:name="P109" style:family="paragraph" style:parent-style-name="Text_20_body" style:list-style-name="L45"/>
    <style:style style:name="P110" style:family="paragraph" style:parent-style-name="Text_20_body" style:list-style-name="L46"/>
    <style:style style:name="P111" style:family="paragraph" style:parent-style-name="Text_20_body" style:list-style-name="L48"/>
    <style:style style:name="P112" style:family="paragraph" style:parent-style-name="Text_20_body" style:list-style-name="L49"/>
    <style:style style:name="P113" style:family="paragraph" style:parent-style-name="Text_20_body" style:list-style-name="L51"/>
    <style:style style:name="P114" style:family="paragraph" style:parent-style-name="Text_20_body" style:list-style-name="L52"/>
    <style:style style:name="P115" style:family="paragraph" style:parent-style-name="Text_20_body" style:list-style-name="L53"/>
    <style:style style:name="P116" style:family="paragraph" style:parent-style-name="Text_20_body" style:list-style-name="L54"/>
    <style:style style:name="P117" style:family="paragraph" style:parent-style-name="Text_20_body" style:list-style-name="L55"/>
    <style:style style:name="P118" style:family="paragraph" style:parent-style-name="Text_20_body" style:list-style-name="L56"/>
    <style:style style:name="P119" style:family="paragraph" style:parent-style-name="Text_20_body" style:list-style-name="L56">
      <style:text-properties officeooo:paragraph-rsid="002d6687"/>
    </style:style>
    <style:style style:name="P120" style:family="paragraph" style:parent-style-name="Text_20_body" style:list-style-name="L57"/>
    <style:style style:name="P121" style:family="paragraph" style:parent-style-name="Text_20_body" style:list-style-name="L58"/>
    <style:style style:name="P122" style:family="paragraph" style:parent-style-name="Text_20_body" style:list-style-name="L59"/>
    <style:style style:name="P123" style:family="paragraph" style:parent-style-name="Text_20_body" style:list-style-name="L60"/>
    <style:style style:name="P124" style:family="paragraph" style:parent-style-name="Text_20_body" style:list-style-name="L61"/>
    <style:style style:name="P125" style:family="paragraph" style:parent-style-name="Text_20_body" style:list-style-name="L62"/>
    <style:style style:name="P126" style:family="paragraph" style:parent-style-name="Text_20_body" style:list-style-name="L63"/>
    <style:style style:name="P127" style:family="paragraph" style:parent-style-name="Text_20_body" style:list-style-name="L65"/>
    <style:style style:name="P128" style:family="paragraph" style:parent-style-name="Text_20_body" style:list-style-name="L21">
      <style:paragraph-properties fo:margin-top="0cm" fo:margin-bottom="0cm" loext:contextual-spacing="false"/>
    </style:style>
    <style:style style:name="P129" style:family="paragraph" style:parent-style-name="Text_20_body" style:list-style-name="L24">
      <style:paragraph-properties fo:margin-top="0cm" fo:margin-bottom="0cm" loext:contextual-spacing="false"/>
    </style:style>
    <style:style style:name="P130" style:family="paragraph" style:parent-style-name="Text_20_body" style:list-style-name="L25">
      <style:paragraph-properties fo:margin-top="0cm" fo:margin-bottom="0cm" loext:contextual-spacing="false"/>
    </style:style>
    <style:style style:name="P131" style:family="paragraph" style:parent-style-name="Text_20_body" style:list-style-name="L27">
      <style:paragraph-properties fo:margin-top="0cm" fo:margin-bottom="0cm" loext:contextual-spacing="false"/>
    </style:style>
    <style:style style:name="P132" style:family="paragraph" style:parent-style-name="Text_20_body" style:list-style-name="L29">
      <style:paragraph-properties fo:margin-top="0cm" fo:margin-bottom="0cm" loext:contextual-spacing="false"/>
    </style:style>
    <style:style style:name="P133" style:family="paragraph" style:parent-style-name="Text_20_body" style:list-style-name="L39">
      <style:paragraph-properties fo:margin-top="0cm" fo:margin-bottom="0cm" loext:contextual-spacing="false"/>
    </style:style>
    <style:style style:name="P134" style:family="paragraph" style:parent-style-name="Text_20_body" style:list-style-name="L61">
      <style:paragraph-properties fo:margin-top="0cm" fo:margin-bottom="0cm" loext:contextual-spacing="false"/>
    </style:style>
    <style:style style:name="P135" style:family="paragraph" style:parent-style-name="Text_20_body" style:list-style-name="L63">
      <style:paragraph-properties fo:margin-top="0cm" fo:margin-bottom="0cm" loext:contextual-spacing="false"/>
    </style:style>
    <style:style style:name="P136" style:family="paragraph" style:parent-style-name="Text_20_body" style:list-style-name="L64">
      <style:paragraph-properties fo:margin-top="0cm" fo:margin-bottom="0cm" loext:contextual-spacing="false"/>
    </style:style>
    <style:style style:name="P137" style:family="paragraph" style:parent-style-name="Text_20_body" style:list-style-name="L61">
      <style:paragraph-properties fo:margin-top="0cm" fo:margin-bottom="0cm" loext:contextual-spacing="false" fo:keep-together="always" fo:keep-with-next="always"/>
    </style:style>
    <style:style style:name="P138" style:family="paragraph" style:parent-style-name="Text_20_body" style:list-style-name="L49">
      <style:paragraph-properties fo:keep-with-next="always"/>
    </style:style>
    <style:style style:name="P139" style:family="paragraph" style:parent-style-name="Text_20_body" style:list-style-name="L60">
      <style:paragraph-properties fo:keep-with-next="always"/>
    </style:style>
    <style:style style:name="P140" style:family="paragraph" style:parent-style-name="Text_20_body" style:list-style-name="L61">
      <style:paragraph-properties fo:margin-top="0cm" fo:margin-bottom="0.21cm" loext:contextual-spacing="false"/>
    </style:style>
    <style:style style:name="P141" style:family="paragraph" style:parent-style-name="Text_20_body" style:list-style-name="L64">
      <style:paragraph-properties fo:margin-top="0cm" fo:margin-bottom="0.21cm" loext:contextual-spacing="false"/>
    </style:style>
    <style:style style:name="P142" style:family="paragraph" style:parent-style-name="Text_20_body" style:master-page-name="">
      <style:paragraph-properties style:page-number="auto" fo:keep-with-next="always"/>
    </style:style>
    <style:style style:name="P143" style:family="paragraph" style:parent-style-name="Heading_20_2">
      <style:text-properties officeooo:paragraph-rsid="002d6687"/>
    </style:style>
    <style:style style:name="P144" style:family="paragraph" style:parent-style-name="Heading_20_2">
      <style:text-properties officeooo:rsid="001ce683" officeooo:paragraph-rsid="001ce683"/>
    </style:style>
    <style:style style:name="P145" style:family="paragraph" style:parent-style-name="Heading_20_1">
      <style:text-properties officeooo:paragraph-rsid="0025891d"/>
    </style:style>
    <style:style style:name="P146" style:family="paragraph" style:parent-style-name="Heading_20_3">
      <style:text-properties officeooo:rsid="00236543" officeooo:paragraph-rsid="00236543"/>
    </style:style>
    <style:style style:name="P147" style:family="paragraph" style:parent-style-name="Heading_20_3">
      <style:text-properties officeooo:rsid="0025891d" officeooo:paragraph-rsid="0025891d"/>
    </style:style>
    <style:style style:name="P148" style:family="paragraph" style:parent-style-name="Normal">
      <style:paragraph-properties>
        <style:tab-stops>
          <style:tab-stop style:position="16.999cm" style:type="right" style:leader-style="dotted" style:leader-text="."/>
        </style:tab-stops>
      </style:paragraph-properties>
    </style:style>
    <style:style style:name="P149" style:family="paragraph" style:parent-style-name="Table_20_Contents" style:list-style-name="L10"/>
    <style:style style:name="P150" style:family="paragraph" style:parent-style-name="Table_20_Contents" style:list-style-name="L12"/>
    <style:style style:name="P151" style:family="paragraph" style:parent-style-name="Table_20_Contents" style:list-style-name="L13"/>
    <style:style style:name="P152" style:family="paragraph" style:parent-style-name="Table_20_Contents" style:list-style-name="L17"/>
    <style:style style:name="P153" style:family="paragraph" style:parent-style-name="Table_20_Contents" style:list-style-name="L22"/>
    <style:style style:name="P154" style:family="paragraph" style:parent-style-name="Table_20_Contents" style:list-style-name="L23"/>
    <style:style style:name="P155" style:family="paragraph" style:parent-style-name="Table_20_Contents">
      <style:text-properties officeooo:rsid="002aaf2b" officeooo:paragraph-rsid="0034ac91"/>
    </style:style>
    <style:style style:name="P156" style:family="paragraph" style:parent-style-name="Table_20_Contents">
      <style:paragraph-properties fo:orphans="2" fo:widows="2"/>
      <style:text-properties fo:color="#000000" officeooo:rsid="0034ac91" officeooo:paragraph-rsid="0034ac91"/>
    </style:style>
    <style:style style:name="P157" style:family="paragraph" style:parent-style-name="Table_20_Contents">
      <style:text-properties officeooo:rsid="0034ac91" officeooo:paragraph-rsid="0034ac91"/>
    </style:style>
    <style:style style:name="T1" style:family="text">
      <style:text-properties fo:font-style="italic" style:font-style-asian="italic" style:font-style-complex="italic"/>
    </style:style>
    <style:style style:name="T2" style:family="text">
      <style:text-properties fo:font-style="italic" officeooo:rsid="002ce073" style:font-style-asian="italic" style:font-style-complex="italic"/>
    </style:style>
    <style:style style:name="T3" style:family="text">
      <style:text-properties fo:font-style="italic" officeooo:rsid="001e0924" style:font-style-asian="italic" style:font-style-complex="italic"/>
    </style:style>
    <style:style style:name="T4" style:family="text">
      <style:text-properties fo:font-style="italic" officeooo:rsid="0034ac91" style:font-style-asian="italic" style:font-style-complex="italic"/>
    </style:style>
    <style:style style:name="T5" style:family="text">
      <style:text-properties fo:font-size="12pt" fo:language="en" fo:country="GB" fo:font-weight="bold" style:font-size-asian="12pt" style:font-weight-asian="bold" style:font-weight-complex="bold"/>
    </style:style>
    <style:style style:name="T6" style:family="text">
      <style:text-properties fo:font-size="12pt" fo:language="en" fo:country="GB" style:font-size-asian="12pt"/>
    </style:style>
    <style:style style:name="T7" style:family="text">
      <style:text-properties fo:color="#000000" fo:font-size="10.5pt" style:letter-kerning="false" style:font-name-asian="Times New Roman" style:font-size-asian="10.5pt" style:font-name-complex="Times New Roman" style:font-size-complex="10.5pt"/>
    </style:style>
    <style:style style:name="T8" style:family="text">
      <style:text-properties fo:font-size="10.5pt" style:letter-kerning="false" style:font-name-asian="Times New Roman" style:font-size-asian="10.5pt" style:font-name-complex="Times New Roman" style:font-size-complex="10.5pt"/>
    </style:style>
    <style:style style:name="T9" style:family="text">
      <style:text-properties fo:font-weight="bold" style:font-weight-asian="bold" style:font-weight-complex="bold"/>
    </style:style>
    <style:style style:name="T10" style:family="text">
      <style:text-properties fo:language="en" fo:country="NZ"/>
    </style:style>
    <style:style style:name="T11" style:family="text">
      <style:text-properties officeooo:rsid="001f74ff"/>
    </style:style>
    <style:style style:name="T12" style:family="text">
      <style:text-properties officeooo:rsid="00217147"/>
    </style:style>
    <style:style style:name="T13" style:family="text">
      <style:text-properties officeooo:rsid="0022068a"/>
    </style:style>
    <style:style style:name="T14" style:family="text">
      <style:text-properties officeooo:rsid="00248677"/>
    </style:style>
    <style:style style:name="T15" style:family="text">
      <style:text-properties officeooo:rsid="0025891d"/>
    </style:style>
    <style:style style:name="T16" style:family="text">
      <style:text-properties officeooo:rsid="00273eb9"/>
    </style:style>
    <style:style style:name="T17" style:family="text">
      <style:text-properties officeooo:rsid="002aaf2b"/>
    </style:style>
    <style:style style:name="T18" style:family="text">
      <style:text-properties officeooo:rsid="002d6687"/>
    </style:style>
    <style:style style:name="T19" style:family="text">
      <style:text-properties officeooo:rsid="002ebf6b"/>
    </style:style>
    <style:style style:name="T20" style:family="text">
      <style:text-properties officeooo:rsid="00307256"/>
    </style:style>
    <style:style style:name="T21" style:family="text">
      <style:text-properties officeooo:rsid="00307749"/>
    </style:style>
    <style:style style:name="T22" style:family="text">
      <style:text-properties officeooo:rsid="0030b155"/>
    </style:style>
    <style:style style:name="T23" style:family="text">
      <style:text-properties officeooo:rsid="00339203"/>
    </style:style>
    <style:style style:name="T24" style:family="text">
      <style:text-properties officeooo:rsid="0034ac9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25"><text:span text:style-name="Default_20_Paragraph_20_Font"><text:span text:style-name="T5">Abstract: </text:span></text:span><text:span text:style-name="Default_20_Paragraph_20_Font"><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2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6">Jarvis works excellently with JavaScript web apps using ExtJS, Dojo and many other JS toolkits, and is also ideal for richer client applications such as those written in Adobe Flex.</text:p>
      <text:p text:style-name="P26">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48"><text:a xlink:type="simple" xlink:href="#__RefHeading___Toc7924_1867974170">Introduction<text:tab/>5</text:a></text:p>
          <text:p text:style-name="P148"><text:a xlink:type="simple" xlink:href="#__RefHeading___Toc7926_1867974170">Licence<text:tab/>6</text:a></text:p>
          <text:p text:style-name="P148"><text:a xlink:type="simple" xlink:href="#__RefHeading___Toc7928_1867974170">GNU Lesser General Public License<text:tab/>6</text:a></text:p>
          <text:p text:style-name="P148"><text:a xlink:type="simple" xlink:href="#__RefHeading___Toc7930_1867974170">Clarification of Intentions<text:tab/>6</text:a></text:p>
          <text:p text:style-name="P148"><text:a xlink:type="simple" xlink:href="#__RefHeading___Toc7932_1867974170">Installation<text:tab/>7</text:a></text:p>
          <text:p text:style-name="P148"><text:a xlink:type="simple" xlink:href="#__RefHeading___Toc7934_1867974170">Separate Documentation<text:tab/>7</text:a></text:p>
          <text:p text:style-name="P148"><text:a xlink:type="simple" xlink:href="#__RefHeading___Toc7936_1867974170">Application Configuration File<text:tab/>8</text:a></text:p>
          <text:p text:style-name="P148"><text:a xlink:type="simple" xlink:href="#__RefHeading___Toc7938_1867974170">Introduction<text:tab/>8</text:a></text:p>
          <text:p text:style-name="P148"><text:a xlink:type="simple" xlink:href="#__RefHeading___Toc7940_1867974170">List of Parameters<text:tab/>9</text:a></text:p>
          <text:p text:style-name="P148"><text:a xlink:type="simple" xlink:href="#__RefHeading___Toc7942_1867974170">Configuration Parameter Details<text:tab/>11</text:a></text:p>
          <text:p text:style-name="P148"><text:a xlink:type="simple" xlink:href="#__RefHeading___Toc7944_1867974170">Login Module Configuration<text:tab/>22</text:a></text:p>
          <text:p text:style-name="P148"><text:a xlink:type="simple" xlink:href="#__RefHeading___Toc7946_1867974170">Standard Modules<text:tab/>22</text:a></text:p>
          <text:p text:style-name="P148"><text:a xlink:type="simple" xlink:href="#__RefHeading___Toc7948_1867974170">Active Directory Login<text:tab/>22</text:a></text:p>
          <text:p text:style-name="P148"><text:a xlink:type="simple" xlink:href="#__RefHeading___Toc7950_1867974170">Basic Auth Login<text:tab/>23</text:a></text:p>
          <text:p text:style-name="P148"><text:a xlink:type="simple" xlink:href="#__RefHeading___Toc7952_1867974170">Database Login<text:tab/>24</text:a></text:p>
          <text:p text:style-name="P148"><text:a xlink:type="simple" xlink:href="#__RefHeading___Toc7954_1867974170">Adempiere Login<text:tab/>25</text:a></text:p>
          <text:p text:style-name="P148"><text:a xlink:type="simple" xlink:href="#__RefHeading___Toc7956_1867974170">Drupal6 Login<text:tab/>26</text:a></text:p>
          <text:p text:style-name="P148"><text:a xlink:type="simple" xlink:href="#__RefHeading___Toc7958_1867974170">None Login<text:tab/>27</text:a></text:p>
          <text:p text:style-name="P148"><text:a xlink:type="simple" xlink:href="#__RefHeading___Toc7960_1867974170">Single Login<text:tab/>27</text:a></text:p>
          <text:p text:style-name="P148"><text:a xlink:type="simple" xlink:href="#__RefHeading___Toc7962_1867974170">Executable Login<text:tab/>28</text:a></text:p>
          <text:p text:style-name="P148"><text:a xlink:type="simple" xlink:href="#__RefHeading___Toc7964_1867974170">Special Datasets &amp; Jarvis Login<text:tab/>30</text:a></text:p>
          <text:p text:style-name="P148"><text:a xlink:type="simple" xlink:href="#__RefHeading___Toc7966_1867974170">Jarvis URLs<text:tab/>30</text:a></text:p>
          <text:p text:style-name="P148"><text:a xlink:type="simple" xlink:href="#__RefHeading___Toc7968_1867974170">The __status Dataset<text:tab/>30</text:a></text:p>
          <text:p text:style-name="P148"><text:a xlink:type="simple" xlink:href="#__RefHeading___Toc7970_1867974170">The __habitat Dataset<text:tab/>31</text:a></text:p>
          <text:p text:style-name="P148"><text:a xlink:type="simple" xlink:href="#__RefHeading___Toc7972_1867974170">The __logout Dataset<text:tab/>31</text:a></text:p>
          <text:p text:style-name="P148"><text:a xlink:type="simple" xlink:href="#__RefHeading___Toc7974_1867974170">Logging-In to Jarvis<text:tab/>32</text:a></text:p>
          <text:p text:style-name="P148"><text:a xlink:type="simple" xlink:href="#__RefHeading___Toc7976_1867974170">Jarvis Error Responses<text:tab/>32</text:a></text:p>
          <text:p text:style-name="P148"><text:a xlink:type="simple" xlink:href="#__RefHeading___Toc7978_1867974170">Fetch Results<text:tab/>34</text:a></text:p>
          <text:p text:style-name="P148"><text:a xlink:type="simple" xlink:href="#__RefHeading___Toc7980_1867974170">Format = json<text:tab/>34</text:a></text:p>
          <text:p text:style-name="P148"><text:a xlink:type="simple" xlink:href="#__RefHeading___Toc7982_1867974170">Format = json.array<text:tab/>34</text:a></text:p>
          <text:p text:style-name="P148"><text:a xlink:type="simple" xlink:href="#__RefHeading___Toc7984_1867974170">Format = json.rest<text:tab/>35</text:a></text:p>
          <text:p text:style-name="P148"><text:a xlink:type="simple" xlink:href="#__RefHeading___Toc7986_1867974170">Format = xml<text:tab/>36</text:a></text:p>
          <text:p text:style-name="P148"><text:a xlink:type="simple" xlink:href="#__RefHeading___Toc7988_1867974170">Format = csv<text:tab/>36</text:a></text:p>
          <text:p text:style-name="P148"><text:a xlink:type="simple" xlink:href="#__RefHeading___Toc7990_1867974170">Format = xlsx<text:tab/>36</text:a></text:p>
          <text:p text:style-name="P148"><text:a xlink:type="simple" xlink:href="#__RefHeading___Toc7992_1867974170">Datasets and Parameters<text:tab/>37</text:a></text:p>
          <text:p text:style-name="P148"><text:a xlink:type="simple" xlink:href="#__RefHeading___Toc7994_1867974170">Dataset Definition<text:tab/>37</text:a></text:p>
          <text:p text:style-name="P148"><text:a xlink:type="simple" xlink:href="#__RefHeading___Toc7996_1867974170">Dataset Bind Parameters<text:tab/>39</text:a></text:p>
          <text:p text:style-name="P148"><text:a xlink:type="simple" xlink:href="#__RefHeading___Toc7998_1867974170">Binding In/Out Parameters (under DBD::Oracle)<text:tab/>39</text:a></text:p>
          <text:p text:style-name="P148"><text:a xlink:type="simple" xlink:href="#__RefHeading___Toc8000_1867974170">Fallback Parameters<text:tab/>40</text:a></text:p>
          <text:p text:style-name="P148"><text:a xlink:type="simple" xlink:href="#__RefHeading___Toc8002_1867974170">Other Parameter Notes<text:tab/>41</text:a></text:p>
          <text:p text:style-name="P148"><text:a xlink:type="simple" xlink:href="#__RefHeading___Toc8004_1867974170">Safe Parameters<text:tab/>41</text:a></text:p>
          <text:p text:style-name="P148"><text:a xlink:type="simple" xlink:href="#__RefHeading___Toc8006_1867974170">Textual Substitution<text:tab/>42</text:a></text:p>
          <text:p text:style-name="P148"><text:a xlink:type="simple" xlink:href="#__RefHeading___Toc8008_1867974170">SSAS Data Pump Datasets<text:tab/>43</text:a></text:p>
          <text:p text:style-name="P148"><text:a xlink:type="simple" xlink:href="#__RefHeading___Toc8010_1867974170">MDX Queries<text:tab/>43</text:a></text:p>
          <text:p text:style-name="P148"><text:a xlink:type="simple" xlink:href="#__RefHeading___Toc8012_1867974170">Parameter Processing<text:tab/>43</text:a></text:p>
          <text:p text:style-name="P148"><text:a xlink:type="simple" xlink:href="#__RefHeading___Toc8014_1867974170">Storing Datasets<text:tab/>45</text:a></text:p>
          <text:p text:style-name="P148"><text:a xlink:type="simple" xlink:href="#__RefHeading___Toc8016_1867974170">Modifying Datasets – Single Modification<text:tab/>45</text:a></text:p>
          <text:p text:style-name="P148"><text:a xlink:type="simple" xlink:href="#__RefHeading___Toc8018_1867974170">Modifying Datasets – Array of Modifications<text:tab/>47</text:a></text:p>
          <text:p text:style-name="P148"><text:a xlink:type="simple" xlink:href="#__RefHeading___Toc8020_1867974170">Modifying Datasets – Array of Mixed Modifications<text:tab/>48</text:a></text:p>
          <text:p text:style-name="P148"><text:a xlink:type="simple" xlink:href="#__RefHeading___Toc8022_1867974170">Before &amp; After Statements<text:tab/>49</text:a></text:p>
          <text:p text:style-name="P148"><text:a xlink:type="simple" xlink:href="#__RefHeading___Toc8024_1867974170">Transaction and Rollback<text:tab/>49</text:a></text:p>
          <text:p text:style-name="P148"><text:a xlink:type="simple" xlink:href="#__RefHeading___Toc8026_1867974170">Dataset Transformations<text:tab/>50</text:a></text:p>
          <text:p text:style-name="P148"><text:soft-page-break/><text:a xlink:type="simple" xlink:href="#__RefHeading___Toc8028_1867974170">Introduction<text:tab/>50</text:a></text:p>
          <text:p text:style-name="P148"><text:a xlink:type="simple" xlink:href="#__RefHeading___Toc8030_1867974170">Nested Datasets<text:tab/>51</text:a></text:p>
          <text:p text:style-name="P148"><text:a xlink:type="simple" xlink:href="#__RefHeading___Toc8032_1867974170">Introduction &amp; Fetching Nested Datasets<text:tab/>51</text:a></text:p>
          <text:p text:style-name="P148"><text:a xlink:type="simple" xlink:href="#__RefHeading___Toc8034_1867974170">Configuration<text:tab/>51</text:a></text:p>
          <text:p text:style-name="P148"><text:a xlink:type="simple" xlink:href="#__RefHeading___Toc8036_1867974170">Inserting/Updating Nested Datasets<text:tab/>52</text:a></text:p>
          <text:p text:style-name="P148"><text:a xlink:type="simple" xlink:href="#__RefHeading___Toc8038_1867974170">Exec Datasets<text:tab/>54</text:a></text:p>
          <text:p text:style-name="P148"><text:a xlink:type="simple" xlink:href="#__RefHeading___Toc8040_1867974170">Introduction<text:tab/>54</text:a></text:p>
          <text:p text:style-name="P148"><text:a xlink:type="simple" xlink:href="#__RefHeading___Toc8042_1867974170">Configuration<text:tab/>54</text:a></text:p>
          <text:p text:style-name="P148"><text:a xlink:type="simple" xlink:href="#__RefHeading___Toc8044_1867974170">Output Return Mechanism<text:tab/>55</text:a></text:p>
          <text:p text:style-name="P148"><text:a xlink:type="simple" xlink:href="#__RefHeading___Toc8046_1867974170">A Simple Example<text:tab/>56</text:a></text:p>
          <text:p text:style-name="P148"><text:a xlink:type="simple" xlink:href="#__RefHeading___Toc8048_1867974170">Environment Variables<text:tab/>56</text:a></text:p>
          <text:p text:style-name="P148"><text:a xlink:type="simple" xlink:href="#__RefHeading___Toc8050_1867974170">Command Line Parameters<text:tab/>57</text:a></text:p>
          <text:p text:style-name="P148"><text:a xlink:type="simple" xlink:href="#__RefHeading___Toc8052_1867974170">Output &amp; Headers<text:tab/>57</text:a></text:p>
          <text:p text:style-name="P148"><text:a xlink:type="simple" xlink:href="#__RefHeading___Toc8054_1867974170">Plugin Datasets<text:tab/>58</text:a></text:p>
          <text:p text:style-name="P148"><text:a xlink:type="simple" xlink:href="#__RefHeading___Toc8056_1867974170">Introduction<text:tab/>58</text:a></text:p>
          <text:p text:style-name="P148"><text:a xlink:type="simple" xlink:href="#__RefHeading___Toc8058_1867974170">Configuration<text:tab/>58</text:a></text:p>
          <text:p text:style-name="P148"><text:a xlink:type="simple" xlink:href="#__RefHeading___Toc8060_1867974170">Plugin ::do Method<text:tab/>59</text:a></text:p>
          <text:p text:style-name="P148"><text:a xlink:type="simple" xlink:href="#__RefHeading___Toc8062_1867974170">Output &amp; Headers<text:tab/>59</text:a></text:p>
          <text:p text:style-name="P148"><text:a xlink:type="simple" xlink:href="#__RefHeading___Toc8064_1867974170">Exception Handling<text:tab/>59</text:a></text:p>
          <text:p text:style-name="P148"><text:a xlink:type="simple" xlink:href="#__RefHeading___Toc8066_1867974170">Getting Dataset Content with “fetch_rows”.<text:tab/>60</text:a></text:p>
          <text:p text:style-name="P148"><text:a xlink:type="simple" xlink:href="#__RefHeading___Toc8457_4068299857">Using Datasets to Store Content with “store_rows”.<text:tab/>60</text:a></text:p>
          <text:p text:style-name="P148"><text:a xlink:type="simple" xlink:href="#__RefHeading___Toc8068_1867974170">Example Plugin<text:tab/>61</text:a></text:p>
          <text:p text:style-name="P148"><text:a xlink:type="simple" xlink:href="#__RefHeading___Toc8070_1867974170">Hook Modules<text:tab/>63</text:a></text:p>
          <text:p text:style-name="P148"><text:a xlink:type="simple" xlink:href="#__RefHeading___Toc8072_1867974170">Introduction<text:tab/>63</text:a></text:p>
          <text:p text:style-name="P148"><text:a xlink:type="simple" xlink:href="#__RefHeading___Toc8074_1867974170">Hook Configuration<text:tab/>64</text:a></text:p>
          <text:p text:style-name="P148"><text:a xlink:type="simple" xlink:href="#__RefHeading___Toc8076_1867974170">Global Per-Query Hook Points<text:tab/>64</text:a></text:p>
          <text:p text:style-name="P148"><text:a xlink:type="simple" xlink:href="#__RefHeading___Toc8078_1867974170">Global Utility Hook Points<text:tab/>66</text:a></text:p>
          <text:p text:style-name="P148"><text:a xlink:type="simple" xlink:href="#__RefHeading___Toc8080_1867974170">Per-Dataset Hook Points<text:tab/>67</text:a></text:p>
          <text:p text:style-name="P148"><text:a xlink:type="simple" xlink:href="#__RefHeading___Toc8082_1867974170">Per-Row Hook Points<text:tab/>70</text:a></text:p>
          <text:p text:style-name="P148"><text:a xlink:type="simple" xlink:href="#__RefHeading___Toc8084_1867974170">Sample Global Hook Template<text:tab/>71</text:a></text:p>
          <text:p text:style-name="P148"><text:a xlink:type="simple" xlink:href="#__RefHeading___Toc8086_1867974170">Sample Dataset Hook Template<text:tab/>73</text:a></text:p>
          <text:p text:style-name="P148"><text:a xlink:type="simple" xlink:href="#__RefHeading___Toc8088_1867974170">Exception Handling<text:tab/>74</text:a></text:p>
          <text:p text:style-name="P148"><text:a xlink:type="simple" xlink:href="#__RefHeading___Toc8090_1867974170">Custom Headers<text:tab/>74</text:a></text:p>
          <text:p text:style-name="P148"><text:a xlink:type="simple" xlink:href="#__RefHeading___Toc8092_1867974170">Performance Notes<text:tab/>75</text:a></text:p>
          <text:p text:style-name="P148"><text:a xlink:type="simple" xlink:href="#__RefHeading___Toc8094_1867974170">How Fast is Jarvis?<text:tab/>75</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Version</text:p>
          </table:table-cell>
          <table:table-cell table:style-name="Table1.A1" office:value-type="string">
            <text:p text:style-name="P27">Date</text:p>
          </table:table-cell>
          <table:table-cell table:style-name="Table1.A1" office:value-type="string">
            <text:p text:style-name="P27">By</text:p>
          </table:table-cell>
          <table:table-cell table:style-name="Table1.D1" office:value-type="string">
            <text:p text:style-name="P27">Comment</text:p>
          </table:table-cell>
        </table:table-row>
        <table:table-row>
          <table:table-cell table:style-name="Table1.A2" office:value-type="string">
            <text:p text:style-name="Table_20_Contents">5.4.6</text:p>
          </table:table-cell>
          <table:table-cell table:style-name="Table1.B2" office:value-type="string">
            <text:p text:style-name="Table_20_Contents">18-Mar-2014</text:p>
          </table:table-cell>
          <table:table-cell table:style-name="Table1.C2" office:value-type="string">
            <text:p text:style-name="Table_20_Contents">JXC</text:p>
          </table:table-cell>
          <table:table-cell table:style-name="Table1.D2" office:value-type="string">
            <text:p text:style-name="P29">Added “!out” flag to support DBD::Oracle RETURNING.</text:p>
          </table:table-cell>
        </table:table-row>
        <table:table-row>
          <table:table-cell table:style-name="Table1.A3" office:value-type="string">
            <text:p text:style-name="Table_20_Contents">5.4.10</text:p>
          </table:table-cell>
          <table:table-cell table:style-name="Table1.B3" office:value-type="string">
            <text:p text:style-name="Table_20_Contents">7-Apr-2014</text:p>
          </table:table-cell>
          <table:table-cell table:style-name="Table1.C3" office:value-type="string">
            <text:p text:style-name="Table_20_Contents">JXC</text:p>
          </table:table-cell>
          <table:table-cell table:style-name="Table1.D3" office:value-type="string">
            <text:p text:style-name="P29">Cleanup/correct documentation for Exec/Plug config parameters.</text:p>
          </table:table-cell>
        </table:table-row>
        <table:table-row>
          <table:table-cell table:style-name="Table1.A4" office:value-type="string">
            <text:p text:style-name="Table_20_Contents">5.5.0</text:p>
          </table:table-cell>
          <table:table-cell table:style-name="Table1.B4" office:value-type="string">
            <text:p text:style-name="Table_20_Contents">7-Apr-2014</text:p>
          </table:table-cell>
          <table:table-cell table:style-name="Table1.C4" office:value-type="string">
            <text:p text:style-name="Table_20_Contents">JXC</text:p>
          </table:table-cell>
          <table:table-cell table:style-name="Table1.D4" office:value-type="string">
            <text:p text:style-name="P29">Add “json.rest” format. <text:s/>Remove “xml.array”. <text:s/>Add “router”.</text:p>
          </table:table-cell>
        </table:table-row>
        <table:table-row>
          <table:table-cell table:style-name="Table1.A5" office:value-type="string">
            <text:p text:style-name="Table_20_Contents">5.5.1</text:p>
          </table:table-cell>
          <table:table-cell table:style-name="Table1.B5" office:value-type="string">
            <text:p text:style-name="Table_20_Contents">8-Apr-2014</text:p>
          </table:table-cell>
          <table:table-cell table:style-name="Table1.C5" office:value-type="string">
            <text:p text:style-name="Table_20_Contents">JXC</text:p>
          </table:table-cell>
          <table:table-cell table:style-name="Table1.D5" office:value-type="string">
            <text:p text:style-name="P29">Added support for presentation=“singleton” on route.</text:p>
          </table:table-cell>
        </table:table-row>
        <table:table-row>
          <table:table-cell table:style-name="Table1.A6" office:value-type="string">
            <text:p text:style-name="Table_20_Contents">5.6.0</text:p>
          </table:table-cell>
          <table:table-cell table:style-name="Table1.B6" office:value-type="string">
            <text:p text:style-name="Table_20_Contents">8-Apr-2014</text:p>
          </table:table-cell>
          <table:table-cell table:style-name="Table1.C6" office:value-type="string">
            <text:p text:style-name="Table_20_Contents">JXC</text:p>
          </table:table-cell>
          <table:table-cell table:style-name="Table1.D6" office:value-type="string">
            <text:p text:style-name="P29">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Table_20_Contents">5.7.0</text:p>
          </table:table-cell>
          <table:table-cell table:style-name="Table1.B7" office:value-type="string">
            <text:p text:style-name="Table_20_Contents">10-Apr-2014</text:p>
          </table:table-cell>
          <table:table-cell table:style-name="Table1.C7" office:value-type="string">
            <text:p text:style-name="Table_20_Contents">JXC</text:p>
          </table:table-cell>
          <table:table-cell table:style-name="Table1.D7" office:value-type="string">
            <text:p text:style-name="P29">Removed tracker. <text:s/>Added nested dataset fetching.</text:p>
          </table:table-cell>
        </table:table-row>
        <table:table-row>
          <table:table-cell table:style-name="Table1.A8" office:value-type="string">
            <text:p text:style-name="Table_20_Contents">5.7.1</text:p>
          </table:table-cell>
          <table:table-cell table:style-name="Table1.B8" office:value-type="string">
            <text:p text:style-name="Table_20_Contents">11-Apr-2014</text:p>
          </table:table-cell>
          <table:table-cell table:style-name="Table1.C8" office:value-type="string">
            <text:p text:style-name="Table_20_Contents">JXC</text:p>
          </table:table-cell>
          <table:table-cell table:style-name="Table1.D8" office:value-type="string">
            <text:p text:style-name="P29">Removed $extra_href from dataset_fetched hook. <text:s/>Added doc for Jarvis::Dataset::fetch_rows ( ). <text:s/>Added docs for nested fetch.</text:p>
          </table:table-cell>
        </table:table-row>
        <table:table-row>
          <table:table-cell table:style-name="Table1.A9" office:value-type="string">
            <text:p text:style-name="Table_20_Contents">5.7.2</text:p>
          </table:table-cell>
          <table:table-cell table:style-name="Table1.B9" office:value-type="string">
            <text:p text:style-name="Table_20_Contents">14-Apr-2014</text:p>
          </table:table-cell>
          <table:table-cell table:style-name="Table1.C9" office:value-type="string">
            <text:p text:style-name="Table_20_Contents">JXC</text:p>
          </table:table-cell>
          <table:table-cell table:style-name="Table1.D9" office:value-type="string">
            <text:p text:style-name="P29">Added “dataset_pre_store” and “dataset_stored” hooks. <text:s/>Changed parameters on “return_store” hook.</text:p>
          </table:table-cell>
        </table:table-row>
        <table:table-row>
          <table:table-cell table:style-name="Table1.A10" office:value-type="string">
            <text:p text:style-name="Table_20_Contents">5.7.3</text:p>
          </table:table-cell>
          <table:table-cell table:style-name="Table1.B10" office:value-type="string">
            <text:p text:style-name="Table_20_Contents">14-Apr-2014</text:p>
          </table:table-cell>
          <table:table-cell table:style-name="Table1.C10" office:value-type="string">
            <text:p text:style-name="Table_20_Contents">JXC</text:p>
          </table:table-cell>
          <table:table-cell table:style-name="Table1.D10" office:value-type="string">
            <text:p text:style-name="P29">Made “$extra_href” available to “dataset_fetched” and “dataset_stored” hooks.</text:p>
          </table:table-cell>
        </table:table-row>
        <table:table-row>
          <table:table-cell table:style-name="Table1.A11" office:value-type="string">
            <text:p text:style-name="Table_20_Contents">5.7.4</text:p>
          </table:table-cell>
          <table:table-cell table:style-name="Table1.B11" office:value-type="string">
            <text:p text:style-name="Table_20_Contents">15-Apr-2014</text:p>
          </table:table-cell>
          <table:table-cell table:style-name="Table1.C11" office:value-type="string">
            <text:p text:style-name="Table_20_Contents">JXC</text:p>
          </table:table-cell>
          <table:table-cell table:style-name="Table1.D11" office:value-type="string">
            <text:p text:style-name="P29">Added “$extra_href” to documentation for “fetch_rows” method.</text:p>
          </table:table-cell>
        </table:table-row>
        <table:table-row>
          <table:table-cell table:style-name="Table1.A12" office:value-type="string">
            <text:p text:style-name="Table_20_Contents">6.0.0</text:p>
          </table:table-cell>
          <table:table-cell table:style-name="Table1.B12" office:value-type="string">
            <text:p text:style-name="Table_20_Contents">15-Apr-2014</text:p>
          </table:table-cell>
          <table:table-cell table:style-name="Table1.C12" office:value-type="string">
            <text:p text:style-name="Table_20_Contents">JXC</text:p>
          </table:table-cell>
          <table:table-cell table:style-name="Table1.D12" office:value-type="string">
            <text:p text:style-name="P29">Added nested insert/update.</text:p>
          </table:table-cell>
        </table:table-row>
        <table:table-row>
          <table:table-cell table:style-name="Table1.A13" office:value-type="string">
            <text:p text:style-name="Table_20_Contents">6.0.3</text:p>
          </table:table-cell>
          <table:table-cell table:style-name="Table1.B13" office:value-type="string">
            <text:p text:style-name="Table_20_Contents">12-May-2014</text:p>
          </table:table-cell>
          <table:table-cell table:style-name="Table1.C13" office:value-type="string">
            <text:p text:style-name="Table_20_Contents">JXC</text:p>
          </table:table-cell>
          <table:table-cell table:style-name="Table1.D13" office:value-type="string">
            <text:p text:style-name="P29">Added “dataset_type” officially to $jconfig.</text:p>
          </table:table-cell>
        </table:table-row>
        <table:table-row>
          <table:table-cell table:style-name="Table1.A14" office:value-type="string">
            <text:p text:style-name="Table_20_Contents">6.1.0</text:p>
          </table:table-cell>
          <table:table-cell table:style-name="Table1.B14" office:value-type="string">
            <text:p text:style-name="Table_20_Contents">11-Nov-2014</text:p>
          </table:table-cell>
          <table:table-cell table:style-name="Table1.C14" office:value-type="string">
            <text:p text:style-name="Table_20_Contents">JXC</text:p>
          </table:table-cell>
          <table:table-cell table:style-name="Table1.D14" office:value-type="string">
            <text:p text:style-name="P29">Now “after” statement and “after_all” hook are inside transaction.</text:p>
          </table:table-cell>
        </table:table-row>
        <table:table-row>
          <table:table-cell table:style-name="Table1.A15" office:value-type="string">
            <text:p text:style-name="Table_20_Contents">6.3.7</text:p>
          </table:table-cell>
          <table:table-cell table:style-name="Table1.B15" office:value-type="string">
            <text:p text:style-name="Table_20_Contents">29-Mar-2018</text:p>
          </table:table-cell>
          <table:table-cell table:style-name="Table1.C15" office:value-type="string">
            <text:p text:style-name="Table_20_Contents">JL</text:p>
          </table:table-cell>
          <table:table-cell table:style-name="Table1.D15" office:value-type="string">
            <text:p text:style-name="P29">Documented new error logging features</text:p>
          </table:table-cell>
        </table:table-row>
        <table:table-row>
          <table:table-cell table:style-name="Table1.A16" office:value-type="string">
            <text:p text:style-name="Table_20_Contents">6.3.10</text:p>
          </table:table-cell>
          <table:table-cell table:style-name="Table1.B16" office:value-type="string">
            <text:p text:style-name="Table_20_Contents">27-April-2018</text:p>
          </table:table-cell>
          <table:table-cell table:style-name="Table1.C16" office:value-type="string">
            <text:p text:style-name="Table_20_Contents">MK</text:p>
          </table:table-cell>
          <table:table-cell table:style-name="Table1.D16" office:value-type="string">
            <text:p text:style-name="P29">Documented CSRF, XSRF and Cross origin protection, new session cookie security features and CGI parameter overrides.</text:p>
          </table:table-cell>
        </table:table-row>
        <table:table-row>
          <table:table-cell table:style-name="Table1.A21" office:value-type="string">
            <text:p text:style-name="Table_20_Contents">6.4</text:p>
          </table:table-cell>
          <table:table-cell table:style-name="Table1.B21" office:value-type="string">
            <text:p text:style-name="Table_20_Contents">2-May-2018</text:p>
          </table:table-cell>
          <table:table-cell table:style-name="Table1.C21" office:value-type="string">
            <text:p text:style-name="Table_20_Contents">JL</text:p>
          </table:table-cell>
          <table:table-cell table:style-name="Table1.D21" office:value-type="string">
            <text:p text:style-name="P29">Updated to v6.4</text:p>
          </table:table-cell>
        </table:table-row>
        <table:table-row>
          <table:table-cell table:style-name="Table1.A21" office:value-type="string">
            <text:p text:style-name="P37">6.6</text:p>
          </table:table-cell>
          <table:table-cell table:style-name="Table1.B21" office:value-type="string">
            <text:p text:style-name="P37">27-Nov-2018</text:p>
          </table:table-cell>
          <table:table-cell table:style-name="Table1.C21" office:value-type="string">
            <text:p text:style-name="P37">JL</text:p>
          </table:table-cell>
          <table:table-cell table:style-name="Table1.D21" office:value-type="string">
            <text:p text:style-name="P30">Updated to v6.6. This includes the new &lt;include&gt; directive, the ability to retain_null for JSON output, and the ability for plugins <text:span text:style-name="T12">and hooks </text:span>to add custom headers to <text:span text:style-name="T11">responses, without controlling the entire output.</text:span></text:p>
          </table:table-cell>
        </table:table-row>
        <table:table-row>
          <table:table-cell table:style-name="Table1.A19" office:value-type="string">
            <text:p text:style-name="P41">6.6.1</text:p>
          </table:table-cell>
          <table:table-cell table:style-name="Table1.B19" office:value-type="string">
            <text:p text:style-name="P41">1-Mar-2019</text:p>
          </table:table-cell>
          <table:table-cell table:style-name="Table1.C19" office:value-type="string">
            <text:p text:style-name="P41">JXC</text:p>
          </table:table-cell>
          <table:table-cell table:style-name="Table1.D19" office:value-type="string">
            <text:p text:style-name="P31">Refactoring of &lt;include&gt; implementation.</text:p>
          </table:table-cell>
        </table:table-row>
        <table:table-row>
          <table:table-cell table:style-name="Table1.A21" office:value-type="string">
            <text:p text:style-name="P42">6.6.2</text:p>
          </table:table-cell>
          <table:table-cell table:style-name="Table1.B21" office:value-type="string">
            <text:p text:style-name="P155"><text:span text:style-name="T24">6</text:span>-Mar-2019</text:p>
          </table:table-cell>
          <table:table-cell table:style-name="Table1.C21" office:value-type="string">
            <text:p text:style-name="P157">NE</text:p>
          </table:table-cell>
          <table:table-cell table:style-name="Table1.D21" office:value-type="string">
            <text:p text:style-name="P32">Added doc for Jarvis::Dataset::store_rows ( ).</text:p>
          </table:table-cell>
        </table:table-row>
        <table:table-row>
          <table:table-cell table:style-name="Table1.A21" office:value-type="string">
            <text:p text:style-name="P157">6.6.3</text:p>
          </table:table-cell>
          <table:table-cell table:style-name="Table1.B21" office:value-type="string">
            <text:p text:style-name="P155"><text:span text:style-name="T24">7</text:span>-Mar-2019</text:p>
          </table:table-cell>
          <table:table-cell table:style-name="Table1.C21" office:value-type="string">
            <text:p text:style-name="P157">JXC</text:p>
          </table:table-cell>
          <table:table-cell table:style-name="Table1.D21" office:value-type="string">
            <text:p text:style-name="P156">Per-dataset hooks are not run on child datasets.</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3801077629" text:style-name="L1">
        <text:list-item>
          <text:p text:style-name="P70">Rich Internet Application. <text:s/>Ajax (XML or JSON) requests and responses.</text:p>
        </text:list-item>
        <text:list-item>
          <text:p text:style-name="P70">JARVIS</text:p>
        </text:list-item>
        <text:list-item>
          <text:p text:style-name="P7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457320432" text:style-name="L2">
        <text:list-item>
          <text:p text:style-name="P72">Secure:</text:p>
          <text:list>
            <text:list-item>
              <text:p text:style-name="P71">Jarvis can run over https. <text:s/></text:p>
            </text:list-item>
            <text:list-item>
              <text:p text:style-name="P71">Jarvis uses single-login and CGI cookies to maintain authenticated sessions. <text:s/></text:p>
            </text:list-item>
            <text:list-item>
              <text:p text:style-name="P71">Jarvis uses parameterized statements to prevent against SQL injection.</text:p>
            </text:list-item>
            <text:list-item>
              <text:p text:style-name="P71">Jarvis provides group-based access control.</text:p>
            </text:list-item>
          </text:list>
        </text:list-item>
        <text:list-item>
          <text:p text:style-name="P72">Extensible:</text:p>
          <text:list>
            <text:list-item>
              <text:p text:style-name="P71">Jarvis provides independent “datasets”, defined as simple XML files containing SQL.</text:p>
            </text:list-item>
            <text:list-item>
              <text:p text:style-name="P71">Jarvis provides configurable “exec” extensions (e.g. running Jasper reports).</text:p>
            </text:list-item>
            <text:list-item>
              <text:p text:style-name="P71">Jarvis provides a “plugin” mechanism for adding custom Perl modules.</text:p>
            </text:list-item>
          </text:list>
        </text:list-item>
        <text:list-item>
          <text:p text:style-name="P72">Standards-Based:</text:p>
          <text:list>
            <text:list-item>
              <text:p text:style-name="P71">Jarvis is based on XML, JSON, http/s and REST.</text:p>
            </text:list-item>
          </text:list>
        </text:list-item>
        <text:list-item>
          <text:p text:style-name="P72">Reasonably Efficient:</text:p>
          <text:list>
            <text:list-item>
              <text:p text:style-name="P71">Jarvis is “plenty fast enough”. <text:s/></text:p>
            </text:list-item>
            <text:list-item>
              <text:p text:style-name="P71">Jarvis is written in a scripted language as many back end services are.</text:p>
            </text:list-item>
            <text:list-item>
              <text:p text:style-name="P71">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2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5">Jarvis is distributed in the hope that it will be useful, but WITHOUT ANY WARRANTY; without even the implied warranty of MERCHANTABILITY or FITNESS FOR A PARTICULAR PURPOSE. <text:s/>See the GNU General Public License for more details.</text:p>
      <text:p text:style-name="P25">You should have received a copy of the GNU Lesser General Public License along with Jarvis. <text:s/>If not, see &lt;http://www.gnu.org/licenses/&gt;.</text:p>
      <text:p text:style-name="P25">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1062057920" text:style-name="L3">
        <text:list-item>
          <text:p text:style-name="P73">Installation on Linux, Solaris and Windows.</text:p>
        </text:list-item>
        <text:list-item>
          <text:p text:style-name="P73">Testing your Jarvis installation.</text:p>
        </text:list-item>
        <text:list-item>
          <text:p text:style-name="P73">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2287445560" text:style-name="L4">
        <text:list-item>
          <text:p text:style-name="P74">The database connection(s).</text:p>
        </text:list-item>
        <text:list-item>
          <text:p text:style-name="P74">The username/group list.</text:p>
        </text:list-item>
        <text:list-item>
          <text:p text:style-name="P7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7">Attribute</text:p>
            </table:table-cell>
            <table:table-cell table:style-name="Table2.A1" office:value-type="string">
              <text:p text:style-name="P27">Default</text:p>
            </table:table-cell>
            <table:table-cell table:style-name="Table2.C1" office:value-type="string">
              <text:p text:style-name="P27">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38">retain_null</text:p>
          </table:table-cell>
          <table:table-cell table:style-name="Table2.B3" office:value-type="string">
            <text:p text:style-name="P38">no</text:p>
          </table:table-cell>
          <table:table-cell table:style-name="Table2.C3" office:value-type="string">
            <text:p text:style-name="P38">When using JSON, if this flag is set to a truth value then Jarvis will retain fields which are null in the response.</text:p>
            <text:p text:style-name="P38"/>
            <text:p text:style-name="P38">If this flag is left as the default (or set explicitly to a false value), then Jarvis will strip fields with null values from JSON responses.</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Table_20_Contents">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ext:soft-page-break/>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29" office:value-type="string">
            <text:p text:style-name="Table_20_Contents">cross_origin_protection</text:p>
          </table:table-cell>
          <table:table-cell table:style-name="Table2.B29" office:value-type="string">
            <text:p text:style-name="Table_20_Contents">&lt;n/a&gt;</text:p>
          </table:table-cell>
          <table:table-cell table:style-name="Table2.C29" office:value-type="string">
            <text:p text:style-name="Table_20_Contents">Enable cross origin checking for each request sent to Jarvis.</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43">Default encoding format from response body returned by Jarvis to the client. <text:s/></text:p>
      <text:p text:style-name="Text_20_body">Specify “json”, “json.array”, “json.rest”, “xml”, “csv”, or “xlsx”.</text:p>
      <text:list xml:id="list1460632034" text:style-name="L5">
        <text:list-item>
          <text:p text:style-name="P75">This may be over-ridden a per-request basis with the CGI parameter “format”.</text:p>
        </text:list-item>
        <text:list-item>
          <text:p text:style-name="P75">This parameter is entirely separate from the encoding of the submitted POST data in the request, which is specified via the content-type header in the HTTP request.</text:p>
        </text:list-item>
      </text:list>
      <text:h text:style-name="P146" text:outline-level="3">Configuration: retain_null</text:h>
      <text:p text:style-name="P40">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39"/>
      <text:p text:style-name="P40">However JSON provides the ‘null’ value for fields, and so it is possible for Jarvis to respond with null vs. an empty string (or 0 value) when required. </text:p>
      <text:p text:style-name="P40"/>
      <text:p text:style-name="P40">This flag will, w<text:span text:style-name="T13">hen using </text:span>the <text:span text:style-name="T13">JSON </text:span>format and<text:span text:style-name="T13"> set to a truth value, </text:span>cause <text:span text:style-name="T13">Jarvis </text:span>to <text:span text:style-name="T13">retain fields which are null in the response. If this flag is left as the default (or set explicitly to a false value), then Jarvis will strip fields with null values from JSON responses.</text:span></text:p>
      <text:p text:style-name="P40"/>
      <text:p text:style-name="P40">Note that the value of this field does not impact <text:span text:style-name="T14">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61066947" text:style-name="L6">
        <text:list-item>
          <text:p text:style-name="P76">All client-submitted request body.</text:p>
        </text:list-item>
        <text:list-item>
          <text:p text:style-name="P76">All returned XML/JSON/CSV content.</text:p>
        </text:list-item>
        <text:list-item>
          <text:p text:style-name="P76">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text:soft-page-break/>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27">Attribute</text:p>
            </table:table-cell>
            <table:table-cell table:style-name="Table3.B1" office:value-type="string">
              <text:p text:style-name="P27">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52"><text:span text:style-name="Default_20_Paragraph_20_Font"><text:span text:style-name="T7">&lt;img href=”</text:span></text:span><text:a xlink:type="simple" xlink:href="http://bank.com/transfer.do?acct=MARIA&amp;amount=100000" office:target-frame-name="_top" xlink:show="replace" text:style-name="Internet_20_link" text:visited-style-name="Visited_20_Internet_20_Link"><text:span text:style-name="Hyperlink"><text:span text:style-name="T8">http://bank.com/transfer.do?acct=MARIA&amp;amount=100000</text:span></text:span></text:a><text:span text:style-name="Default_20_Paragraph_20_Font"><text:span text:style-name="T7">”&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o prevent these requests Jarvis supports CSRF protection using the following procedure:</text:p>
      <text:list xml:id="list1905408198" text:style-name="L7">
        <text:list-item>
          <text:p text:style-name="P77">A unique token is generated and stored alongside a user’s session when they log in via Jarvis.</text:p>
        </text:list-item>
        <text:list-item>
          <text:p text:style-name="P77">The client is served this token in a CSRF cookie alongside their normal session cookie.</text:p>
        </text:list-item>
        <text:list-item>
          <text:p text:style-name="P77">When sending a request to Jarvis, the client must then include the CSRF token in the request headers. This may only be performed by javascript, and hence protects against the CSRF attack.</text:p>
        </text:list-item>
        <text:list-item>
          <text:p text:style-name="P77">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text:soft-page-break/>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384055538" text:style-name="L8">
        <text:list-item>
          <text:p text:style-name="P78">Extract ALL records from the database query.</text:p>
        </text:list-item>
        <text:list-item>
          <text:p text:style-name="P78">Slice out and return only those rows specified by the page parameters. <text:s/>E.g start = 50, limit = 25 means return rows with zero-based indexes 50-74.</text:p>
        </text:list-item>
        <text:list-item>
          <text:p text:style-name="P78">Return “fetched” as the total number of all rows read from the database query.</text:p>
        </text:list-item>
        <text:list-item>
          <text:p text:style-name="P78">Return “returned” as the number of data rows from the sliced page.</text:p>
        </text:list-item>
        <text:list-item>
          <text:p text:style-name="P7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63148135965237" text:continue-numbering="true" text:style-name="L8">
        <text:list-item>
          <text:p text:style-name="P78">Extract ALL records from the database query in the default query sort order.</text:p>
        </text:list-item>
        <text:list-item>
          <text:p text:style-name="P78">Use Perl “cmp” alphabetical sorting either ascending or descending.</text:p>
        </text:list-item>
        <text:list-item>
          <text:p text:style-name="P7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text:soft-page-break/>More than one dataset directory may be specified, with a unique combination of:</text:p>
      <text:list xml:id="list2013564752" text:style-name="L9">
        <text:list-item>
          <text:p text:style-name="P79">Dataset Type</text:p>
        </text:list-item>
        <text:list-item>
          <text:p text:style-name="P79">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7">Attribute</text:p>
            </table:table-cell>
            <table:table-cell table:style-name="Table4.A1" office:value-type="string">
              <text:p text:style-name="P27">Default</text:p>
            </table:table-cell>
            <table:table-cell table:style-name="Table4.C1" office:value-type="string">
              <text:p text:style-name="P27">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1521038731" text:style-name="L10">
              <text:list-item>
                <text:p text:style-name="P149">“dbi” (SQL databases using default DBI driver).</text:p>
              </text:list-item>
              <text:list-item>
                <text:p text:style-name="P149">“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43">Note the following:</text:p>
      <text:list xml:id="list2205120821" text:style-name="L11">
        <text:list-item>
          <text:p text:style-name="P80">The client-supplied dataset name must not include the “.xml” suffix added by the server.</text:p>
        </text:list-item>
        <text:list-item>
          <text:p text:style-name="P80">The matched prefix is stripped from the dataset name before expansion.</text:p>
        </text:list-item>
        <text:list-item>
          <text:p text:style-name="P80">The dataset name specified by the client must consist only of characters from the following list: “a-z”, “A-Z”, “0-9”, “_” (underscore), “-” (hyphen) and “.” (dot).</text:p>
        </text:list-item>
        <text:list-item>
          <text:p text:style-name="P80">A “.” (dot) character in the dataset name is interpreted as a directory separator by Jarvis. <text:s/>On Unix-based systems this is a forward-slash. <text:s/>On Windows-based systems, Perl will translate the forward slash into a backslash.</text:p>
        </text:list-item>
        <text:list-item>
          <text:p text:style-name="P80">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27">Client Requests</text:p>
            </table:table-cell>
            <table:table-cell table:style-name="Table5.B1" office:value-type="string">
              <text:p text:style-name="P27">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9">/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9">/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9">/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9">/another/path</text:span></text:span>/set/name.xml</text:p>
          </table:table-cell>
        </table:table-row>
      </table:table>
      <text:p text:style-name="Table">Table 4: Examples of Resolving Dataset Names</text:p>
      <text:h text:style-name="Heading_20_3" text:outline-level="3"><text:soft-page-break/>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ext:p text:style-name="Standard"/>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7">Attribute</text:p>
            </table:table-cell>
            <table:table-cell table:style-name="Table6.A1" office:value-type="string">
              <text:p text:style-name="P27">Default</text:p>
            </table:table-cell>
            <table:table-cell table:style-name="Table6.C1" office:value-type="string">
              <text:p text:style-name="P27">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2062153598" text:style-name="L12">
              <text:list-item>
                <text:p text:style-name="P150">An empty part (matches any inbound part).</text:p>
              </text:list-item>
              <text:list-item>
                <text:p text:style-name="P150">An asterix “*” (matches any inbound party).</text:p>
              </text:list-item>
              <text:list-item>
                <text:p text:style-name="P150">An exact string to match.</text:p>
              </text:list-item>
              <text:list-item>
                <text:p text:style-name="P150">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1400119609" text:style-name="L13">
              <text:list-item>
                <text:p text:style-name="P151">The query must return exactly 1 object.</text:p>
              </text:list-item>
              <text:list-item>
                <text:p text:style-name="P151">The object is returned as top level data, with no wrapper.</text:p>
              </text:list-item>
              <text:list-item>
                <text:p text:style-name="P151">Jarvis will return 404 if the query returns no rows.</text:p>
              </text:list-item>
              <text:list-item>
                <text:p text:style-name="P151">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3870420822" text:style-name="L14">
        <text:list-item>
          <text:p text:style-name="P81">The leading script location: “http://localhost/jarvis-agent” is removed.</text:p>
        </text:list-item>
        <text:list-item>
          <text:p text:style-name="P81">The application name “/demo” is removed.</text:p>
        </text:list-item>
        <text:list-item>
          <text:p text:style-name="P81">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3233138442" text:style-name="L15">
        <text:list-item>
          <text:p text:style-name="P82"><text:soft-page-break/>Part one compares “boat” against the wildcard “*” and passes.</text:p>
        </text:list-item>
        <text:list-item>
          <text:p text:style-name="P82">Part two compares “by-class” against exact “by-class” and passes.</text:p>
        </text:list-item>
        <text:list-item>
          <text:p text:style-name="P82">Part three assigns “X Class” to the variable “boat_class”.</text:p>
        </text:list-item>
        <text:list-item>
          <text:p text:style-name="P82">The dataset “boat” is selected.</text:p>
        </text:list-item>
      </text:list>
      <text:p text:style-name="Text_20_body">The final result is:</text:p>
      <text:list xml:id="list4170835433" text:style-name="L16">
        <text:list-item>
          <text:p text:style-name="P83">The dataset is “boat”.</text:p>
        </text:list-item>
        <text:list-item>
          <text:p text:style-name="P83">The parameter {$1} in a dataset XML will expand to “boat”.</text:p>
        </text:list-item>
        <text:list-item>
          <text:p text:style-name="P83">The parameter {$2} in a dataset XML will expand to “by-class”.</text:p>
        </text:list-item>
        <text:list-item>
          <text:p text:style-name="P83">The parameter {$3} in a dataset XML will expand to “X Class”.</text:p>
        </text:list-item>
        <text:list-item>
          <text:p text:style-name="P83">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7">Attribute</text:p>
            </table:table-cell>
            <table:table-cell table:style-name="Table7.A1" office:value-type="string">
              <text:p text:style-name="P27">Default</text:p>
            </table:table-cell>
            <table:table-cell table:style-name="Table7.C1" office:value-type="string">
              <text:p text:style-name="P27">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text:p>
          </table:table-cell>
        </table:table-row>
        <text:soft-page-break/>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33"><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able:table-cell>
        </table:table-row>
        <table:table-row table:style-name="Table7.1">
          <table:table-cell table:style-name="Table7.A5" office:value-type="string">
            <text:p text:style-name="Table_20_Contents">username</text:p>
          </table:table-cell>
          <table:table-cell table:style-name="Table7.B5" office:value-type="string">
            <text:p text:style-name="Table_20_Contents">&lt;empty-string&gt;</text:p>
          </table:table-cell>
          <table:table-cell table:style-name="Table7.C5" office:value-type="string">
            <text:p text:style-name="Table_20_Contents">This is the username Jarvis uses to connect to the database for all requests.</text:p>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Table_20_Contents">Optional parameters passed on to DBI::prepare. Example:</text:p>
            <text:p text:style-name="Table_20_Contents">&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Table_20_Contents">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text:soft-page-break/></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7">Attribute</text:p>
          </table:table-cell>
          <table:table-cell table:style-name="Table8.A1" office:value-type="string">
            <text:p text:style-name="P27">Default</text:p>
          </table:table-cell>
          <table:table-cell table:style-name="Table8.C1" office:value-type="string">
            <text:p text:style-name="P27">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2249126654" text:style-name="L17">
              <text:list-item>
                <text:p text:style-name="P152">cookie <text:s text:c="2"/>- Look in the cookie (as per the 'cookie' attribute).</text:p>
              </text:list-item>
              <text:list-item>
                <text:p text:style-name="P152">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7">Name</text:p>
            </table:table-cell>
            <table:table-cell table:style-name="Table9.A1" office:value-type="string">
              <text:p text:style-name="P27">Default</text:p>
            </table:table-cell>
            <table:table-cell table:style-name="Table9.C1" office:value-type="string">
              <text:p text:style-name="P27">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63"><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50">With Jarvis &lt;sessiondb&gt; and cookie.</text:p>
            </table:table-cell>
            <table:table-cell table:style-name="Table10.B1" office:value-type="string">
              <text:p text:style-name="P50">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440770859" text:style-name="L18">
        <text:list-item>
          <text:p text:style-name="P84">Cookie-only based authentication. <text:s/>The default approach to session management is for Jarvis to store session ID's in a HTTP cookie. This cookie is returned to the client with every successful request to Jarvis. This approach:</text:p>
          <text:list>
            <text:list-item>
              <text:p text:style-name="P84">Requires no specific support by client applications. Web browsers will transfer the cookie automatically with every request.</text:p>
            </text:list-item>
            <text:list-item>
              <text:p text:style-name="P84">Allows web-browser applications to have the same session across all open windows. E.g. this allows users to open many browser tabs/windows into the application, and all of these will use the same session ID.</text:p>
            </text:list-item>
            <text:list-item>
              <text:p text:style-name="P84">Allows users to, within the session timeout, re-access web based systems without retyping their username/password.</text:p>
            </text:list-item>
          </text:list>
        </text:list-item>
        <text:list-item>
          <text:p text:style-name="P8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4">Without explicit support in the application to manage and support it, each new window or tab opened for a web-based application will require the user to log back into the application. In many situations this is highly undesirable.</text:p>
            </text:list-item>
            <text:list-item>
              <text:p text:style-name="P8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4">Jarvis will first examine the URL for the SID parameter, and then try the cookie.</text:p>
            </text:list-item>
            <text:list-item>
              <text:p text:style-name="P84">The client system can by default use cookie based SIDs, and then switch to using URL based SIDs when necessary (e.g. when the user wants a secondary login to the application).</text:p>
            </text:list-item>
            <text:list-item>
              <text:p text:style-name="P84">One example of when this is useful is when most of the time users require only a single session, but for some users it is important to provide the ability to log in as multiple people. With cookie based <text:soft-page-break/>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754914304" text:style-name="L19">
        <text:list-item>
          <text:p text:style-name="P85"><text:span text:style-name="Default_20_Paragraph_20_Font"><text:span text:style-name="T9">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5"><text:span text:style-name="Default_20_Paragraph_20_Font"><text:span text:style-name="T9">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85"><text:span text:style-name="Default_20_Paragraph_20_Font"><text:span text:style-name="T9">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0">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0">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1"/>
      <text:h text:style-name="P147" text:outline-level="3">Configuration: include</text:h>
      <text:p text:style-name="P17">Non-trivial Jarvis applications will include both environment configuration (e.g. database connection details, <text:soft-page-break/>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64"><text:span text:style-name="T17">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51">Location</text:p>
            </table:table-cell>
            <table:table-cell table:style-name="Table47.B1" office:value-type="string">
              <text:p text:style-name="P51">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65">Table 9: <text:span text:style-name="T17">Elements copied from</text:span> &lt;<text:span text:style-name="T17">include</text:span>&gt; <text:span text:style-name="T17">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16">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5">&lt;dataset_dir&gt;/usr/share/boats/datasets&lt;/dataset_dir&gt;</text:span></text:p>
      <text:p text:style-name="Code"><text:s text:c="8"/><text:span text:style-name="T15">&lt;default_libs&gt;</text:span></text:p>
      <text:p text:style-name="P58"><text:s text:c="12"/><text:span text:style-name="T15">&lt;lib path=”/usr/share/boats/lib”/&gt;</text:span></text:p>
      <text:p text:style-name="P58"><text:s text:c="8"/><text:span text:style-name="T15">&lt;/default_libs&gt;</text:span></text:p>
      <text:p text:style-name="P58"><text:s text:c="4"/><text:span text:style-name="T15">&lt;/app&gt;</text:span></text:p>
      <text:p text:style-name="P58"><text:s text:c="4"/>&lt;include file="/usr/share/boats/etc/routes.xml"/&gt;</text:p>
      <text:p text:style-name="P59">&lt;/jarvis&gt;</text:p>
      <text:p text:style-name="Text_20_body"/>
      <text:p text:style-name="P17">Notes and limitations:</text:p>
      <text:list xml:id="list3285211004" text:style-name="L20">
        <text:list-item>
          <text:p text:style-name="P86">The &lt;include&gt; mechanism is only honored in the <text:span text:style-name="T17">top-level</text:span> configuration file. <text:s/><text:span text:style-name="T17">Sub-includes do not work.</text:span></text:p>
        </text:list-item>
        <text:list-item>
          <text:p text:style-name="P87">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145"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3784444429" text:style-name="L21">
        <text:list-item>
          <text:p text:style-name="P128">ActiveDirectory.pm</text:p>
        </text:list-item>
        <text:list-item>
          <text:p text:style-name="P128">BasicAuth.pm</text:p>
        </text:list-item>
        <text:list-item>
          <text:p text:style-name="P128">Database.pm</text:p>
        </text:list-item>
        <text:list-item>
          <text:p text:style-name="P128">Adempiere.pm</text:p>
        </text:list-item>
        <text:list-item>
          <text:p text:style-name="P128">Drupal6.pm</text:p>
        </text:list-item>
        <text:list-item>
          <text:p text:style-name="P128">None.pm</text:p>
        </text:list-item>
        <text:list-item>
          <text:p text:style-name="P88">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7">Attribute</text:p>
            </table:table-cell>
            <table:table-cell table:style-name="Table11.A1" office:value-type="string">
              <text:p text:style-name="P27">Default</text:p>
            </table:table-cell>
            <table:table-cell table:style-name="Table11.C1" office:value-type="string">
              <text:p text:style-name="P27">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43">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7">Attribute</text:p>
            </table:table-cell>
            <table:table-cell table:style-name="Table12.A1" office:value-type="string">
              <text:p text:style-name="P27">Default</text:p>
            </table:table-cell>
            <table:table-cell table:style-name="Table12.C1" office:value-type="string">
              <text:p text:style-name="P27">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3">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7">Attribute</text:p>
            </table:table-cell>
            <table:table-cell table:style-name="Table13.A1" office:value-type="string">
              <text:p text:style-name="P27">Default</text:p>
            </table:table-cell>
            <table:table-cell table:style-name="Table13.C1" office:value-type="string">
              <text:p text:style-name="P27">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text:soft-page-break/>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27">Attribute</text:p>
            </table:table-cell>
            <table:table-cell table:style-name="Table14.A1" office:value-type="string">
              <text:p text:style-name="P27">Default</text:p>
            </table:table-cell>
            <table:table-cell table:style-name="Table14.C1" office:value-type="string">
              <text:p text:style-name="P27">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1772915029" text:style-name="L22">
              <text:list-item>
                <text:p text:style-name="P153">none – no encryption.</text:p>
              </text:list-item>
              <text:list-item>
                <text:p text:style-name="P153">md5 <text:s/>- the md5 hash algorithm is used, with optional salt.</text:p>
              </text:list-item>
              <text:list-item>
                <text:p text:style-name="P153">eksblowfish – the Eksblowfish encryption algorithm is used. Salt is hard coded to 16.</text:p>
              </text:list-item>
            </text:list>
            <text:p text:style-name="Table_20_Contents"/>
            <text:p text:style-name="Table_20_Contents"><text:span text:style-name="Default_20_Paragraph_20_Font"><text:span text:style-name="T9">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2719531201" text:style-name="L23">
              <text:list-item>
                <text:p text:style-name="P154">eksblowfish encryption method is used.</text:p>
              </text:list-item>
              <text:list-item>
                <text:p text:style-name="P154">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text:soft-page-break/>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810976894" text:style-name="L24">
        <text:list-item>
          <text:p text:style-name="P129">ad_user</text:p>
        </text:list-item>
        <text:list-item>
          <text:p text:style-name="P129">ad_user_roles</text:p>
        </text:list-item>
        <text:list-item>
          <text:p text:style-name="P129">ad_role</text:p>
        </text:list-item>
        <text:list-item>
          <text:p text:style-name="P129">ad_window_access</text:p>
        </text:list-item>
        <text:list-item>
          <text:p text:style-name="P129">ad_process</text:p>
        </text:list-item>
        <text:list-item>
          <text:p text:style-name="P8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7">Attribute</text:p>
            </table:table-cell>
            <table:table-cell table:style-name="Table15.A1" office:value-type="string">
              <text:p text:style-name="P27">Default</text:p>
            </table:table-cell>
            <table:table-cell table:style-name="Table15.C1" office:value-type="string">
              <text:p text:style-name="P27">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3658456100" text:style-name="L25">
        <text:list-item>
          <text:p text:style-name="P130"><text:span text:style-name="Default_20_Paragraph_20_Font"><text:span text:style-name="T1">role-&lt;role_name&gt; <text:s text:c="6"/><text:tab/></text:span></text:span>For each active user role.</text:p>
        </text:list-item>
        <text:list-item>
          <text:p text:style-name="P130"><text:span text:style-name="Default_20_Paragraph_20_Font"><text:span text:style-name="T1">read-&lt;window_name&gt; <text:s text:c="5"/><text:tab/></text:span></text:span>For each active window access (read access)</text:p>
        </text:list-item>
        <text:list-item>
          <text:p text:style-name="P90"><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53"><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1232074402" text:style-name="L26">
        <text:list-item>
          <text:p text:style-name="P91">Check to see if an existing, valid Drupal session cookie is defined.</text:p>
        </text:list-item>
        <text:list-item>
          <text:p text:style-name="P9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4">
        <text:list-item>
          <text:p text:style-name="P89">users</text:p>
        </text:list-item>
        <text:list-item>
          <text:p text:style-name="P8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27">Attribute</text:p>
            </table:table-cell>
            <table:table-cell table:style-name="Table16.A1" office:value-type="string">
              <text:p text:style-name="P27">Default</text:p>
            </table:table-cell>
            <table:table-cell table:style-name="Table16.C1" office:value-type="string">
              <text:p text:style-name="P27">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899333784" text:style-name="L27">
        <text:list-item>
          <text:p text:style-name="P131"><text:span text:style-name="Default_20_Paragraph_20_Font"><text:span text:style-name="T1">&lt;admin_group&gt;<text:tab/> <text:s text:c="6"/><text:tab/></text:span></text:span>For the user with uid = 1.</text:p>
        </text:list-item>
        <text:list-item>
          <text:p text:style-name="P92"><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soft-page-break/><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7">Attribute</text:p>
            </table:table-cell>
            <table:table-cell table:style-name="Table17.A1" office:value-type="string">
              <text:p text:style-name="P27">Default</text:p>
            </table:table-cell>
            <table:table-cell table:style-name="Table17.C1" office:value-type="string">
              <text:p text:style-name="P27">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slightly more secure than the None module. <text:s/>It is very limited in that it allows for a single username only, but it does provide at least some security checking:</text:p>
      <text:list xml:id="list3899690509" text:style-name="L28">
        <text:list-item>
          <text:p text:style-name="P93">Remote (client) IP address match, and/or</text:p>
        </text:list-item>
        <text:list-item>
          <text:p text:style-name="P93">Client must supply username and password, and/or</text:p>
        </text:list-item>
        <text:list-item>
          <text:p text:style-name="P93">HTTPS protocol is required.</text:p>
        </text:list-item>
      </text:list>
      <text:p text:style-name="Text_20_body">An example configuration is:</text:p>
      <text:p text:style-name="Code">&lt;jarvis&gt;</text:p>
      <text:p text:style-name="Code"><text:s text:c="4"/>&lt;app&gt;</text:p>
      <text:p text:style-name="Code"><text:soft-page-break/><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7">Attribute</text:p>
            </table:table-cell>
            <table:table-cell table:style-name="Table18.A1" office:value-type="string">
              <text:p text:style-name="P27">Default</text:p>
            </table:table-cell>
            <table:table-cell table:style-name="Table18.C1" office:value-type="string">
              <text:p text:style-name="P27">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7">Attribute</text:p>
            </table:table-cell>
            <table:table-cell table:style-name="Table19.A1" office:value-type="string">
              <text:p text:style-name="P27">Default</text:p>
            </table:table-cell>
            <table:table-cell table:style-name="Table19.C1" office:value-type="string">
              <text:p text:style-name="P27">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soft-pag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7">Attribute</text:p>
            </table:table-cell>
            <table:table-cell table:style-name="Table20.A1" office:value-type="string">
              <text:p text:style-name="P27">Default</text:p>
            </table:table-cell>
            <table:table-cell table:style-name="Table20.C1" office:value-type="string">
              <text:p text:style-name="P27">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53"/>
      <text:p text:style-name="Text_20_body">These variables can be accessed in a dataset e.g. by specifying {$__variable_name}. <text:s/>These are “safe” variables in the same sense as e.g. the “__username” variable in that they are set purely by Jarvis and cannot be set or modified by the remote client.<text:line-break/><text:line-break/>Note it is up to the developer of the executable to ensure the key names are suitable for cookie key names.<text:line-break/><text:line-break/>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2150700546" text:style-name="L29">
        <text:list-item>
          <text:p text:style-name="P132">Jarvis has been installed/configured as above, and is available via the web-server.</text:p>
        </text:list-item>
        <text:list-item>
          <text:p text:style-name="P132">The demo.xml file has been soft linked or copied into the Jarvis "etc" directory.</text:p>
        </text:list-item>
        <text:list-item>
          <text:p text:style-name="P132">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54"/>
      <text:h text:style-name="Heading_20_2" text:outline-level="2"><text:bookmark-start text:name="__RefHeading___Toc7970_1867974170"/><text:soft-page-break/>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text:soft-page-break/>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3077950281" text:style-name="L30">
        <text:list-item>
          <text:p text:style-name="P94">“username”</text:p>
        </text:list-item>
        <text:list-item>
          <text:p text:style-name="P94">“password”</text:p>
        </text:list-item>
      </text:list>
      <text:p text:style-name="Text_20_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574581163" text:style-name="L31">
        <text:list-item>
          <text:p text:style-name="P95">Internal configuration problem – bad server-side XML configuration (main or dataset).</text:p>
        </text:list-item>
        <text:list-item>
          <text:p text:style-name="P95">Database connection problem.</text:p>
        </text:list-item>
        <text:list-item>
          <text:p text:style-name="P95">Request body is malformed JSON or XML.</text:p>
        </text:list-item>
        <text:list-item>
          <text:p text:style-name="P95">Missing mandatory parameter in request.</text:p>
        </text:list-item>
        <text:list-item>
          <text:p text:style-name="P95">Any other fatal problem.</text:p>
        </text:list-item>
        <text:list-item>
          <text:p text:style-name="P95">Configured SQL statement in dataset definition is not valid.</text:p>
        </text:list-item>
        <text:list-item>
          <text:p text:style-name="P95">Invalid value for select parameter.</text:p>
        </text:list-item>
      </text:list>
      <text:h text:style-name="Heading_20_4" text:outline-level="4"><text:soft-page-break/>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3766064790" text:style-name="L32">
        <text:list-item>
          <text:p text:style-name="P96">The returned tuples are contained in an array with object key “data”.</text:p>
        </text:list-item>
        <text:list-item>
          <text:p text:style-name="P9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27">Attribute</text:p>
            </table:table-cell>
            <table:table-cell table:style-name="Table21.B1" office:value-type="string">
              <text:p text:style-name="P27">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63148332650981" text:continue-numbering="true" text:style-name="L32">
        <text:list-item>
          <text:p text:style-name="P96">The returned tuples are contained in an array with object key “data”.</text:p>
        </text:list-item>
        <text:list-item>
          <text:p text:style-name="P96"><text:soft-page-break/>Each tuple is represented as an array.</text:p>
        </text:list-item>
        <text:list-item>
          <text:p text:style-name="P96">The column names are given separately</text:p>
        </text:list-item>
        <text:list-item>
          <text:p text:style-name="P96">The order of the array elements for each tuple matches the given column order.</text:p>
        </text:list-item>
        <text:list-item>
          <text:p text:style-name="P96">Empty elements in the array are given as as JSON null value.</text:p>
        </text:list-item>
      </text:list>
      <text:p text:style-name="P43">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63148748267419" text:continue-numbering="true" text:style-name="L32">
        <text:list-item>
          <text:p text:style-name="P96">The “data” value is returned a top-level array. <text:s/></text:p>
        </text:list-item>
        <text:list-item>
          <text:p text:style-name="P96">All of the other attributes are discard.</text:p>
        </text:list-item>
      </text:list>
      <text:p text:style-name="P43">Consider the following request:</text:p>
      <text:p text:style-name="Code">http://localhost/jarvis-agent/demo/boat_class?format=json.rest</text:p>
      <text:p text:style-name="Text_20_body"/>
      <text:p text:style-name="P43">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oft-page-break/><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46">]</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63149435435028" text:continue-numbering="true" text:style-name="L32">
        <text:list-item>
          <text:p text:style-name="P96">The returned tuples are contained in a “data” element.</text:p>
        </text:list-item>
        <text:list-item>
          <text:p text:style-name="P96">Each tuple is represented as a “row” element.</text:p>
        </text:list-item>
        <text:list-item>
          <text:p text:style-name="P96">Fields are specified as attributes of the “row” element.</text:p>
        </text:list-item>
      </text:list>
      <text:p text:style-name="P43">Consider the following request:</text:p>
      <text:p text:style-name="Code">http://localhost/jarvis-agent/demo/boat_class?format=xml</text:p>
      <text:p text:style-name="Text_20_body"/>
      <text:p text:style-name="P43">The returned content in XML is:</text:p>
      <text:p text:style-name="P46">&lt;?xml version="1.0" encoding="iso-8859-1" ?&gt;</text:p>
      <text:p text:style-name="P46">&lt;?meta name="GENERATOR" content="XML::Smart/1.6.9 Perl/5.010000 [linux]" ?&gt;</text:p>
      <text:p text:style-name="P46">&lt;response logged_in="1" username="admin" error_string=""</text:p>
      <text:p text:style-name="P46"><text:s text:c="4"/>group_list="admin" fetched="2" returned="2"&gt;</text:p>
      <text:p text:style-name="P46"><text:s text:c="2"/>&lt;data&gt;</text:p>
      <text:p text:style-name="P46"><text:s text:c="4"/>&lt;row active="Y" class="Makkleson"</text:p>
      <text:p text:style-name="P46"><text:s text:c="8"/>description="Suitable for infants and those of timid heart." id="6"/&gt;</text:p>
      <text:p text:style-name="P46"><text:s text:c="4"/>&lt;row active="N" class="X Class"</text:p>
      <text:p text:style-name="P46"><text:s text:c="8"/>description="Product of a deranged mind." id="4"/&gt;</text:p>
      <text:p text:style-name="P46"><text:s text:c="2"/>&lt;/data&gt;</text:p>
      <text:p text:style-name="P46">&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63148547071122" text:continue-numbering="true" text:style-name="L32">
        <text:list-item>
          <text:p text:style-name="P96">The header row gives column names.</text:p>
        </text:list-item>
        <text:list-item>
          <text:p text:style-name="P96">Fields are separated by commas.</text:p>
        </text:list-item>
        <text:list-item>
          <text:p text:style-name="P96">Strings containing spaces or special characters are in double quotes.</text:p>
        </text:list-item>
        <text:list-item>
          <text:p text:style-name="P96">Multi-line strings are supported, a newline character is used.</text:p>
        </text:list-item>
      </text:list>
      <text:p text:style-name="P43">Consider the following request:</text:p>
      <text:p text:style-name="Code">http://localhost/jarvis-agent/demo/boat_class?format=csv</text:p>
      <text:p text:style-name="Text_20_body"/>
      <text:p text:style-name="P43">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3"/>
      <text:p text:style-name="Text_20_body">Note the use of the &lt;transform&gt; element to request that data is pre-processed before fetch and save. <text:s/>The transform tag is described elsewhere. <text:s/>However, in this case we have requested some typical options:</text:p>
      <text:list xml:id="list3272845247" text:style-name="L33">
        <text:list-item>
          <text:p text:style-name="P97">On fetch, any NULL value in the database is represented as a zero length string.</text:p>
        </text:list-item>
        <text:list-item>
          <text:p text:style-name="P97">On store, leading and trailing white space should be removed before saving to database.</text:p>
        </text:list-item>
        <text:list-item>
          <text:p text:style-name="P9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514441456" text:style-name="L34">
        <text:list-item>
          <text:p text:style-name="P98">&lt;hook&gt; call to a Perl module for additional processing on each request.</text:p>
        </text:list-item>
        <text:list-item>
          <text:p text:style-name="P98">&lt;before&gt; execute an SQL statement once before any store requests are performed.</text:p>
        </text:list-item>
        <text:list-item>
          <text:p text:style-name="P98">&lt;after&gt; execute an SQL statement once after any store requests are performed.</text:p>
        </text:list-item>
      </text:list>
      <text:p text:style-name="Text_20_body">These are described in more detail subsequently.</text:p>
      <text:p text:style-name="P43">The top-level attributes of all datasets definitions are as follow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Attribute</text:p>
          </table:table-cell>
          <table:table-cell table:style-name="Table22.A1" office:value-type="string">
            <text:p text:style-name="P27">Default</text:p>
          </table:table-cell>
          <table:table-cell table:style-name="Table22.C1" office:value-type="string">
            <text:p text:style-name="P27">Notes</text:p>
          </table:table-cell>
        </table:table-row>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ext:soft-page-break/>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his is an access identifer as per the following table.</text:p>
          </table:table-cell>
        </table:table-row>
        <table:table-row table:style-name="Table22.1">
          <table:table-cell table:style-name="Table22.A4" office:value-type="string">
            <text:p text:style-name="Table_20_Contents">write</text:p>
          </table:table-cell>
          <table:table-cell table:style-name="Table22.B4" office:value-type="string">
            <text:p text:style-name="P48">&lt;empty&gt;</text:p>
          </table:table-cell>
          <table:table-cell table:style-name="Table22.C4" office:value-type="string">
            <text:p text:style-name="P48">Defines which groups may execute the SQL defined in the “update”, “insert” and “delete” elements. <text:s/>This is an access identifer as per the following table.</text:p>
          </table:table-cell>
        </table:table-row>
        <table:table-row table:style-name="Table22.1">
          <table:table-cell table:style-name="Table22.A5" office:value-type="string">
            <text:p text:style-name="Table_20_Contents">debug</text:p>
          </table:table-cell>
          <table:table-cell table:style-name="Table22.B5" office:value-type="string">
            <text:p text:style-name="P48">no</text:p>
          </table:table-cell>
          <table:table-cell table:style-name="Table22.C5" office:value-type="string">
            <text:p text:style-name="P4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22.1">
          <table:table-cell table:style-name="Table22.A6" office:value-type="string">
            <text:p text:style-name="Table_20_Contents">dump</text:p>
          </table:table-cell>
          <table:table-cell table:style-name="Table22.B6" office:value-type="string">
            <text:p text:style-name="P48">no</text:p>
          </table:table-cell>
          <table:table-cell table:style-name="Table22.C6" office:value-type="string">
            <text:p text:style-name="P48">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48">filename</text:p>
          </table:table-cell>
          <table:table-cell table:style-name="Table22.C7" office:value-type="string">
            <text:p text:style-name="P48">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_20_body"/>
      <text:p text:style-name="Text_20_body">The elements within the &lt;dataset&gt; definition for DBI (standard SQL) datasets are as follows:</text:p>
      <table:table table:name="Table23" table:style-name="Table23">
        <table:table-column table:style-name="Table23.A"/>
        <table:table-column table:style-name="Table23.B"/>
        <table:table-header-rows>
          <table:table-row table:style-name="Table23.1">
            <table:table-cell table:style-name="Table23.A1" office:value-type="string">
              <text:p text:style-name="P27">Element</text:p>
            </table:table-cell>
            <table:table-cell table:style-name="Table23.B1" office:value-type="string">
              <text:p text:style-name="P27">Notes</text:p>
            </table:table-cell>
          </table:table-row>
        </table:table-header-rows>
        <table:table-row table:style-name="Table23.1">
          <table:table-cell table:style-name="Table23.A2" office:value-type="string">
            <text:p text:style-name="Table_20_Contents">transform</text:p>
          </table:table-cell>
          <table:table-cell table:style-name="Table23.B2" office:value-type="string">
            <text:p text:style-name="Table_20_Contents">Optional transformations for Jarvis to perform when storing or fetching data.</text:p>
          </table:table-cell>
        </table:table-row>
        <table:table-row table:style-name="Table23.1">
          <table:table-cell table:style-name="Table23.A3" office:value-type="string">
            <text:p text:style-name="Table_20_Contents">hook</text:p>
          </table:table-cell>
          <table:table-cell table:style-name="Table23.B3" office:value-type="string">
            <text:p text:style-name="Table_20_Contents">One or more hook module definitions. <text:s/>Definition is identical to global hooks.</text:p>
          </table:table-cell>
        </table:table-row>
        <table:table-row table:style-name="Table23.1">
          <table:table-cell table:style-name="Table23.A4" office:value-type="string">
            <text:p text:style-name="Table_20_Contents">child</text:p>
          </table:table-cell>
          <table:table-cell table:style-name="Table23.B4" office:value-type="string">
            <text:p text:style-name="Table_20_Contents">One or more nested child dataset definitions. <text:s/>See chapter on Nested Datasets.</text:p>
          </table: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SQL to execute when dataset is invoked with the http GET request method.</text:p>
          </table:table-cell>
        </table:table-row>
        <table:table-row table:style-name="Table23.1">
          <table:table-cell table:style-name="Table23.A6" office:value-type="string">
            <text:p text:style-name="Table_20_Contents">before</text:p>
          </table:table-cell>
          <table:table-cell table:style-name="Table23.B6" office:value-type="string">
            <text:p text:style-name="Table_20_Contents">SQL to execute once before performing update/insert/delete changes.</text:p>
          </table:table-cell>
        </table:table-row>
        <table:table-row table:style-name="Table23.1">
          <table:table-cell table:style-name="Table23.A7" office:value-type="string">
            <text:p text:style-name="Table_20_Contents">update</text:p>
          </table:table-cell>
          <table:table-cell table:style-name="Table23.B7" office:value-type="string">
            <text:p text:style-name="Table_20_Contents">SQL to execute when dataset is invoked with the http PUT request method.</text:p>
          </table:table-cell>
        </table:table-row>
        <table:table-row table:style-name="Table23.1">
          <table:table-cell table:style-name="Table23.A8" office:value-type="string">
            <text:p text:style-name="Table_20_Contents">insert</text:p>
          </table:table-cell>
          <table:table-cell table:style-name="Table23.B8" office:value-type="string">
            <text:p text:style-name="Table_20_Contents">SQL to execute when dataset is invoked with the http POST request method.</text:p>
          </table:table-cell>
        </table:table-row>
        <table:table-row table:style-name="Table23.1">
          <table:table-cell table:style-name="Table23.A9" office:value-type="string">
            <text:p text:style-name="Table_20_Contents">delete</text:p>
          </table:table-cell>
          <table:table-cell table:style-name="Table23.B9" office:value-type="string">
            <text:p text:style-name="Table_20_Contents">SQL to execute when dataset is invoked with the http DELETE request method.</text:p>
          </table:table-cell>
        </table:table-row>
        <table:table-row table:style-name="Table23.1">
          <table:table-cell table:style-name="Table23.A10" office:value-type="string">
            <text:p text:style-name="Table_20_Contents">after</text:p>
          </table:table-cell>
          <table:table-cell table:style-name="Table23.B10" office:value-type="string">
            <text:p text:style-name="Table_20_Contents">SQL to execute once after performing update/insert/delete changes.</text:p>
          </table:table-cell>
        </table:table-row>
      </table:table>
      <text:p text:style-name="Table">Table 21: Dataset Sub-Elements</text:p>
      <text:p text:style-name="P44">The select, update, insert and delete sub-elements 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27">Sub-element</text:p>
            </table:table-cell>
            <table:table-cell table:style-name="Table24.B1" office:value-type="string">
              <text:p text:style-name="P27">Notes</text:p>
            </table:table-cell>
          </table:table-row>
        </table:table-header-rows>
        <table:table-row table:style-name="Table24.1">
          <table:table-cell table:style-name="Table24.A2" office:value-type="string">
            <text:p text:style-name="Table_20_Contents">prepare</text:p>
          </table:table-cell>
          <table:table-cell table:style-name="Table24.B2" office:value-type="string">
            <text:p text:style-name="Table_20_Contents">Optional parameters for statement preparation with DBI::prepare.</text:p>
            <text:p text:style-name="Table_20_Contents">&lt;update prepare=“pg_server_prepare =&gt; 0, something_else =&gt; 1”&gt;</text:p>
            <text:p text:style-name="Table_20_Contents">Overwrites global database prepare attributes.</text:p>
          </table:table-cell>
        </table:table-row>
        <table:table-row table:style-name="Table24.1">
          <table:table-cell table:style-name="Table24.A3" office:value-type="string">
            <text:p text:style-name="Table_20_Contents">returning</text:p>
          </table:table-cell>
          <table:table-cell table:style-name="Table24.B3" office:value-type="string">
            <text:p text:style-name="Table_20_Contents">For “insert” statement only. Discussed later under the “insert” statement section.</text:p>
          </table:table-cell>
        </table:table-row>
        <table:table-row table:style-name="Table24.1">
          <table:table-cell table:style-name="Table24.A4" office:value-type="string">
            <text:p text:style-name="Table_20_Contents">nolog</text:p>
          </table:table-cell>
          <table:table-cell table:style-name="Table24.B4" office:value-type="string">
            <text:p text:style-name="Table_20_Contents">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Table_20_Contents">ignore</text:p>
          </table:table-cell>
          <table:table-cell table:style-name="Table24.B5" office:value-type="string">
            <text:p text:style-name="Table_20_Contents">Suppress errors/warnings matching given pattern. Empty string matches nothing, otherwise interpreted as perl pattern.</text:p>
          </table:table-cell>
        </table:table-row>
      </table:table>
      <text:p text:style-name="Text_20_body"/>
      <text:p text:style-name="Text_20_body">The access identifiers are.</text:p>
      <table:table table:name="Table25" table:style-name="Table25">
        <table:table-column table:style-name="Table25.A"/>
        <table:table-column table:style-name="Table25.B"/>
        <table:table-row table:style-name="Table25.1">
          <table:table-cell table:style-name="Table25.A1" office:value-type="string">
            <text:p text:style-name="P27">Access ID</text:p>
          </table:table-cell>
          <table:table-cell table:style-name="Table25.B1" office:value-type="string">
            <text:p text:style-name="P27">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Access Control Specifiers</text:p>
      <text:p text:style-name="Standard"><text:soft-page-break/>This is the same list of options as is used for the access control of “exec” and “plugin” datasets.</text:p>
      <text:h text:style-name="Heading_20_2" text:outline-level="2"><text:bookmark-start text:name="__RefHeading___Toc7996_1867974170"/>Dataset Bind Parameters<text:bookmark-end text:name="__RefHeading___Toc7996_1867974170"/></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parameter}.</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3878859861" text:style-name="L35">
        <text:list-item>
          <text:p text:style-name="P99">upper/lower-case a-z</text:p>
        </text:list-item>
        <text:list-item>
          <text:p text:style-name="P99">digits 0-9</text:p>
        </text:list-item>
        <text:list-item>
          <text:p text:style-name="P9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2231920488" text:style-name="L36">
        <text:list-item>
          <text:p text:style-name="P100">CGI GET parameters in the URL suffix “/&lt;app&gt;/&lt;ds&gt;?param=value&amp;param2=another”.</text:p>
        </text:list-item>
        <text:list-item>
          <text:p text:style-name="P100">XML or JSON parameters in the “application/json” or “application/xml” request body.</text:p>
        </text:list-item>
        <text:list-item>
          <text:p text:style-name="P100">RESTful parameters in the URL suffix “/&lt;app&gt;/&lt;ds&gt;/p1/p2”.</text:p>
        </text:list-item>
        <text:list-item>
          <text:p text:style-name="P100">Jarvis-Supplied default user parameters (from “default_parameters” configuration).</text:p>
        </text:list-item>
      </text:list>
      <text:p text:style-name="Text_20_body">Secure Parameters:</text:p>
      <text:list xml:id="list163149640633891" text:continue-numbering="true" text:style-name="L36">
        <text:list-item>
          <text:p text:style-name="P100">Jarvis-Supplied secure parameters.</text:p>
        </text:list-item>
      </text:list>
      <text:p text:style-name="Text_20_body">Also, the parameter may be followed by one or more bind flags which modify the bind behavior. <text:s/>The supported bind flags are.</text:p>
      <table:table table:name="Table26" table:style-name="Table26">
        <table:table-column table:style-name="Table26.A"/>
        <table:table-column table:style-name="Table26.B"/>
        <table:table-row table:style-name="Table26.1">
          <table:table-cell table:style-name="Table26.A1" office:value-type="string">
            <text:p text:style-name="P27">Flag</text:p>
          </table:table-cell>
          <table:table-cell table:style-name="Table26.B1" office:value-type="string">
            <text:p text:style-name="P27">Notes</text:p>
          </table:table-cell>
        </table:table-row>
        <table:table-row table:style-name="Table26.1">
          <table:table-cell table:style-name="Table26.A2" office:value-type="string">
            <text:p text:style-name="Table_20_Contents">!out</text:p>
          </table:table-cell>
          <table:table-cell table:style-name="Table26.B2" office:value-type="string">
            <text:p text:style-name="Table_20_Contents">Bind as an in/out variable (instead of “in”).</text:p>
          </table:table-cell>
        </table:table-row>
        <table:table-row table:style-name="Table26.1">
          <table:table-cell table:style-name="Table26.A3" office:value-type="string">
            <text:p text:style-name="Table_20_Contents">!varchar</text:p>
          </table:table-cell>
          <table:table-cell table:style-name="Table26.B3" office:value-type="string">
            <text:p text:style-name="Table_20_Contents">Bind as SQL_VARCHAR (this is the default). <text:s/></text:p>
            <text:p text:style-name="Table_20_Contents">Used only when at least one parameter is bound as in/out.</text:p>
          </table:table-cell>
        </table:table-row>
        <table:table-row table:style-name="Table26.1">
          <table:table-cell table:style-name="Table26.A4" office:value-type="string">
            <text:p text:style-name="Table_20_Contents">!numeric</text:p>
          </table:table-cell>
          <table:table-cell table:style-name="Table26.B4" office:value-type="string">
            <text:p text:style-name="Table_20_Contents">Bind as SQL_NUMERIC.</text:p>
            <text:p text:style-name="Table_20_Contents">Used only when at least one parameter is bound as in/out.</text:p>
          </table:table-cell>
        </table:table-row>
        <table:table-row table:style-name="Table26.1">
          <table:table-cell table:style-name="Table26.A5" office:value-type="string">
            <text:p text:style-name="Table_20_Contents">!quote</text:p>
          </table:table-cell>
          <table:table-cell table:style-name="Table26.B5" office:value-type="string">
            <text:p text:style-name="Table_20_Contents">Used only for textual substitution binding. <text:s/></text:p>
            <text:p text:style-name="Table_20_Contents">Always use DBI-&gt;quote.</text:p>
          </table:table-cell>
        </table:table-row>
        <table:table-row table:style-name="Table26.1">
          <table:table-cell table:style-name="Table26.A6" office:value-type="string">
            <text:p text:style-name="Table_20_Contents">!noquote</text:p>
          </table:table-cell>
          <table:table-cell table:style-name="Table26.B6" office:value-type="string">
            <text:p text:style-name="Table_20_Contents">Used only for textual substitution binding. <text:s text:c="2"/></text:p>
            <text:p text:style-name="Table_20_Contents">Do not quote. <text:s/>Instead remove all space and special characters.</text:p>
          </table:table-cell>
        </table:table-row>
        <table:table-row table:style-name="Table26.1">
          <table:table-cell table:style-name="Table26.A7" office:value-type="string">
            <text:p text:style-name="Table_20_Contents">!raw</text:p>
          </table:table-cell>
          <table:table-cell table:style-name="Table26.B7" office:value-type="string">
            <text:p text:style-name="Table_20_Contents">Used only for textual substitution binding. <text:s text:c="2"/></text:p>
            <text:p text:style-name="Table_20_Contents">Do not quote. <text:s/>Use exactly as specified. <text:s/>Use with extreme caution.</text:p>
          </table:table-cell>
        </table:table-row>
      </table:table>
      <text:p text:style-name="Table">Table 23: Jarvis Bind Flags</text:p>
      <text:h text:style-name="Heading_20_2" text:outline-level="2"><text:bookmark-start text:name="__RefHeading___Toc7998_1867974170"/>Binding In/Out Parameters (under DBD::Oracle)<text:bookmark-end text:name="__RefHeading___Toc7998_1867974170"/></text:h>
      <text:p text:style-name="Text_20_body">By default, all variables are bound as “in” parameters. <text:s/>When data is returned under a “returning” clause, this typically occurs automatically using a post-insert fetch result. <text:s/>This default behavior works fine for:</text:p>
      <text:list xml:id="list351433411" text:style-name="L37">
        <text:list-item>
          <text:p text:style-name="P101">Microsoft SQL Server</text:p>
        </text:list-item>
        <text:list-item>
          <text:p text:style-name="P101">Postgres</text:p>
        </text:list-item>
      </text:list>
      <text:p text:style-name="Text_20_body">However, for OracleDB, you must use in/out parameter binding in order to get data returned. <text:s/>For example, after inserting a row you wish to return the auto-generated sequential row ID. <text:s/>Under OracleDB you must use in/out <text:soft-page-break/>parameters for this purpose.</text:p>
      <text:p text:style-name="Text_20_body">You can request Jarvis to use an in/out bind by specifying the “<text:span text:style-name="Default_20_Paragraph_20_Font"><text:span text:style-name="T9">!out</text:span></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_20_body"/>
      <text:p text:style-name="Text_20_body">When Jarvis detects that an in/out binding has been requested, it will also do the following:</text:p>
      <text:list xml:id="list1827760955" text:style-name="L38">
        <text:list-item>
          <text:p text:style-name="P102">Use “in/out” binding for all parameters flagged as “<text:span text:style-name="Default_20_Paragraph_20_Font"><text:span text:style-name="T9">!out</text:span></text:span>” in the statement.</text:p>
        </text:list-item>
        <text:list-item>
          <text:p text:style-name="P102">Use “in” binding for all other parameters in the statement.</text:p>
        </text:list-item>
      </text:list>
      <text:p text:style-name="Text_20_body">Note that Jarvis will use SQL_VARCHAR for all parameter binding, unless you request otherwise with a “<text:span text:style-name="Default_20_Paragraph_20_Font"><text:span text:style-name="T9">!numeric</text:span></text:span>” flag.</text:p>
      <text:p text:style-name="Text_20_body">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bookmark-start text:name="__RefHeading___Toc8000_1867974170"/>Fallback Parameters<text:bookmark-end text:name="__RefHeading___Toc8000_1867974170"/></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43">Consider the following query.</text:p>
      <text:p text:style-name="P45">&lt;dataset read="*" write="*"&gt;</text:p>
      <text:p text:style-name="P45"><text:s text:c="4"/>&lt;select&gt;</text:p>
      <text:p text:style-name="P45">SELECT id, class, active FROM boat_class</text:p>
      <text:p text:style-name="P45">WHERE ({$1|class_name}::text IS NULL) OR class ~ {$1|class_name}</text:p>
      <text:p text:style-name="P45">ORDER BY class</text:p>
      <text:p text:style-name="P45"><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n indexed RESTful parameter. <text:s/>It is the first indexed RESTful parameter and is assigned to parameter “1”. <text:s/>The second case is a CGI GET supplied user parameter named “class_name”.</text:p>
      <text:p text:style-name="Text_20_body">Note that when supplying indexed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he indexed RESTful parameters “1” → ”a”, “2” → “”, and “3” → “c”. <text:s/>If you wished to supply the second parameter as NULL, you would need to use the CGI GET syntax with “?” and “&amp;”.</text:p>
      <text:p text:style-name="Text_20_body">Note: This example shows the use of indexed RESTful parameters. <text:s/>To use named RESTful parameters, you must configure a “route” with variable parts. <text:s/>See the “router” configuration section for a worked example using named RESTful parameters.</text:p>
      <text:p text:style-name="Text_20_body">Note: To supply default values for user parameters, use the application configuration file:</text:p>
      <text:p text:style-name="Code">&lt;jarvis&gt;</text:p>
      <text:p text:style-name="Code"><text:s text:c="4"/>&lt;app&gt;</text:p>
      <text:p text:style-name="Code"><text:s text:c="8"/>&lt;default_parameters&gt;</text:p>
      <text:p text:style-name="Code"><text:soft-page-break/><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Note that any bind flags must be placed at the end of the fallback parameter list.</text:p>
      <text:h text:style-name="Heading_20_2" text:outline-level="2"><text:bookmark-start text:name="__RefHeading___Toc8002_1867974170"/>Other Parameter Notes<text:bookmark-end text:name="__RefHeading___Toc8002_1867974170"/></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text:bookmark-start text:name="__RefHeading___Toc8004_1867974170"/>Safe Parameters<text:bookmark-end text:name="__RefHeading___Toc8004_1867974170"/></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text:p>
      <text:list xml:id="list635188071" text:style-name="L39">
        <text:list-item>
          <text:p text:style-name="P133">my(param)</text:p>
        </text:list-item>
        <text:list-item>
          <text:p text:style-name="P133">__my_param</text:p>
        </text:list-item>
        <text:list-item>
          <text:p text:style-name="P133">_1param</text:p>
        </text:list-item>
        <text:list-item>
          <text:p text:style-name="P103">1</text:p>
        </text:list-item>
      </text:list>
      <text:p text:style-name="Text_20_body">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27">Attribute</text:p>
          </table:table-cell>
          <table:table-cell table:style-name="Table27.B1" office:value-type="string">
            <text:p text:style-name="P27">Notes</text:p>
          </table:table-cell>
        </table:table-row>
        <table:table-row table:style-name="Table27.1">
          <table:table-cell table:style-name="Table27.A2" office:value-type="string">
            <text:p text:style-name="Table_20_Contents">__username</text:p>
          </table:table-cell>
          <table:table-cell table:style-name="Table27.B2" office:value-type="string">
            <text:p text:style-name="Table_20_Contents">The logged-in username. <text:s/>Never the empty string.</text:p>
          </table:table-cell>
        </table:table-row>
        <table:table-row table:style-name="Table27.1">
          <table:table-cell table:style-name="Table27.A3" office:value-type="string">
            <text:p text:style-name="Table_20_Contents">__group_list</text:p>
          </table:table-cell>
          <table:table-cell table:style-name="Table27.B3" office:value-type="string">
            <text:p text:style-name="Table_20_Contents">The comma separated group list. <text:s/>May be empty string.</text:p>
          </table:table-cell>
        </table:table-row>
        <table:table-row table:style-name="Table27.1">
          <table:table-cell table:style-name="Table27.A4" office:value-type="string">
            <text:p text:style-name="Table_20_Contents">__group:&lt;g1&gt;</text:p>
          </table:table-cell>
          <table:table-cell table:style-name="Table27.B4" office:value-type="string">
            <text:p text:style-name="Table_20_Contents">Evaluates to “1” if the user is in group &lt;g1&gt;. <text:s/>NULL otherwise.</text:p>
          </table:table-cell>
        </table:table-row>
        <table:table-row table:style-name="Table27.1">
          <table:table-cell table:style-name="Table27.A5" office:value-type="string">
            <text:p text:style-name="Table_20_Contents">__group:&lt;g2&gt;</text:p>
          </table:table-cell>
          <table:table-cell table:style-name="Table27.B5" office:value-type="string">
            <text:p text:style-name="Table_20_Contents">Evaluates to “2” if the user is in group &lt;g2&gt;. <text:s/>NULL otherwise.</text:p>
          </table:table-cell>
        </table:table-row>
      </table:table>
      <text:p text:style-name="Table">Table 24: Jarvis Secure Variables</text:p>
      <text:p text:style-name="Text_20_body">In addition, safe parameters may come from the following other sources:</text:p>
      <text:list xml:id="list1961767958" text:style-name="L40">
        <text:list-item>
          <text:p text:style-name="P104">Login modules may define additional safe parameters, e.g. {$__user_id}.</text:p>
        </text:list-item>
        <text:list-item>
          <text:p text:style-name="P104">Hooks may define additional safe parameters.</text:p>
        </text:list-item>
        <text:list-item>
          <text:p text:style-name="P104">Default Parameters defined in the application config file may be safe parameters.</text:p>
        </text:list-item>
      </text:list>
      <text:p text:style-name="Text_20_body"><text:soft-page-break/>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Code">&lt;/dataset&gt;</text:p>
      <text:h text:style-name="Heading_20_2" text:outline-level="2"><text:bookmark-start text:name="__RefHeading___Toc8006_1867974170"/>Textual Substitution<text:bookmark-end text:name="__RefHeading___Toc8006_1867974170"/></text:h>
      <text:p text:style-name="P43">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3423111239" text:style-name="L41">
        <text:list-item>
          <text:p text:style-name="P105">To sort by two or more columns. <text:s/>The built-in mechanism supports only one.</text:p>
        </text:list-item>
        <text:list-item>
          <text:p text:style-name="P105">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443504643" text:style-name="L42">
        <text:list-item>
          <text:p text:style-name="P106">By default, the following quoting rules apply:</text:p>
        </text:list-item>
      </text:list>
      <text:list xml:id="list1965324844" text:style-name="L43">
        <text:list-item>
          <text:p text:style-name="P107">If the parameter value is an integer or floating point, it is unquoted. <text:s/>Exponential numbers will be recognized as numbers.</text:p>
        </text:list-item>
        <text:list-item>
          <text:p text:style-name="P107">Otherwise the parameter is quoted using the DBI database handle $dbh-&gt;quote(...) method appropriate for this database. <text:s/>According to the DBI documentation, this is safe from SQL injection.</text:p>
        </text:list-item>
      </text:list>
      <text:list xml:id="list170128676538155" text:style-name="L42">
        <text:list-item text:start-value="1">
          <text:p text:style-name="P106">Alternatively, if the "<text:span text:style-name="Default_20_Paragraph_20_Font"><text:span text:style-name="T9">!quote</text:span></text:span>" flag is specified, e.g. [$stringvar!quote] then the value is always quoted with the DBI quote function.</text:p>
        </text:list-item>
        <text:list-item>
          <text:p text:style-name="P106">Alternatively, if the "<text:span text:style-name="Default_20_Paragraph_20_Font"><text:span text:style-name="T9">!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106">Alternatively, if the “<text:span text:style-name="Default_20_Paragraph_20_Font"><text:span text:style-name="T9">!raw</text:span></text:span>” flag is specified, e.g. [$__safevar!raw] then the value is textually substituted into the SQL with no checks or restrictions. <text:s/>Note that the “<text:span text:style-name="Default_20_Paragraph_20_Font"><text:span text:style-name="T9">!raw</text:span></text:span>” can only be used with “safe” substitutions variables, i.e. those that begin with a double underscore. <text:s/>Safe variables can never be supplied by the client. <text:s/>The “<text:span text:style-name="Default_20_Paragraph_20_Font"><text:span text:style-name="T9">!raw</text:span></text:span>” flag is restricted to use with variables that are provided by Jarvis itself, or by server-side hooks and plugins.</text:p>
        </text:list-item>
      </text:list>
      <text:p text:style-name="Text_20_body">Note that in order to specify a client-supplied ORDER BY clause containing more than one column you will need to use the "<text:span text:style-name="Default_20_Paragraph_20_Font"><text:span text:style-name="T9">!noquote</text:span></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Text_20_body">The entire preceding discussion is accurate for the use of DBI datasets with SQL statements. <text:s/>For SSAS Data Pump datasets using MDX requests over SOAP, there are some key differences.</text:p>
      <text:p text:style-name="P43">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27">Attribute</text:p>
          </table:table-cell>
          <table:table-cell table:style-name="Table28.B1" office:value-type="string">
            <text:p text:style-name="P27">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48">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48">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48">Identical to DBI datasets.</text:p>
          </table:table-cell>
        </table:table-row>
      </table:table>
      <text:p text:style-name="Table">Table 25: Attributes of the &lt;dataset&gt; Element</text:p>
      <text:p text:style-name="Text_20_body"/>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27">Element</text:p>
            </table:table-cell>
            <table:table-cell table:style-name="Table29.B1" office:value-type="string">
              <text:p text:style-name="P27">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48">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48">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bookmark-start text:name="__RefHeading___Toc8012_1867974170"/>Parameter Processing<text:bookmark-end text:name="__RefHeading___Toc8012_1867974170"/></text:h>
      <text:p text:style-name="Text_20_body">Parameter sources are identical to the DBI case:</text:p>
      <text:list xml:id="list1407623563" text:style-name="L44">
        <text:list-item>
          <text:p text:style-name="P108">Client Parameters (REST, Query, POST parameters).</text:p>
        </text:list-item>
        <text:list-item>
          <text:p text:style-name="P108">Server Parameters (Safe parameters, Default parameters).</text:p>
        </text:list-item>
        <text:list-item>
          <text:p text:style-name="P108">Parameter Fallback.</text:p>
        </text:list-item>
      </text:list>
      <text:p text:style-name="Text_20_body">However, since the SOAP mechanism does not support binding, the are some key differences in the parameter handling:</text:p>
      <text:list xml:id="list2633710515" text:style-name="L45">
        <text:list-item>
          <text:p text:style-name="P109"><text:soft-page-break/>All SDP parameter substitution is textual substitution. <text:s/>Always.</text:p>
        </text:list-item>
        <text:list-item>
          <text:p text:style-name="P109">The {$parameter} or [$parameter] forms for MDX query parameters are identical.</text:p>
        </text:list-item>
        <text:list-item>
          <text:p text:style-name="P109">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2058709058" text:style-name="L46">
        <text:list-item>
          <text:p text:style-name="P110">Any client-supplied “]” character is replaced with “]]”.</text:p>
        </text:list-item>
      </text:list>
      <text:p text:style-name="Text_20_body">The “!string” flag is intended for use when the MDX parameter is to be expanded within the context of double quotes:</text:p>
      <text:list xml:id="list163148764653688" text:continue-numbering="true" text:style-name="L46">
        <text:list-item>
          <text:p text:style-name="P110">Any client-supplied “\” character is replaced with “\\”.</text:p>
        </text:list-item>
        <text:list-item>
          <text:p text:style-name="P110">Any client-supplied <text:span text:style-name="Default_20_Paragraph_20_Font"><text:span text:style-name="T1">double-quote</text:span></text:span> is replaced with <text:span text:style-name="Default_20_Paragraph_20_Font"><text:span text:style-name="T1">backslash double-quote</text:span></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Heading_20_1"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ext:soft-page-break/>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27">Attribute</text:p>
            </table:table-cell>
            <table:table-cell table:style-name="Table30.B1" office:value-type="string">
              <text:p text:style-name="P27">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text:soft-page-break/></text:p>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27">Attribute</text:p>
          </table:table-cell>
          <table:table-cell table:style-name="Table31.B1" office:value-type="string">
            <text:p text:style-name="P27">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text:soft-page-break/>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482849933" text:style-name="L47">
        <text:list-item>
          <text:p text:style-name="P66">Begin transaction.</text:p>
        </text:list-item>
        <text:list-item>
          <text:p text:style-name="P66">Perform “before” SQL (if configured for this dataset).</text:p>
        </text:list-item>
        <text:list-item>
          <text:p text:style-name="P66">Perform the one single or one-or-more array modifications in the request body.</text:p>
        </text:list-item>
        <text:list-item>
          <text:p text:style-name="P66">Perform “after” SQL (if configured for this dataset).</text:p>
        </text:list-item>
        <text:list-item>
          <text:p text:style-name="P66">Commit transaction.</text:p>
        </text:list-item>
      </text:list>
      <text:p text:style-name="Text_20_body">An error at any stage will cause the entire transaction to be rolled back.</text:p>
      <text:p text:style-name="Text_20_body">Note that any “before” or “after” statements may contain references to:</text:p>
      <text:list xml:id="list2623583277" text:style-name="L48">
        <text:list-item>
          <text:p text:style-name="P111">Secure Dataset Parameters (such as “{__username}” and “{__group_list}”. <text:s/></text:p>
        </text:list-item>
        <text:list-item>
          <text:p text:style-name="P111">Indexed RESTful arguments as specified in the URL e.g. “{1}” or “{2}”.</text:p>
        </text:list-item>
        <text:list-item>
          <text:p text:style-name="P111">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43">It is important to note:</text:p>
      <text:list xml:id="list1211290291" text:style-name="L49">
        <text:list-item>
          <text:p text:style-name="P138">For “fetch” statements in a dataset (i.e. the &lt;select&gt; attributes), no explicit transaction is performed.</text:p>
        </text:list-item>
        <text:list-item>
          <text:p text:style-name="P112">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570750052" text:style-name="L50">
        <text:list-item>
          <text:p text:style-name="P67">Even though the first modification succeeded, it was rolled back.</text:p>
        </text:list-item>
        <text:list-item>
          <text:p text:style-name="P67">The first failing error message is shown.</text:p>
        </text:list-item>
        <text:list-item>
          <text:p text:style-name="P67">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27">Transformation</text:p>
          </table:table-cell>
          <table:table-cell table:style-name="Table32.B1" office:value-type="string">
            <text:p text:style-name="P27">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43">Consider the following example:</text:p>
      <text:p text:style-name="P45">&lt;dataset read="*" write="*" key_list="id"&gt;</text:p>
      <text:p text:style-name="P45"><text:s text:c="4"/>&lt;child field="parts" dataset="boat_part"&gt;</text:p>
      <text:p text:style-name="P45"><text:s text:c="8"/>&lt;link parent="name" child="boat_name"/&gt;</text:p>
      <text:p text:style-name="P45"><text:s text:c="4"/>&lt;/child&gt;</text:p>
      <text:p text:style-name="Code"><text:s text:c="4"/>...</text:p>
      <text:p text:style-name="Text_20_body"/>
      <text:p text:style-name="P63"><text:soft-page-break/>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27">Attribute</text:p>
            </table:table-cell>
            <table:table-cell table:style-name="Table33.B1" office:value-type="string">
              <text:p text:style-name="P27">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27">Attribute</text:p>
            </table:table-cell>
            <table:table-cell table:style-name="Table34.B1" office:value-type="string">
              <text:p text:style-name="P27">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300313262" text:style-name="L51">
        <text:list-item>
          <text:p text:style-name="P113">Child datasets may themselves have grand-child datasets, and so on.</text:p>
        </text:list-item>
        <text:list-item>
          <text:p text:style-name="P113">Do not use recursive child relationships. <text:s/>That will not end well.</text:p>
        </text:list-item>
        <text:list-item>
          <text:p text:style-name="P113"><text:span text:style-name="T23">Per-dataset</text:span> hooks <text:span text:style-name="T23">are invoked only for the level at which they are defined, not for children.</text:span></text:p>
        </text:list-item>
      </text:list>
      <text:p text:style-name="Text_20_body">Regarding links and parameters:</text:p>
      <text:list xml:id="list163148662735625" text:continue-numbering="true" text:style-name="L51">
        <text:list-item>
          <text:p text:style-name="P113">If multiple keys or filter fields are required for the sub-key, there will be more than one “link” element in the parent dataset definition.</text:p>
        </text:list-item>
        <text:list-item>
          <text:p text:style-name="P113">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113">Safe parameters (e.g. __username) and application default parameters will be passed to the child sub-query.</text:p>
        </text:list-item>
      </text:list>
      <text:p text:style-name="Text_20_body">Regarding performance:</text:p>
      <text:list xml:id="list1677287639" text:style-name="L52">
        <text:list-item>
          <text:p text:style-name="P114">Each child query will generate significant overhead with Jarvis as it manages per-dataset configuration, hooks and security.</text:p>
        </text:list-item>
      </text:list>
      <text:list xml:id="list2060198306" text:style-name="L53">
        <text:list-item>
          <text:p text:style-name="P115">In general, nested datasets should be used only for singleton queries. <text:s/></text:p>
        </text:list-item>
        <text:list-item>
          <text:p text:style-name="P115">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Code"><text:soft-page-break/>[</text:p>
      <text:p text:style-name="Code"><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7">Attribute</text:p>
          </table:table-cell>
          <table:table-cell table:style-name="Table35.A1" office:value-type="string">
            <text:p text:style-name="P27">Default</text:p>
          </table:table-cell>
          <table:table-cell table:style-name="Table35.C1" office:value-type="string">
            <text:p text:style-name="P27">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43">Given the above configuration, there are three different ways in which Jarvis might return the output from an exec dataset. <text:s/>These are as follows.</text:p>
      <table:table table:name="Table36" table:style-name="Table36">
        <table:table-column table:style-name="Table36.A"/>
        <table:table-column table:style-name="Table36.B"/>
        <table:table-row table:style-name="Table36.1">
          <table:table-cell table:style-name="Table36.A1" office:value-type="string">
            <text:p text:style-name="P49">Mechanism</text:p>
          </table:table-cell>
          <table:table-cell table:style-name="Table36.B1" office:value-type="string">
            <text:p text:style-name="P49">Notes</text:p>
          </table:table-cell>
        </table:table-row>
        <text:soft-page-break/>
        <table:table-row table:style-name="Table36.1">
          <table:table-cell table:style-name="Table36.A2" office:value-type="string">
            <text:p text:style-name="P33">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33">This is the recommended approach for cross-platform systems and/or large output and/or binary data.</text:p>
          </table:table-cell>
        </table:table-row>
        <table:table-row table:style-name="Table36.1">
          <table:table-cell table:style-name="Table36.A3" office:value-type="string">
            <text:p text:style-name="P33">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33">This is method appears to work fine under Windows under HTTP.</text:p>
            <text:p text:style-name="P33"/>
            <text:p text:style-name="P33">Problems have been encountered with this method under Linux.</text:p>
            <text:p text:style-name="P33"/>
            <text:p text:style-name="P33">Problems have been encountered with this method under Windows with Apache/HTTPS.</text:p>
          </table:table-cell>
        </table:table-row>
        <table:table-row table:style-name="Table36.1">
          <table:table-cell table:style-name="Table36.A4" office:value-type="string">
            <text:p text:style-name="P33">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33">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text:soft-page-break/>Command Line Parameters<text:bookmark-end text:name="__RefHeading___Toc8050_1867974170"/></text:h>
      <text:p text:style-name="Text_20_body">The exec parameters to the command line are essentially those passed into SQL dataset statements. <text:s/>They will include:</text:p>
      <text:list xml:id="list576707369" text:style-name="L54">
        <text:list-item>
          <text:p text:style-name="P11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16">Indexed RESTful parameters specified in the URI. <text:s/>These are passed as “p1”, “p2”, etc.</text:p>
        </text:list-item>
        <text:list-item>
          <text:p text:style-name="P116">Named RESTful parameters assigned by a “route” rule. <text:s/>See the “router” configuration.</text:p>
        </text:list-item>
        <text:list-item>
          <text:p text:style-name="P116">The parameter __dataset is given as the client-supplied dataset given to Jarvis which invoked this exec request.</text:p>
        </text:list-item>
        <text:list-item>
          <text:p text:style-name="P116">The parameter __tmpfile is given if use_tmpfile is configured for this exec.</text:p>
        </text:list-item>
        <text:list-item>
          <text:p text:style-name="P116">The Jarvis secure parameters beginning with double-underscore. <text:s/>These include __username, __group_list, etc.</text:p>
        </text:list-item>
        <text:list-item>
          <text:p text:style-name="P11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27">Attribute</text:p>
            </table:table-cell>
            <table:table-cell table:style-name="Table37.A1" office:value-type="string">
              <text:p text:style-name="P27">Default</text:p>
            </table:table-cell>
            <table:table-cell table:style-name="Table37.C1" office:value-type="string">
              <text:p text:style-name="P27">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ext:soft-page-break/>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2505754425" text:style-name="L55">
        <text:list-item>
          <text:p text:style-name="P117">$jconfig – The internal Jarvis context.</text:p>
        </text:list-item>
        <text:list-item>
          <text:p text:style-name="P117">$user_args – A HASH of the CGI args, plus numbered and named RESTful args.</text:p>
        </text:list-item>
        <text:list-item>
          <text:p text:style-name="P117">$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27">Attribute</text:p>
            </table:table-cell>
            <table:table-cell table:style-name="Table38.B1" office:value-type="string">
              <text:p text:style-name="P27">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text:soft-page-break/>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4180737168" text:style-name="L56">
        <text:list-item>
          <text:p text:style-name="P118">Sorting and paging may have been applied if the relevant paging parameters were provided.</text:p>
        </text:list-item>
        <text:list-item>
          <text:p text:style-name="P118">Dataset security checks will be performed.</text:p>
        </text:list-item>
        <text:list-item>
          <text:p text:style-name="P118">The Dataset/Global “dataset_pre_fetch” and “dataset_fetched” hooks will be applied.</text:p>
        </text:list-item>
        <text:list-item>
          <text:p text:style-name="P118">Nested datasets will be executed and merged into the results.</text:p>
        </text:list-item>
      </text:list>
      <text:h text:style-name="P143" text:outline-level="2"><text:bookmark-start text:name="__RefHeading___Toc8457_4068299857"/><text:span text:style-name="T20">Using </text:span>Dataset<text:span text:style-name="T20">s to</text:span> <text:span text:style-name="T20">Store Content </text:span>with “<text:span text:style-name="T18">store</text:span>_rows”.<text:bookmark-end text:name="__RefHeading___Toc8457_4068299857"/></text:h>
      <text:p text:style-name="P20"><text:span text:style-name="T19">Datasets may contain store logic that plugins wish to reuse. To support this, J</text:span>arvis provides an “official” mechanism for plugins to <text:span text:style-name="T19">use </text:span>a dataset <text:span text:style-name="T19">to store (or delete) data.</text:span> <text:s/></text:p>
      <text:p text:style-name="P60">use Jarvis::Dataset;</text:p>
      <text:p text:style-name="P60"/>
      <text:p text:style-name="P61">my <text:span text:style-name="T19">($success, $message, $modified, $results)</text:span> =</text:p>
      <text:p text:style-name="P61"><text:s text:c="4"/>&amp;Jarvis::Dataset::<text:span text:style-name="T19">store</text:span>_rows (</text:p>
      <text:p text:style-name="P62"><text:s text:c="8"/>$jconfig, $dataset_name, <text:span text:style-name="T20">$ttype, </text:span>$user_args,</text:p>
      <text:p text:style-name="P62"><text:span text:style-name="T20"><text:s text:c="8"/>$rows_aref, </text:span>$extra_href</text:p>
      <text:p text:style-name="P60"><text:s text:c="4"/>);</text:p>
      <text:p text:style-name="P60">...</text:p>
      <text:p text:style-name="P20"/>
      <text:p text:style-name="P20">The $jconfig object is the one given to the plugin. <text:s/></text:p>
      <text:p text:style-name="P20">The $dataset_name is the name of the dataset you wish to execute.</text:p>
      <text:p text:style-name="P21"><text:span text:style-name="T21">The </text:span>$ttype is the transaction type you wish to perform - either “insert”, “update”, “delete” or “mixed”.</text:p>
      <text:p text:style-name="P20">The $user_args are the numbered and named args to use when performing the dataset <text:span text:style-name="T20">store</text:span>. <text:s/>Named parameters to the dataset must be provided here. <text:s/>The <text:span text:style-name="T21">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text:soft-page-break/>notice of hook-requested extra top level-parameters.</text:p>
      <text:p text:style-name="P22">$success will be 1 if all rows are processed successfully; <text:s/><text:span text:style-name="T22">i</text:span>n case of failure it will be 0.</text:p>
      <text:p text:style-name="P22">If $success is 0, $message will contain a description of the failure.</text:p>
      <text:p text:style-name="P22">$modified <text:span text:style-name="T22">will be a count of the number of top-level rows that were modified.</text:span></text:p>
      <text:p text:style-name="P24">$results_aref will be an ARRAY reference containing the returned results, if any.</text:p>
      <text:p text:style-name="P23">Note:</text:p>
      <text:list xml:id="list163149327816224" text:continue-numbering="true" text:style-name="L56">
        <text:list-item>
          <text:p text:style-name="P119">Dataset security checks will be performed.</text:p>
        </text:list-item>
        <text:list-item>
          <text:p text:style-name="P119">The Dataset/Global “dataset_pre_<text:span text:style-name="T20">store</text:span>”, “<text:span text:style-name="T20">before_all”, “before_one”, “after_one”, “after_all”</text:span> and “dataset_<text:span text:style-name="T20">stor</text:span>ed” hooks will be applied.</text:p>
        </text:list-item>
        <text:list-item>
          <text:p text:style-name="P119">Nested datasets will be executed.</text:p>
        </text:list-item>
      </text:list>
      <text:h text:style-name="Heading_20_2" text:outline-level="2"><text:bookmark-start text:name="__RefHeading___Toc8068_1867974170"/>Example Plugin<text:bookmark-end text:name="__RefHeading___Toc8068_1867974170"/></text:h>
      <text:p text:style-name="P43">The Demo application includes a sample “FileDownload” plugin, configured as follows:</text:p>
      <text:p text:style-name="P45">&lt;jarvis&gt;</text:p>
      <text:p text:style-name="P45"><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43"/>
      <text:p text:style-name="Text_20_body">The source code is as follows:</text:p>
      <text:p text:style-name="P45">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text:soft-page-break/>"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This demonstrates:</text:p>
      <text:list xml:id="list4083144799" text:style-name="L57">
        <text:list-item>
          <text:p text:style-name="P120">Using the Jarvis debug mechanism.</text:p>
        </text:list-item>
        <text:list-item>
          <text:p text:style-name="P120">Accessing the Jarvis Config “jconfig” object.</text:p>
        </text:list-item>
        <text:list-item>
          <text:p text:style-name="P120">Accessing the static configured plugin parameters.</text:p>
        </text:list-item>
        <text:list-item>
          <text:p text:style-name="P120">Accessing the Jarvis-supplied database connection.</text:p>
        </text:list-item>
      </text:list>
      <text:p text:style-name="P43">Accessing this plugin via the following URL:</text:p>
      <text:p text:style-name="P45">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3584376611" text:style-name="L58">
        <text:list-item>
          <text:p text:style-name="P121">A “store” request is a dataset insert/update/delete operation.</text:p>
        </text:list-item>
        <text:list-item>
          <text:p text:style-name="P121">A “fetch” request is a dataset select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table-column table:style-name="Table39.C" table:number-columns-repeated="7"/>
        <table:table-column table:style-name="Table39.B"/>
        <table:table-row>
          <table:table-cell table:style-name="Table39.A1" office:value-type="string">
            <text:p text:style-name="P35">GLOBAL <text:s/>Hook</text:p>
          </table:table-cell>
          <table:table-cell table:style-name="Table39.B1" office:value-type="string">
            <text:p text:style-name="P36">__status</text:p>
          </table:table-cell>
          <table:table-cell table:style-name="Table39.B1" office:value-type="string">
            <text:p text:style-name="P36">__habitat</text:p>
          </table:table-cell>
          <table:table-cell table:style-name="Table39.B1" office:value-type="string">
            <text:p text:style-name="P36">__login</text:p>
          </table:table-cell>
          <table:table-cell table:style-name="Table39.B1" office:value-type="string">
            <text:p text:style-name="P36">__logout</text:p>
          </table:table-cell>
          <table:table-cell table:style-name="Table39.B1" office:value-type="string">
            <text:p text:style-name="P36">Exec</text:p>
          </table:table-cell>
          <table:table-cell table:style-name="Table39.B1" office:value-type="string">
            <text:p text:style-name="P36">Plugin</text:p>
          </table:table-cell>
          <table:table-cell table:style-name="Table39.B1" office:value-type="string">
            <text:p text:style-name="P36">DBI Fetch</text:p>
          </table:table-cell>
          <table:table-cell table:style-name="Table39.B1" office:value-type="string">
            <text:p text:style-name="P36">SDP Fetch</text:p>
          </table:table-cell>
          <table:table-cell table:style-name="Table39.J1" office:value-type="string">
            <text:p text:style-name="P36">DBI Store</text:p>
          </table:table-cell>
        </table:table-row>
        <table:table-row>
          <table:table-cell table:style-name="Table39.A2" office:value-type="string">
            <text:p text:style-name="Table_20_Contents">start</text:p>
          </table:table-cell>
          <table:table-cell table:style-name="Table39.B2" office:value-type="string">
            <text:p text:style-name="P28">YES</text:p>
          </table:table-cell>
          <table:table-cell table:style-name="Table39.C2" office:value-type="string">
            <text:p text:style-name="P28">YES</text:p>
          </table:table-cell>
          <table:table-cell table:style-name="Table39.D2" office:value-type="string">
            <text:p text:style-name="P28">YES</text:p>
          </table:table-cell>
          <table:table-cell table:style-name="Table39.E2" office:value-type="string">
            <text:p text:style-name="P28">YES</text:p>
          </table:table-cell>
          <table:table-cell table:style-name="Table39.F2" office:value-type="string">
            <text:p text:style-name="P28">YES</text:p>
          </table:table-cell>
          <table:table-cell table:style-name="Table39.G2" office:value-type="string">
            <text:p text:style-name="P28">YES</text:p>
          </table:table-cell>
          <table:table-cell table:style-name="Table39.H2" office:value-type="string">
            <text:p text:style-name="P28">YES</text:p>
          </table:table-cell>
          <table:table-cell table:style-name="Table39.I2" office:value-type="string">
            <text:p text:style-name="P28">YES</text:p>
          </table:table-cell>
          <table:table-cell table:style-name="Table39.J2" office:value-type="string">
            <text:p text:style-name="P28">YES</text:p>
          </table:table-cell>
        </table:table-row>
        <table:table-row>
          <table:table-cell table:style-name="Table39.A3" office:value-type="string">
            <text:p text:style-name="Table_20_Contents">return_status</text:p>
          </table:table-cell>
          <table:table-cell table:style-name="Table39.B3" office:value-type="string">
            <text:p text:style-name="P28">YES</text:p>
          </table:table-cell>
          <table:table-cell table:style-name="Table39.C3" office:value-type="string">
            <text:p text:style-name="Table_20_Contents"/>
          </table:table-cell>
          <table:table-cell table:style-name="Table39.D3" office:value-type="string">
            <text:p text:style-name="Table_20_Contents"/>
          </table:table-cell>
          <table:table-cell table:style-name="Table39.E3" office:value-type="string">
            <text:p text:style-name="Table_20_Contents"/>
          </table:table-cell>
          <table:table-cell table:style-name="Table39.F3" office:value-type="string">
            <text:p text:style-name="Table_20_Contents"/>
          </table:table-cell>
          <table:table-cell table:style-name="Table39.G3" office:value-type="string">
            <text:p text:style-name="Table_20_Contents"/>
          </table:table-cell>
          <table:table-cell table:style-name="Table39.H3" office:value-type="string">
            <text:p text:style-name="Table_20_Contents"/>
          </table:table-cell>
          <table:table-cell table:style-name="Table39.I3" office:value-type="string">
            <text:p text:style-name="Table_20_Contents"/>
          </table:table-cell>
          <table:table-cell table:style-name="Table39.J3" office:value-type="string">
            <text:p text:style-name="Table_20_Contents"/>
          </table:table-cell>
        </table:table-row>
        <table:table-row>
          <table:table-cell table:style-name="Table39.A4" office:value-type="string">
            <text:p text:style-name="Table_20_Contents">return_fetch</text:p>
          </table:table-cell>
          <table:table-cell table:style-name="Table39.B4" office:value-type="string">
            <text:p text:style-name="Table_20_Contents"/>
          </table:table-cell>
          <table:table-cell table:style-name="Table39.C4" office:value-type="string">
            <text:p text:style-name="Table_20_Contents"/>
          </table:table-cell>
          <table:table-cell table:style-name="Table39.D4" office:value-type="string">
            <text:p text:style-name="Table_20_Contents"/>
          </table:table-cell>
          <table:table-cell table:style-name="Table39.E4" office:value-type="string">
            <text:p text:style-name="Table_20_Contents"/>
          </table:table-cell>
          <table:table-cell table:style-name="Table39.F4" office:value-type="string">
            <text:p text:style-name="Table_20_Contents"/>
          </table:table-cell>
          <table:table-cell table:style-name="Table39.G4" office:value-type="string">
            <text:p text:style-name="Table_20_Contents"/>
          </table:table-cell>
          <table:table-cell table:style-name="Table39.H4" office:value-type="string">
            <text:p text:style-name="P28">YES</text:p>
          </table:table-cell>
          <table:table-cell table:style-name="Table39.I4" office:value-type="string">
            <text:p text:style-name="P28">YES</text:p>
          </table:table-cell>
          <table:table-cell table:style-name="Table39.J4" office:value-type="string">
            <text:p text:style-name="Table_20_Contents"/>
          </table:table-cell>
        </table:table-row>
        <table:table-row>
          <table:table-cell table:style-name="Table39.A5" office:value-type="string">
            <text:p text:style-name="Table_20_Contents">return_store</text:p>
          </table:table-cell>
          <table:table-cell table:style-name="Table39.B5" office:value-type="string">
            <text:p text:style-name="Table_20_Contents"/>
          </table:table-cell>
          <table:table-cell table:style-name="Table39.C5" office:value-type="string">
            <text:p text:style-name="Table_20_Contents"/>
          </table:table-cell>
          <table:table-cell table:style-name="Table39.D5" office:value-type="string">
            <text:p text:style-name="Table_20_Contents"/>
          </table:table-cell>
          <table:table-cell table:style-name="Table39.E5" office:value-type="string">
            <text:p text:style-name="Table_20_Contents"/>
          </table:table-cell>
          <table:table-cell table:style-name="Table39.F5" office:value-type="string">
            <text:p text:style-name="Table_20_Contents"/>
          </table:table-cell>
          <table:table-cell table:style-name="Table39.G5" office:value-type="string">
            <text:p text:style-name="Table_20_Contents"/>
          </table:table-cell>
          <table:table-cell table:style-name="Table39.H5" office:value-type="string">
            <text:p text:style-name="Table_20_Contents"/>
          </table:table-cell>
          <table:table-cell table:style-name="Table39.I5" office:value-type="string">
            <text:p text:style-name="Table_20_Contents"/>
          </table:table-cell>
          <table:table-cell table:style-name="Table39.J5" office:value-type="string">
            <text:p text:style-name="P28">YES</text:p>
          </table:table-cell>
        </table:table-row>
        <table:table-row>
          <table:table-cell table:style-name="Table39.A6" office:value-type="string">
            <text:p text:style-name="Table_20_Contents">finish</text:p>
          </table:table-cell>
          <table:table-cell table:style-name="Table39.B6" office:value-type="string">
            <text:p text:style-name="P28">YES</text:p>
          </table:table-cell>
          <table:table-cell table:style-name="Table39.C6" office:value-type="string">
            <text:p text:style-name="P28">YES</text:p>
          </table:table-cell>
          <table:table-cell table:style-name="Table39.D6" office:value-type="string">
            <text:p text:style-name="P28">YES</text:p>
          </table:table-cell>
          <table:table-cell table:style-name="Table39.E6" office:value-type="string">
            <text:p text:style-name="P28">YES</text:p>
          </table:table-cell>
          <table:table-cell table:style-name="Table39.F6" office:value-type="string">
            <text:p text:style-name="P28">YES</text:p>
          </table:table-cell>
          <table:table-cell table:style-name="Table39.G6" office:value-type="string">
            <text:p text:style-name="P28">YES</text:p>
          </table:table-cell>
          <table:table-cell table:style-name="Table39.H6" office:value-type="string">
            <text:p text:style-name="P28">YES</text:p>
          </table:table-cell>
          <table:table-cell table:style-name="Table39.I6" office:value-type="string">
            <text:p text:style-name="P28">YES</text:p>
          </table:table-cell>
          <table:table-cell table:style-name="Table39.J6" office:value-type="string">
            <text:p text:style-name="P28">YES</text:p>
          </table:table-cell>
        </table:table-row>
        <table:table-row>
          <table:table-cell table:style-name="Table39.A7" office:value-type="string">
            <text:p text:style-name="Table_20_Contents"/>
          </table:table-cell>
          <table:table-cell table:style-name="Table39.B7" office:value-type="string">
            <text:p text:style-name="P28"/>
          </table:table-cell>
          <table:table-cell table:style-name="Table39.C7" office:value-type="string">
            <text:p text:style-name="P28"/>
          </table:table-cell>
          <table:table-cell table:style-name="Table39.D7" office:value-type="string">
            <text:p text:style-name="P28"/>
          </table:table-cell>
          <table:table-cell table:style-name="Table39.E7" office:value-type="string">
            <text:p text:style-name="P28"/>
          </table:table-cell>
          <table:table-cell table:style-name="Table39.F7" office:value-type="string">
            <text:p text:style-name="P28"/>
          </table:table-cell>
          <table:table-cell table:style-name="Table39.G7" office:value-type="string">
            <text:p text:style-name="P28"/>
          </table:table-cell>
          <table:table-cell table:style-name="Table39.H7" office:value-type="string">
            <text:p text:style-name="P28"/>
          </table:table-cell>
          <table:table-cell table:style-name="Table39.I7" office:value-type="string">
            <text:p text:style-name="P28"/>
          </table:table-cell>
          <table:table-cell table:style-name="Table39.J7" office:value-type="string">
            <text:p text:style-name="P28"/>
          </table:table-cell>
        </table:table-row>
        <table:table-row>
          <table:table-cell table:style-name="Table39.A8" office:value-type="string">
            <text:p text:style-name="Table_20_Contents">after_login</text:p>
          </table:table-cell>
          <table:table-cell table:style-name="Table39.B8" office:value-type="string">
            <text:p text:style-name="P34">YES</text:p>
          </table:table-cell>
          <table:table-cell table:style-name="Table39.C8" office:value-type="string">
            <text:p text:style-name="P34">YES</text:p>
          </table:table-cell>
          <table:table-cell table:style-name="Table39.D8" office:value-type="string">
            <text:p text:style-name="P34">YES</text:p>
          </table:table-cell>
          <table:table-cell table:style-name="Table39.E8" office:value-type="string">
            <text:p text:style-name="P34">YES</text:p>
          </table:table-cell>
          <table:table-cell table:style-name="Table39.F8" office:value-type="string">
            <text:p text:style-name="P34">YES</text:p>
          </table:table-cell>
          <table:table-cell table:style-name="Table39.G8" office:value-type="string">
            <text:p text:style-name="P34">YES</text:p>
          </table:table-cell>
          <table:table-cell table:style-name="Table39.H8" office:value-type="string">
            <text:p text:style-name="P34">YES</text:p>
          </table:table-cell>
          <table:table-cell table:style-name="Table39.I8" office:value-type="string">
            <text:p text:style-name="P34">YES</text:p>
          </table:table-cell>
          <table:table-cell table:style-name="Table39.J8" office:value-type="string">
            <text:p text:style-name="P34">YES</text:p>
          </table:table-cell>
        </table:table-row>
        <table:table-row>
          <table:table-cell table:style-name="Table39.A9" office:value-type="string">
            <text:p text:style-name="Table_20_Contents">before_logout</text:p>
          </table:table-cell>
          <table:table-cell table:style-name="Table39.B9" office:value-type="string">
            <text:p text:style-name="P34"/>
          </table:table-cell>
          <table:table-cell table:style-name="Table39.C9" office:value-type="string">
            <text:p text:style-name="P34"/>
          </table:table-cell>
          <table:table-cell table:style-name="Table39.D9" office:value-type="string">
            <text:p text:style-name="P34"/>
          </table:table-cell>
          <table:table-cell table:style-name="Table39.E9" office:value-type="string">
            <text:p text:style-name="P28">YES</text:p>
          </table:table-cell>
          <table:table-cell table:style-name="Table39.F9" office:value-type="string">
            <text:p text:style-name="P34"/>
          </table:table-cell>
          <table:table-cell table:style-name="Table39.G9" office:value-type="string">
            <text:p text:style-name="P34"/>
          </table:table-cell>
          <table:table-cell table:style-name="Table39.H9" office:value-type="string">
            <text:p text:style-name="P34"/>
          </table:table-cell>
          <table:table-cell table:style-name="Table39.I9" office:value-type="string">
            <text:p text:style-name="P34"/>
          </table:table-cell>
          <table:table-cell table:style-name="Table39.J9" office:value-type="string">
            <text:p text:style-name="P34"/>
          </table:table-cell>
        </table:table-row>
        <table:table-row>
          <table:table-cell table:style-name="Table39.A10" office:value-type="string">
            <text:p text:style-name="Table_20_Contents">pre_connect</text:p>
          </table:table-cell>
          <table:table-cell table:style-name="Table39.B10" office:value-type="string">
            <text:p text:style-name="P28">YES</text:p>
          </table:table-cell>
          <table:table-cell table:style-name="Table39.C10" office:value-type="string">
            <text:p text:style-name="P28">YES</text:p>
          </table:table-cell>
          <table:table-cell table:style-name="Table39.D10" office:value-type="string">
            <text:p text:style-name="P28">YES</text:p>
          </table:table-cell>
          <table:table-cell table:style-name="Table39.E10" office:value-type="string">
            <text:p text:style-name="P28">YES</text:p>
          </table:table-cell>
          <table:table-cell table:style-name="Table39.F10" office:value-type="string">
            <text:p text:style-name="P28">YES</text:p>
          </table:table-cell>
          <table:table-cell table:style-name="Table39.G10" office:value-type="string">
            <text:p text:style-name="P28">YES</text:p>
          </table:table-cell>
          <table:table-cell table:style-name="Table39.H10" office:value-type="string">
            <text:p text:style-name="P28">YES</text:p>
          </table:table-cell>
          <table:table-cell table:style-name="Table39.I10" office:value-type="string">
            <text:p text:style-name="P28">YES</text:p>
          </table:table-cell>
          <table:table-cell table:style-name="Table39.J10" office:value-type="string">
            <text:p text:style-name="P28">YES</text:p>
          </table:table-cell>
        </table:table-row>
        <table:table-row>
          <table:table-cell table:style-name="Table39.A11" office:value-type="string">
            <text:p text:style-name="Table_20_Contents"/>
          </table:table-cell>
          <table:table-cell table:style-name="Table39.B11" office:value-type="string">
            <text:p text:style-name="P28"/>
          </table:table-cell>
          <table:table-cell table:style-name="Table39.C11" office:value-type="string">
            <text:p text:style-name="P28"/>
          </table:table-cell>
          <table:table-cell table:style-name="Table39.D11" office:value-type="string">
            <text:p text:style-name="P28"/>
          </table:table-cell>
          <table:table-cell table:style-name="Table39.E11" office:value-type="string">
            <text:p text:style-name="P28"/>
          </table:table-cell>
          <table:table-cell table:style-name="Table39.F11" office:value-type="string">
            <text:p text:style-name="P28"/>
          </table:table-cell>
          <table:table-cell table:style-name="Table39.G11" office:value-type="string">
            <text:p text:style-name="P28"/>
          </table:table-cell>
          <table:table-cell table:style-name="Table39.H11" office:value-type="string">
            <text:p text:style-name="P28"/>
          </table:table-cell>
          <table:table-cell table:style-name="Table39.I11" office:value-type="string">
            <text:p text:style-name="P28"/>
          </table:table-cell>
          <table:table-cell table:style-name="Table39.J11" office:value-type="string">
            <text:p text:style-name="P28"/>
          </table:table-cell>
        </table:table-row>
        <table:table-row>
          <table:table-cell table:style-name="Table39.A12" office:value-type="string">
            <text:p text:style-name="Table_20_Contents">dataset_pre_fetch</text:p>
          </table:table-cell>
          <table:table-cell table:style-name="Table39.B12" office:value-type="string">
            <text:p text:style-name="P28"/>
          </table:table-cell>
          <table:table-cell table:style-name="Table39.C12" office:value-type="string">
            <text:p text:style-name="Table_20_Contents"/>
          </table:table-cell>
          <table:table-cell table:style-name="Table39.D12" office:value-type="string">
            <text:p text:style-name="Table_20_Contents"/>
          </table:table-cell>
          <table:table-cell table:style-name="Table39.E12" office:value-type="string">
            <text:p text:style-name="Table_20_Contents"/>
          </table:table-cell>
          <table:table-cell table:style-name="Table39.F12" office:value-type="string">
            <text:p text:style-name="Table_20_Contents"/>
          </table:table-cell>
          <table:table-cell table:style-name="Table39.G12" office:value-type="string">
            <text:p text:style-name="Table_20_Contents"/>
          </table:table-cell>
          <table:table-cell table:style-name="Table39.H12" office:value-type="string">
            <text:p text:style-name="P28">YES</text:p>
          </table:table-cell>
          <table:table-cell table:style-name="Table39.I12" office:value-type="string">
            <text:p text:style-name="P28">YES</text:p>
          </table:table-cell>
          <table:table-cell table:style-name="Table39.J12" office:value-type="string">
            <text:p text:style-name="Table_20_Contents"/>
          </table:table-cell>
        </table:table-row>
        <table:table-row>
          <table:table-cell table:style-name="Table39.A13" office:value-type="string">
            <text:p text:style-name="Table_20_Contents">dataset_fetched</text:p>
          </table:table-cell>
          <table:table-cell table:style-name="Table39.B13" office:value-type="string">
            <text:p text:style-name="Table_20_Contents"/>
          </table:table-cell>
          <table:table-cell table:style-name="Table39.C13" office:value-type="string">
            <text:p text:style-name="Table_20_Contents"/>
          </table:table-cell>
          <table:table-cell table:style-name="Table39.D13" office:value-type="string">
            <text:p text:style-name="Table_20_Contents"/>
          </table:table-cell>
          <table:table-cell table:style-name="Table39.E13" office:value-type="string">
            <text:p text:style-name="Table_20_Contents"/>
          </table:table-cell>
          <table:table-cell table:style-name="Table39.F13" office:value-type="string">
            <text:p text:style-name="Table_20_Contents"/>
          </table:table-cell>
          <table:table-cell table:style-name="Table39.G13" office:value-type="string">
            <text:p text:style-name="Table_20_Contents"/>
          </table:table-cell>
          <table:table-cell table:style-name="Table39.H13" office:value-type="string">
            <text:p text:style-name="P28">YES</text:p>
          </table:table-cell>
          <table:table-cell table:style-name="Table39.I13" office:value-type="string">
            <text:p text:style-name="P28">YES</text:p>
          </table:table-cell>
          <table:table-cell table:style-name="Table39.J13" office:value-type="string">
            <text:p text:style-name="Table_20_Contents"/>
          </table:table-cell>
        </table:table-row>
        <table:table-row>
          <table:table-cell table:style-name="Table39.A14" office:value-type="string">
            <text:p text:style-name="Table_20_Contents">dataset_pre_store</text:p>
          </table:table-cell>
          <table:table-cell table:style-name="Table39.B14" office:value-type="string">
            <text:p text:style-name="P28"/>
          </table:table-cell>
          <table:table-cell table:style-name="Table39.C14" office:value-type="string">
            <text:p text:style-name="Table_20_Contents"/>
          </table:table-cell>
          <table:table-cell table:style-name="Table39.D14" office:value-type="string">
            <text:p text:style-name="Table_20_Contents"/>
          </table:table-cell>
          <table:table-cell table:style-name="Table39.E14" office:value-type="string">
            <text:p text:style-name="Table_20_Contents"/>
          </table:table-cell>
          <table:table-cell table:style-name="Table39.F14" office:value-type="string">
            <text:p text:style-name="Table_20_Contents"/>
          </table:table-cell>
          <table:table-cell table:style-name="Table39.G14" office:value-type="string">
            <text:p text:style-name="Table_20_Contents"/>
          </table:table-cell>
          <table:table-cell table:style-name="Table39.H14" office:value-type="string">
            <text:p text:style-name="P28"/>
          </table:table-cell>
          <table:table-cell table:style-name="Table39.I14" office:value-type="string">
            <text:p text:style-name="P28"/>
          </table:table-cell>
          <table:table-cell table:style-name="Table39.J14" office:value-type="string">
            <text:p text:style-name="P28">YES</text:p>
          </table:table-cell>
        </table:table-row>
        <table:table-row>
          <table:table-cell table:style-name="Table39.A15" office:value-type="string">
            <text:p text:style-name="Table_20_Contents">dataset_stored</text:p>
          </table:table-cell>
          <table:table-cell table:style-name="Table39.B15" office:value-type="string">
            <text:p text:style-name="Table_20_Contents"/>
          </table:table-cell>
          <table:table-cell table:style-name="Table39.C15" office:value-type="string">
            <text:p text:style-name="Table_20_Contents"/>
          </table:table-cell>
          <table:table-cell table:style-name="Table39.D15" office:value-type="string">
            <text:p text:style-name="Table_20_Contents"/>
          </table:table-cell>
          <table:table-cell table:style-name="Table39.E15" office:value-type="string">
            <text:p text:style-name="Table_20_Contents"/>
          </table:table-cell>
          <table:table-cell table:style-name="Table39.F15" office:value-type="string">
            <text:p text:style-name="Table_20_Contents"/>
          </table:table-cell>
          <table:table-cell table:style-name="Table39.G15" office:value-type="string">
            <text:p text:style-name="Table_20_Contents"/>
          </table:table-cell>
          <table:table-cell table:style-name="Table39.H15" office:value-type="string">
            <text:p text:style-name="P28"/>
          </table:table-cell>
          <table:table-cell table:style-name="Table39.I15" office:value-type="string">
            <text:p text:style-name="P28"/>
          </table:table-cell>
          <table:table-cell table:style-name="Table39.J15" office:value-type="string">
            <text:p text:style-name="P28">YES</text:p>
          </table:table-cell>
        </table:table-row>
        <table:table-row>
          <table:table-cell table:style-name="Table39.A16" office:value-type="string">
            <text:p text:style-name="Table_20_Contents">before_all</text:p>
          </table:table-cell>
          <table:table-cell table:style-name="Table39.B16" office:value-type="string">
            <text:p text:style-name="Table_20_Contents"/>
          </table:table-cell>
          <table:table-cell table:style-name="Table39.C16" office:value-type="string">
            <text:p text:style-name="Table_20_Contents"/>
          </table:table-cell>
          <table:table-cell table:style-name="Table39.D16" office:value-type="string">
            <text:p text:style-name="Table_20_Contents"/>
          </table:table-cell>
          <table:table-cell table:style-name="Table39.E16" office:value-type="string">
            <text:p text:style-name="Table_20_Contents"/>
          </table:table-cell>
          <table:table-cell table:style-name="Table39.F16" office:value-type="string">
            <text:p text:style-name="Table_20_Contents"/>
          </table:table-cell>
          <table:table-cell table:style-name="Table39.G16" office:value-type="string">
            <text:p text:style-name="Table_20_Contents"/>
          </table:table-cell>
          <table:table-cell table:style-name="Table39.H16" office:value-type="string">
            <text:p text:style-name="Table_20_Contents"/>
          </table:table-cell>
          <table:table-cell table:style-name="Table39.I16" office:value-type="string">
            <text:p text:style-name="Table_20_Contents"/>
          </table:table-cell>
          <table:table-cell table:style-name="Table39.J16" office:value-type="string">
            <text:p text:style-name="P28">YES</text:p>
          </table:table-cell>
        </table:table-row>
        <table:table-row>
          <table:table-cell table:style-name="Table39.A17" office:value-type="string">
            <text:p text:style-name="Table_20_Contents">after_all</text:p>
          </table:table-cell>
          <table:table-cell table:style-name="Table39.B17" office:value-type="string">
            <text:p text:style-name="Table_20_Contents"/>
          </table:table-cell>
          <table:table-cell table:style-name="Table39.C17" office:value-type="string">
            <text:p text:style-name="Table_20_Contents"/>
          </table:table-cell>
          <table:table-cell table:style-name="Table39.D17" office:value-type="string">
            <text:p text:style-name="Table_20_Contents"/>
          </table:table-cell>
          <table:table-cell table:style-name="Table39.E17" office:value-type="string">
            <text:p text:style-name="Table_20_Contents"/>
          </table:table-cell>
          <table:table-cell table:style-name="Table39.F17" office:value-type="string">
            <text:p text:style-name="Table_20_Contents"/>
          </table:table-cell>
          <table:table-cell table:style-name="Table39.G17" office:value-type="string">
            <text:p text:style-name="Table_20_Contents"/>
          </table:table-cell>
          <table:table-cell table:style-name="Table39.H17" office:value-type="string">
            <text:p text:style-name="Table_20_Contents"/>
          </table:table-cell>
          <table:table-cell table:style-name="Table39.I17" office:value-type="string">
            <text:p text:style-name="Table_20_Contents"/>
          </table:table-cell>
          <table:table-cell table:style-name="Table39.J17" office:value-type="string">
            <text:p text:style-name="P28">YES</text:p>
          </table:table-cell>
        </table:table-row>
        <table:table-row>
          <table:table-cell table:style-name="Table39.A18" office:value-type="string">
            <text:p text:style-name="Table_20_Contents"/>
          </table:table-cell>
          <table:table-cell table:style-name="Table39.B18" office:value-type="string">
            <text:p text:style-name="Table_20_Contents"/>
          </table:table-cell>
          <table:table-cell table:style-name="Table39.C18" office:value-type="string">
            <text:p text:style-name="Table_20_Contents"/>
          </table:table-cell>
          <table:table-cell table:style-name="Table39.D18" office:value-type="string">
            <text:p text:style-name="Table_20_Contents"/>
          </table:table-cell>
          <table:table-cell table:style-name="Table39.E18" office:value-type="string">
            <text:p text:style-name="Table_20_Contents"/>
          </table:table-cell>
          <table:table-cell table:style-name="Table39.F18" office:value-type="string">
            <text:p text:style-name="Table_20_Contents"/>
          </table:table-cell>
          <table:table-cell table:style-name="Table39.G18" office:value-type="string">
            <text:p text:style-name="Table_20_Contents"/>
          </table:table-cell>
          <table:table-cell table:style-name="Table39.H18" office:value-type="string">
            <text:p text:style-name="Table_20_Contents"/>
          </table:table-cell>
          <table:table-cell table:style-name="Table39.I18" office:value-type="string">
            <text:p text:style-name="Table_20_Contents"/>
          </table:table-cell>
          <table:table-cell table:style-name="Table39.J18" office:value-type="string">
            <text:p text:style-name="P28"/>
          </table:table-cell>
        </table:table-row>
        <table:table-row>
          <table:table-cell table:style-name="Table39.A19" office:value-type="string">
            <text:p text:style-name="Table_20_Contents">before_one</text:p>
          </table:table-cell>
          <table:table-cell table:style-name="Table39.B19" office:value-type="string">
            <text:p text:style-name="Table_20_Contents"/>
          </table:table-cell>
          <table:table-cell table:style-name="Table39.C19" office:value-type="string">
            <text:p text:style-name="Table_20_Contents"/>
          </table:table-cell>
          <table:table-cell table:style-name="Table39.D19" office:value-type="string">
            <text:p text:style-name="Table_20_Contents"/>
          </table:table-cell>
          <table:table-cell table:style-name="Table39.E19" office:value-type="string">
            <text:p text:style-name="Table_20_Contents"/>
          </table:table-cell>
          <table:table-cell table:style-name="Table39.F19" office:value-type="string">
            <text:p text:style-name="Table_20_Contents"/>
          </table:table-cell>
          <table:table-cell table:style-name="Table39.G19" office:value-type="string">
            <text:p text:style-name="Table_20_Contents"/>
          </table:table-cell>
          <table:table-cell table:style-name="Table39.H19" office:value-type="string">
            <text:p text:style-name="Table_20_Contents"/>
          </table:table-cell>
          <table:table-cell table:style-name="Table39.I19" office:value-type="string">
            <text:p text:style-name="Table_20_Contents"/>
          </table:table-cell>
          <table:table-cell table:style-name="Table39.J19" office:value-type="string">
            <text:p text:style-name="P28">YES</text:p>
          </table:table-cell>
        </table:table-row>
        <table:table-row>
          <table:table-cell table:style-name="Table39.A20" office:value-type="string">
            <text:p text:style-name="Table_20_Contents">after_one</text:p>
          </table:table-cell>
          <table:table-cell table:style-name="Table39.B20" office:value-type="string">
            <text:p text:style-name="Table_20_Contents"/>
          </table:table-cell>
          <table:table-cell table:style-name="Table39.C20" office:value-type="string">
            <text:p text:style-name="Table_20_Contents"/>
          </table:table-cell>
          <table:table-cell table:style-name="Table39.D20" office:value-type="string">
            <text:p text:style-name="Table_20_Contents"/>
          </table:table-cell>
          <table:table-cell table:style-name="Table39.E20" office:value-type="string">
            <text:p text:style-name="Table_20_Contents"/>
          </table:table-cell>
          <table:table-cell table:style-name="Table39.F20" office:value-type="string">
            <text:p text:style-name="Table_20_Contents"/>
          </table:table-cell>
          <table:table-cell table:style-name="Table39.G20" office:value-type="string">
            <text:p text:style-name="Table_20_Contents"/>
          </table:table-cell>
          <table:table-cell table:style-name="Table39.H20" office:value-type="string">
            <text:p text:style-name="Table_20_Contents"/>
          </table:table-cell>
          <table:table-cell table:style-name="Table39.I20" office:value-type="string">
            <text:p text:style-name="Table_20_Contents"/>
          </table:table-cell>
          <table:table-cell table:style-name="Table39.J20" office:value-type="string">
            <text:p text:style-name="P28">YES</text:p>
          </table:table-cell>
        </table:table-row>
      </table:table>
      <text:p text:style-name="Table">Table 36: Global Hooks Invocation</text:p>
      <text:p text:style-name="P43">Note that the “after_login” hook is only actually called when:</text:p>
      <text:list xml:id="list69448314" text:style-name="L59">
        <text:list-item>
          <text:p text:style-name="P122">The client did not provide a valid session ID.</text:p>
        </text:list-item>
        <text:list-item>
          <text:p text:style-name="P122">The client did provide enough information to be logged-in during this request.</text:p>
        </text:list-item>
      </text:list>
      <text:p text:style-name="Text_20_body"/>
      <table:table table:name="Table40" table:style-name="Table40">
        <table:table-column table:style-name="Table40.A"/>
        <table:table-column table:style-name="Table40.B"/>
        <table:table-column table:style-name="Table40.C" table:number-columns-repeated="7"/>
        <table:table-column table:style-name="Table40.B"/>
        <table:table-header-rows>
          <table:table-row table:style-name="Table40.1">
            <table:table-cell table:style-name="Table40.A1" office:value-type="string">
              <text:p text:style-name="P35">DATASET <text:s/>Hook</text:p>
            </table:table-cell>
            <table:table-cell table:style-name="Table40.A1" office:value-type="string">
              <text:p text:style-name="P36">__status</text:p>
            </table:table-cell>
            <table:table-cell table:style-name="Table40.A1" office:value-type="string">
              <text:p text:style-name="P36">__habitat</text:p>
            </table:table-cell>
            <table:table-cell table:style-name="Table40.A1" office:value-type="string">
              <text:p text:style-name="P36">__login</text:p>
            </table:table-cell>
            <table:table-cell table:style-name="Table40.A1" office:value-type="string">
              <text:p text:style-name="P36">__logout</text:p>
            </table:table-cell>
            <table:table-cell table:style-name="Table40.A1" office:value-type="string">
              <text:p text:style-name="P36">Exec</text:p>
            </table:table-cell>
            <table:table-cell table:style-name="Table40.A1" office:value-type="string">
              <text:p text:style-name="P36">Plugin</text:p>
            </table:table-cell>
            <table:table-cell table:style-name="Table40.A1" office:value-type="string">
              <text:p text:style-name="P36">DBI Fetch</text:p>
            </table:table-cell>
            <table:table-cell table:style-name="Table40.A1" office:value-type="string">
              <text:p text:style-name="P36">SDP Fetch</text:p>
            </table:table-cell>
            <table:table-cell table:style-name="Table40.J1" office:value-type="string">
              <text:p text:style-name="P36">DBI Store</text:p>
            </table:table-cell>
          </table:table-row>
        </table:table-header-rows>
        <table:table-row table:style-name="Table40.1">
          <table:table-cell table:style-name="Table40.A2" office:value-type="string">
            <text:p text:style-name="Table_20_Contents">start</text:p>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H2" office:value-type="string">
            <text:p text:style-name="P28">YES</text:p>
          </table:table-cell>
          <table:table-cell table:style-name="Table40.I2" office:value-type="string">
            <text:p text:style-name="P28">YES</text:p>
          </table:table-cell>
          <table:table-cell table:style-name="Table40.J2" office:value-type="string">
            <text:p text:style-name="P28">YES</text:p>
          </table:table-cell>
        </table:table-row>
        <table:table-row table:style-name="Table40.1">
          <table:table-cell table:style-name="Table40.A3" office:value-type="string">
            <text:p text:style-name="Table_20_Contents">finish</text:p>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H3" office:value-type="string">
            <text:p text:style-name="P28">YES</text:p>
          </table:table-cell>
          <table:table-cell table:style-name="Table40.I3" office:value-type="string">
            <text:p text:style-name="P28">YES</text:p>
          </table:table-cell>
          <table:table-cell table:style-name="Table40.J3" office:value-type="string">
            <text:p text:style-name="P28">YES</text:p>
          </table:table-cell>
        </table:table-row>
        <text:soft-page-break/>
        <table:table-row table:style-name="Table40.1">
          <table:table-cell table:style-name="Table40.B2" office:value-type="string">
            <text:p text:style-name="Table_20_Contents"/>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J4" office:value-type="string">
            <text:p text:style-name="P28"/>
          </table:table-cell>
        </table:table-row>
        <table:table-row table:style-name="Table40.1">
          <table:table-cell table:style-name="Table40.A5" office:value-type="string">
            <text:p text:style-name="Table_20_Contents">dataset_pre_fetch</text:p>
          </table:table-cell>
          <table:table-cell table:style-name="Table40.B2" office:value-type="string">
            <text:p text:style-name="P28"/>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5" office:value-type="string">
            <text:p text:style-name="P28">YES</text:p>
          </table:table-cell>
          <table:table-cell table:style-name="Table40.I5" office:value-type="string">
            <text:p text:style-name="P28">YES</text:p>
          </table:table-cell>
          <table:table-cell table:style-name="Table40.J5" office:value-type="string">
            <text:p text:style-name="Table_20_Contents"/>
          </table:table-cell>
        </table:table-row>
        <table:table-row table:style-name="Table40.1">
          <table:table-cell table:style-name="Table40.A6" office:value-type="string">
            <text:p text:style-name="Table_20_Contents">dataset_fetch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6" office:value-type="string">
            <text:p text:style-name="P28">YES</text:p>
          </table:table-cell>
          <table:table-cell table:style-name="Table40.I6" office:value-type="string">
            <text:p text:style-name="P28">YES</text:p>
          </table:table-cell>
          <table:table-cell table:style-name="Table40.J6" office:value-type="string">
            <text:p text:style-name="Table_20_Contents"/>
          </table:table-cell>
        </table:table-row>
        <table:table-row table:style-name="Table40.1">
          <table:table-cell table:style-name="Table40.A7" office:value-type="string">
            <text:p text:style-name="Table_20_Contents">dataset_pre_store</text:p>
          </table:table-cell>
          <table:table-cell table:style-name="Table40.B2" office:value-type="string">
            <text:p text:style-name="P28"/>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7" office:value-type="string">
            <text:p text:style-name="P28"/>
          </table:table-cell>
          <table:table-cell table:style-name="Table40.I7" office:value-type="string">
            <text:p text:style-name="P28"/>
          </table:table-cell>
          <table:table-cell table:style-name="Table40.J7" office:value-type="string">
            <text:p text:style-name="P28">YES</text:p>
          </table:table-cell>
        </table:table-row>
        <table:table-row table:style-name="Table40.1">
          <table:table-cell table:style-name="Table40.A8" office:value-type="string">
            <text:p text:style-name="Table_20_Contents">dataset_stor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8" office:value-type="string">
            <text:p text:style-name="P28"/>
          </table:table-cell>
          <table:table-cell table:style-name="Table40.I8" office:value-type="string">
            <text:p text:style-name="P28"/>
          </table:table-cell>
          <table:table-cell table:style-name="Table40.J8" office:value-type="string">
            <text:p text:style-name="P28">YES</text:p>
          </table:table-cell>
        </table:table-row>
        <table:table-row table:style-name="Table40.1">
          <table:table-cell table:style-name="Table40.A9" office:value-type="string">
            <text:p text:style-name="Table_20_Contents">before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9" office:value-type="string">
            <text:p text:style-name="Table_20_Contents"/>
          </table:table-cell>
          <table:table-cell table:style-name="Table40.I9" office:value-type="string">
            <text:p text:style-name="Table_20_Contents"/>
          </table:table-cell>
          <table:table-cell table:style-name="Table40.J9" office:value-type="string">
            <text:p text:style-name="P28">YES</text:p>
          </table:table-cell>
        </table:table-row>
        <table:table-row table:style-name="Table40.1">
          <table:table-cell table:style-name="Table40.A10" office:value-type="string">
            <text:p text:style-name="Table_20_Contents">after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0" office:value-type="string">
            <text:p text:style-name="Table_20_Contents"/>
          </table:table-cell>
          <table:table-cell table:style-name="Table40.I10" office:value-type="string">
            <text:p text:style-name="Table_20_Contents"/>
          </table:table-cell>
          <table:table-cell table:style-name="Table40.J10" office:value-type="string">
            <text:p text:style-name="P28">YES</text:p>
          </table:table-cell>
        </table:table-row>
        <table:table-row table:style-name="Table40.1">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J4" office:value-type="string">
            <text:p text:style-name="P28"/>
          </table:table-cell>
        </table:table-row>
        <table:table-row table:style-name="Table40.1">
          <table:table-cell table:style-name="Table40.A12" office:value-type="string">
            <text:p text:style-name="Table_20_Contents">before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2" office:value-type="string">
            <text:p text:style-name="Table_20_Contents"/>
          </table:table-cell>
          <table:table-cell table:style-name="Table40.I12" office:value-type="string">
            <text:p text:style-name="Table_20_Contents"/>
          </table:table-cell>
          <table:table-cell table:style-name="Table40.J12" office:value-type="string">
            <text:p text:style-name="P28">YES</text:p>
          </table:table-cell>
        </table:table-row>
        <table:table-row table:style-name="Table40.1">
          <table:table-cell table:style-name="Table40.A13" office:value-type="string">
            <text:p text:style-name="Table_20_Contents">after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3" office:value-type="string">
            <text:p text:style-name="Table_20_Contents"/>
          </table:table-cell>
          <table:table-cell table:style-name="Table40.I13" office:value-type="string">
            <text:p text:style-name="Table_20_Contents"/>
          </table:table-cell>
          <table:table-cell table:style-name="Table40.J13" office:value-type="string">
            <text:p text:style-name="P28">YES</text:p>
          </table:table-cell>
        </table:table-row>
      </table:table>
      <text:p text:style-name="Table">Table 37: Dataset Hook Invocation</text:p>
      <text:p text:style-name="Text_20_body">Note that:</text:p>
      <text:list xml:id="list1558694294" text:style-name="L60">
        <text:list-item>
          <text:p text:style-name="P139">You may implement none, some, or all hook methods in your hook module.</text:p>
        </text:list-item>
        <text:list-item>
          <text:p text:style-name="P123">All implemented hook methods must all return “1”.</text:p>
        </text:list-item>
        <text:list-item>
          <text:p text:style-name="P123">There is no way for a hook to stop processing, other than to call “die”.</text:p>
        </text:list-item>
        <text:list-item>
          <text:p text:style-name="P123">If an SQL error occurs during dataset updates, any following before_one, after_one and after_all hook calls will be skipped. <text:s/>Only the finish hook call will be invoked.</text:p>
        </text:list-item>
        <text:list-item>
          <text:p text:style-name="P123">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43">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49">Attribute</text:p>
          </table:table-cell>
          <table:table-cell table:style-name="Table41.A1" office:value-type="string">
            <text:p text:style-name="P49">Default</text:p>
          </table:table-cell>
          <table:table-cell table:style-name="Table41.C1" office:value-type="string">
            <text:p text:style-name="P49">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27">Hook</text:p>
          </table:table-cell>
          <table:table-cell table:style-name="Table42.B1" office:value-type="string">
            <text:p text:style-name="P27">Notes</text:p>
          </table:table-cell>
        </table:table-row>
        <text:soft-page-break/>
        <table:table-row table:style-name="Table42.1">
          <table:table-cell table:style-name="Table42.A2" office:value-type="string">
            <text:p text:style-name="P27">GLOBAL</text:p>
            <text:p text:style-name="P27">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2167890072" text:style-name="L61">
              <text:list-item>
                <text:p text:style-name="P134">$jconfig,</text:p>
              </text:list-item>
              <text:list-item>
                <text:p text:style-name="P140">$hook_parameters_href</text:p>
              </text:list-item>
            </text:list>
            <text:p text:style-name="Text_20_body"><text:span text:style-name="Default_20_Paragraph_20_Font"><text:span text:style-name="T9">$jconfig</text:span></text:span> is the internal Jarvis configuration object containing the query context. <text:s/>Refer to the description in the preceding “Plugin” chapter.</text:p>
            <text:p text:style-name="Text_20_body"><text:span text:style-name="Default_20_Paragraph_20_Font"><text:span text:style-name="T9">$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27">GLOBAL</text:p>
            <text:p text:style-name="P27">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2346023743" text:style-name="L62">
              <text:list-item>
                <text:p text:style-name="P125">Add some extra root level parameters (by modifying $extra_href)</text:p>
              </text:list-item>
              <text:list-item>
                <text:p text:style-name="P125">Perform a custom encoding into text (by setting $return_text)</text:p>
              </text:list-item>
            </text:list>
            <text:p text:style-name="Text_20_body">Args are:</text:p>
            <text:list xml:id="list170130028571143" text:style-name="L61">
              <text:list-item>
                <text:p text:style-name="P134">$jconfig</text:p>
              </text:list-item>
              <text:list-item>
                <text:p text:style-name="P134">$hook_parameters_href</text:p>
              </text:list-item>
              <text:list-item>
                <text:p text:style-name="P134">$extra_href</text:p>
              </text:list-item>
              <text:list-item>
                <text:p text:style-name="P124">$return_text_ref</text:p>
              </text:list-item>
            </text:list>
            <text:p text:style-name="Text_20_body"><text:span text:style-name="Default_20_Paragraph_20_Font"><text:span text:style-name="T9">$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9">$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27">GLOBAL</text:p>
            <text:p text:style-name="P27">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62">
              <text:list-item>
                <text:p text:style-name="P125">Add some extra root level parameters (by modifying $extra_href)</text:p>
              </text:list-item>
              <text:list-item>
                <text:p text:style-name="P125">Alter the the returned data structure (by modifying $return_object)</text:p>
              </text:list-item>
              <text:list-item>
                <text:p text:style-name="P125">Perform a custom encoding into text (by setting $return_text_ref)</text:p>
              </text:list-item>
            </text:list>
            <text:p text:style-name="Text_20_body">Args are:</text:p>
            <text:list xml:id="list170129845842175" text:style-name="L61">
              <text:list-item>
                <text:p text:style-name="P134">$jconfig</text:p>
              </text:list-item>
              <text:list-item>
                <text:p text:style-name="P134">$hook_parameters_href</text:p>
              </text:list-item>
              <text:list-item>
                <text:p text:style-name="P134">$user_args_href</text:p>
              </text:list-item>
              <text:list-item>
                <text:p text:style-name="P134">$results_aref</text:p>
              </text:list-item>
              <text:list-item>
                <text:p text:style-name="P134">$extra_href</text:p>
              </text:list-item>
              <text:list-item>
                <text:p text:style-name="P124">$return_text_ref</text:p>
              </text:list-item>
            </text:list>
            <text:p text:style-name="Text_20_body"><text:span text:style-name="Default_20_Paragraph_20_Font"><text:span text:style-name="T9">$user_args_href</text:span></text:span> is the hash of CGI parameters plus numbered and named RESTful args that were used by the top-level dataset.</text:p>
            <text:p text:style-name="Text_20_body"><text:span text:style-name="Default_20_Paragraph_20_Font"><text:span text:style-name="T9">$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27">GLOBAL</text:p>
            <text:p text:style-name="P27">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62">
              <text:list-item>
                <text:p text:style-name="P125">Add some extra root level parameters (by modifying $extra_href)</text:p>
              </text:list-item>
              <text:list-item>
                <text:p text:style-name="P125">Modify the returned content (by modifying $results_aref)</text:p>
              </text:list-item>
              <text:list-item>
                <text:p text:style-name="P125">Perform a custom encoding into text (by setting $return_text_ref)</text:p>
              </text:list-item>
            </text:list>
            <text:p text:style-name="Text_20_body">Args are:</text:p>
            <text:list xml:id="list170130050591678" text:style-name="L61">
              <text:list-item>
                <text:p text:style-name="P134">$jconfig</text:p>
              </text:list-item>
              <text:list-item>
                <text:p text:style-name="P134">$hook_parameters_href</text:p>
              </text:list-item>
              <text:list-item>
                <text:p text:style-name="P134">$user_args_href</text:p>
              </text:list-item>
              <text:list-item>
                <text:p text:style-name="P134">$results_aref</text:p>
              </text:list-item>
              <text:list-item>
                <text:p text:style-name="P134">$extra_href</text:p>
              </text:list-item>
              <text:list-item>
                <text:p text:style-name="P124">$return_text_ref</text:p>
              </text:list-item>
            </text:list>
            <text:p text:style-name="Text_20_body"><text:span text:style-name="Default_20_Paragraph_20_Font"><text:span text:style-name="T9">$results_aref</text:span></text:span> is the array of returned information that will be passed back to the client. <text:s/>There is one array element for each requested change. <text:s/>Each of these is a HASH with the following elements:</text:p>
            <text:list xml:id="list3807788413" text:style-name="L63">
              <text:list-item>
                <text:p text:style-name="P135">success → 0/1 flag did this update succeed?</text:p>
              </text:list-item>
              <text:list-item>
                <text:p text:style-name="P135">message → Error message if not success.</text:p>
              </text:list-item>
              <text:list-item>
                <text:p text:style-name="P135">modified → Number of modifications associated with this change.</text:p>
              </text:list-item>
              <text:list-item>
                <text:p text:style-name="P126">returning → Array of “returning” values from this change.</text:p>
              </text:list-item>
            </text:list>
          </table:table-cell>
        </table:table-row>
        <table:table-row table:style-name="Table42.1">
          <table:table-cell table:style-name="Table42.A6" office:value-type="string">
            <text:p text:style-name="P27">GLOBAL</text:p>
            <text:p text:style-name="P27">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1">
              <text:list-item>
                <text:p text:style-name="P134">$jconfig</text:p>
              </text:list-item>
              <text:list-item>
                <text:p text:style-name="P134">$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43">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27">Hook</text:p>
            </table:table-cell>
            <table:table-cell table:style-name="Table43.B1" office:value-type="string">
              <text:p text:style-name="P27">Notes</text:p>
            </table:table-cell>
          </table:table-row>
        </table:table-header-rows>
        <table:table-row>
          <table:table-cell table:style-name="Table43.A2" office:value-type="string">
            <text:p text:style-name="P27">GLOBAL</text:p>
            <text:p text:style-name="P27">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63149707407161" text:continue-numbering="true" text:style-name="L61">
              <text:list-item>
                <text:p text:style-name="P134">$jconfig,</text:p>
              </text:list-item>
              <text:list-item>
                <text:p text:style-name="P134">$hook_parameters_href</text:p>
              </text:list-item>
              <text:list-item>
                <text:p text:style-name="P124">$additional_safe_href</text:p>
              </text:list-item>
            </text:list>
            <text:p text:style-name="Text_20_body"><text:span text:style-name="Default_20_Paragraph_20_Font"><text:span text:style-name="T9">$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able:table-row>
          <table:table-cell table:style-name="Table43.A3" office:value-type="string">
            <text:p text:style-name="P27">GLOBAL</text:p>
            <text:p text:style-name="P27">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text:soft-page-break/>Args are:</text:p>
            <text:list xml:id="list163150032905445" text:continue-numbering="true" text:style-name="L61">
              <text:list-item>
                <text:p text:style-name="P134">$jconfig,</text:p>
              </text:list-item>
              <text:list-item>
                <text:p text:style-name="P140">$hook_parameters_href</text:p>
              </text:list-item>
            </text:list>
          </table:table-cell>
        </table:table-row>
        <table:table-row>
          <table:table-cell table:style-name="Table43.A4" office:value-type="string">
            <text:p text:style-name="P27">GLOBAL</text:p>
            <text:p text:style-name="P27">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63149927071778" text:continue-numbering="true" text:style-name="L61">
              <text:list-item>
                <text:p text:style-name="P134">$jconfig,</text:p>
              </text:list-item>
              <text:list-item>
                <text:p text:style-name="P134">$hook_parameters_href</text:p>
              </text:list-item>
              <text:list-item>
                <text:p text:style-name="P134">$dbname</text:p>
              </text:list-item>
              <text:list-item>
                <text:p text:style-name="P134">$dbtype</text:p>
              </text:list-item>
              <text:list-item>
                <text:p text:style-name="P134">dbconnect_ref</text:p>
              </text:list-item>
              <text:list-item>
                <text:p text:style-name="P134">$dbusername_ref</text:p>
              </text:list-item>
              <text:list-item>
                <text:p text:style-name="P134">$dbpassword_ref</text:p>
              </text:list-item>
              <text:list-item>
                <text:p text:style-name="P124">$parameters_href</text:p>
              </text:list-item>
            </text:list>
            <text:p text:style-name="Text_20_body"><text:span text:style-name="Default_20_Paragraph_20_Font"><text:span text:style-name="T9">$dbname</text:span></text:span> is the identifier for the database within the Jarvis configuration file. <text:s/>E.g. “default”.</text:p>
            <text:p text:style-name="Text_20_body"><text:span text:style-name="Default_20_Paragraph_20_Font"><text:span text:style-name="T9">$dbtype</text:span></text:span> is the key “dbi” or “sdp” used within the Jarvis configuration file to distinguish between DBI and other database mechanisms.</text:p>
            <text:p text:style-name="Text_20_body"><text:span text:style-name="Default_20_Paragraph_20_Font"><text:span text:style-name="T9">$dbconnect_ref</text:span></text:span> is the DBI or SDP connection string that has been determined. <text:s/>This may be modified by the hook.</text:p>
            <text:p text:style-name="Text_20_body"><text:span text:style-name="Default_20_Paragraph_20_Font"><text:span text:style-name="T9">$dbusername_ref</text:span></text:span> is the configured username. <text:s/>The hook may modify.</text:p>
            <text:p text:style-name="Text_20_body"><text:span text:style-name="Default_20_Paragraph_20_Font"><text:span text:style-name="T9">$dbpassword_ref</text:span></text:span> is the configured password. <text:s/>The hook may modify.</text:p>
            <text:p text:style-name="Text_20_body"><text:span text:style-name="Default_20_Paragraph_20_Font"><text:span text:style-name="T9">$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Per-Dataset Hook Points<text:bookmark-end text:name="__RefHeading___Toc8080_1867974170"/></text:h>
      <text:p text:style-name="P43">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27">Hook</text:p>
            </table:table-cell>
            <table:table-cell table:style-name="Table44.B1" office:value-type="string">
              <text:p text:style-name="P27">Notes</text:p>
            </table:table-cell>
          </table:table-row>
        </table:table-header-rows>
        <table:table-row table:style-name="Table44.1">
          <table:table-cell table:style-name="Table44.A2" office:value-type="string">
            <text:p text:style-name="P27">DATASET</text:p>
            <text:p text:style-name="P27">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44">Args are:</text:p>
            <text:list xml:id="list163148395399199" text:continue-numbering="true" text:style-name="L61">
              <text:list-item>
                <text:p text:style-name="P137">$jconfig,</text:p>
              </text:list-item>
              <text:list-item>
                <text:p text:style-name="P134">$hook_parameters_href</text:p>
              </text:list-item>
              <text:list-item>
                <text:p text:style-name="P140">$dsxml</text:p>
              </text:list-item>
            </text:list>
            <text:p text:style-name="Text_20_body"><text:span text:style-name="Default_20_Paragraph_20_Font"><text:span text:style-name="T9">$dsxml</text:span></text:span> is an XML::Smart object containing the dataset's XML definition.</text:p>
          </table:table-cell>
        </table:table-row>
        <text:soft-page-break/>
        <table:table-row table:style-name="Table44.1">
          <table:table-cell table:style-name="Table44.A3" office:value-type="string">
            <text:p text:style-name="P27">GLOBAL/DATASET</text:p>
            <text:p text:style-name="P27">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63148666115830" text:continue-numbering="true" text:style-name="L61">
              <text:list-item>
                <text:p text:style-name="P134">$jconfig</text:p>
              </text:list-item>
              <text:list-item>
                <text:p text:style-name="P134">$hook_parameters_href</text:p>
              </text:list-item>
              <text:list-item>
                <text:p text:style-name="P134">$dsxml</text:p>
              </text:list-item>
              <text:list-item>
                <text:p text:style-name="P140">$safe_params_href</text:p>
              </text:list-item>
            </text:list>
            <text:p text:style-name="P55"><text:span text:style-name="Default_20_Paragraph_20_Font"><text:span text:style-name="T9">$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27">GLOBAL/DATASET</text:p>
            <text:p text:style-name="P27">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63148566048831" text:continue-numbering="true" text:style-name="L61">
              <text:list-item>
                <text:p text:style-name="P134">$jconfig</text:p>
              </text:list-item>
              <text:list-item>
                <text:p text:style-name="P134">$hook_parameters_href</text:p>
              </text:list-item>
              <text:list-item>
                <text:p text:style-name="P134">$dsxml</text:p>
              </text:list-item>
              <text:list-item>
                <text:p text:style-name="P134">$safe_params_href</text:p>
              </text:list-item>
              <text:list-item>
                <text:p text:style-name="P140">$rows_aref</text:p>
              </text:list-item>
            </text:list>
            <text:p text:style-name="Text_20_body">The hook may modify values in $safe_params_href to change the input parameters to the store statements.</text:p>
            <text:p text:style-name="Text_20_body"><text:span text:style-name="Default_20_Paragraph_20_Font"><text:span text:style-name="T9">$rows_aref</text:span></text:span> is a reference to the array of row changes to be stored. <text:s/>The hook may change these parameters and may also add/remove rows.</text:p>
          </table:table-cell>
        </table:table-row>
        <table:table-row table:style-name="Table44.1">
          <table:table-cell table:style-name="Table44.A5" office:value-type="string">
            <text:p text:style-name="P27">GLOBAL/DATASET</text:p>
            <text:p text:style-name="P27">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63149447024150" text:continue-numbering="true" text:style-name="L61">
              <text:list-item>
                <text:p text:style-name="P134">$jconfig</text:p>
              </text:list-item>
              <text:list-item>
                <text:p text:style-name="P134">$hook_parameters_href</text:p>
              </text:list-item>
              <text:list-item>
                <text:p text:style-name="P134">$dsxml</text:p>
              </text:list-item>
              <text:list-item>
                <text:p text:style-name="P134">$safe_params_href</text:p>
              </text:list-item>
              <text:list-item>
                <text:p text:style-name="P124">$fields_aref</text:p>
              </text:list-item>
            </text:list>
            <text:p text:style-name="Text_20_body"><text:span text:style-name="Default_20_Paragraph_20_Font"><text:span text:style-name="T9">$fields_aref</text:span></text:span> is the array of user change objects submitted for this request. <text:s/>Changes to values in this array will be reflected in the subsequent insert/update/delete operations.</text:p>
            <text:p text:style-name="P55">Changes to $safe_params_href will affect only the &lt;before&gt; SQL.</text:p>
          </table:table-cell>
        </table:table-row>
        <text:soft-page-break/>
        <table:table-row table:style-name="Table44.1">
          <table:table-cell table:style-name="Table44.A6" office:value-type="string">
            <text:p text:style-name="P27">GLOBAL/DATASET</text:p>
            <text:p text:style-name="P27">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63148643436554" text:continue-numbering="true" text:style-name="L61">
              <text:list-item>
                <text:p text:style-name="P134">$jconfig</text:p>
              </text:list-item>
              <text:list-item>
                <text:p text:style-name="P134">$hook_parameters_href</text:p>
              </text:list-item>
              <text:list-item>
                <text:p text:style-name="P134">$dsxml</text:p>
              </text:list-item>
              <text:list-item>
                <text:p text:style-name="P134">$safe_params_href</text:p>
              </text:list-item>
              <text:list-item>
                <text:p text:style-name="P134">$fields_aref</text:p>
              </text:list-item>
              <text:list-item>
                <text:p text:style-name="P124">$results_aref</text:p>
              </text:list-item>
            </text:list>
            <text:p text:style-name="Text_20_body"><text:span text:style-name="Default_20_Paragraph_20_Font"><text:span text:style-name="T9">$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27">GLOBAL/DATASET</text:p>
            <text:p text:style-name="P27">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28877157955" text:style-name="L62">
              <text:list-item>
                <text:p text:style-name="P68">Add some extra scalar parameters (by modifying $extra_href)</text:p>
              </text:list-item>
              <text:list-item>
                <text:p text:style-name="P125">Modify the returned content (by modifying $rows_aref)</text:p>
              </text:list-item>
            </text:list>
            <text:p text:style-name="Text_20_body">Args are:</text:p>
            <text:list xml:id="list170130877506987" text:style-name="L61">
              <text:list-item>
                <text:p text:style-name="P134">$jconfig</text:p>
              </text:list-item>
              <text:list-item>
                <text:p text:style-name="P134">$hook_parameters_href</text:p>
              </text:list-item>
              <text:list-item>
                <text:p text:style-name="P134">$dsxml</text:p>
              </text:list-item>
              <text:list-item>
                <text:p text:style-name="P134">$safe_params_href</text:p>
              </text:list-item>
              <text:list-item>
                <text:p text:style-name="P134">$rows_aref</text:p>
              </text:list-item>
              <text:list-item>
                <text:p text:style-name="P134">$extra_href</text:p>
              </text:list-item>
              <text:list-item>
                <text:p text:style-name="P140">$column_names_aref</text:p>
              </text:list-item>
            </text:list>
            <text:p text:style-name="Text_20_body"><text:span text:style-name="Default_20_Paragraph_20_Font"><text:span text:style-name="T9">$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9">$column_names_aref</text:span></text:span> is a reference to the array of all the column names returned by the SQL query.</text:p>
          </table:table-cell>
        </table:table-row>
        <table:table-row table:style-name="Table44.1">
          <table:table-cell table:style-name="Table44.A8" office:value-type="string">
            <text:p text:style-name="P27">GLOBAL/DATASET</text:p>
            <text:p text:style-name="P27">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30985042769" text:style-name="L62">
              <text:list-item>
                <text:p text:style-name="P68">Add some extra scalar parameters (by modifying $extra_href)</text:p>
              </text:list-item>
              <text:list-item>
                <text:p text:style-name="P125">Modify the returned content (by modifying $rows_aref)</text:p>
              </text:list-item>
            </text:list>
            <text:p text:style-name="Text_20_body">Args are:</text:p>
            <text:list xml:id="list3454254977" text:style-name="L64">
              <text:list-item>
                <text:p text:style-name="P136">$jconfig</text:p>
              </text:list-item>
              <text:list-item>
                <text:p text:style-name="P136">$hook_parameters_href</text:p>
              </text:list-item>
              <text:list-item>
                <text:p text:style-name="P136">$dsxml</text:p>
              </text:list-item>
              <text:list-item>
                <text:p text:style-name="P136">$safe_params_href</text:p>
              </text:list-item>
              <text:list-item>
                <text:p text:style-name="P136">$results_aref</text:p>
              </text:list-item>
              <text:list-item>
                <text:p text:style-name="P141">$extra_href</text:p>
              </text:list-item>
            </text:list>
            <text:p text:style-name="P55"><text:span text:style-name="Default_20_Paragraph_20_Font"><text:span text:style-name="T9">$results_aref</text:span></text:span> is the same format as described for the “return_store” hook.</text:p>
            <text:p text:style-name="P55">Note that you must take care with $extra_href when using nested datasets, as child datasets may conflict with parent datasets if they are both setting return global attributes.</text:p>
          </table:table-cell>
        </table:table-row>
        <text:soft-page-break/>
        <table:table-row table:style-name="Table44.1">
          <table:table-cell table:style-name="Table44.A9" office:value-type="string">
            <text:p text:style-name="P27">DATASET</text:p>
            <text:p text:style-name="P27">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1">
              <text:list-item>
                <text:p text:style-name="P134">$jconfig</text:p>
              </text:list-item>
              <text:list-item>
                <text:p text:style-name="P134">$hook_parameters_href</text:p>
              </text:list-item>
              <text:list-item>
                <text:p text:style-name="P124">$dsxml</text:p>
              </text:list-item>
            </text:list>
          </table:table-cell>
        </table:table-row>
      </table:table>
      <text:p text:style-name="Table">Table 41: Per-Dataset Hook Points</text:p>
      <text:h text:style-name="Heading_20_2" text:outline-level="2"><text:bookmark-start text:name="__RefHeading___Toc8082_1867974170"/>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27">Hook</text:p>
            </table:table-cell>
            <table:table-cell table:style-name="Table45.B1" office:value-type="string">
              <text:p text:style-name="P27">Notes</text:p>
            </table:table-cell>
          </table:table-row>
        </table:table-header-rows>
        <table:table-row table:style-name="Table45.1">
          <table:table-cell table:style-name="Table45.A2" office:value-type="string">
            <text:p text:style-name="P27">GLOBAL/DATASET</text:p>
            <text:p text:style-name="P27">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63148707938765" text:continue-numbering="true" text:style-name="L61">
              <text:list-item>
                <text:p text:style-name="P134">$jconfig</text:p>
              </text:list-item>
              <text:list-item>
                <text:p text:style-name="P134">$hook_parameters_href</text:p>
              </text:list-item>
              <text:list-item>
                <text:p text:style-name="P134">$dsxml</text:p>
              </text:list-item>
              <text:list-item>
                <text:p text:style-name="P124">$safe_row_params_href</text:p>
              </text:list-item>
            </text:list>
            <text:p text:style-name="Text_20_body"><text:span text:style-name="Default_20_Paragraph_20_Font"><text:span text:style-name="T9">$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27">GLOBAL/DATASET</text:p>
            <text:p text:style-name="P27">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63149452276132" text:continue-numbering="true" text:style-name="L61">
              <text:list-item>
                <text:p text:style-name="P134">$jconfig</text:p>
              </text:list-item>
              <text:list-item>
                <text:p text:style-name="P134">$hook_parameters_href</text:p>
              </text:list-item>
              <text:list-item>
                <text:p text:style-name="P134">$dsxml</text:p>
              </text:list-item>
              <text:list-item>
                <text:p text:style-name="P134">$safe_row_params_href</text:p>
              </text:list-item>
              <text:list-item>
                <text:p text:style-name="P124">$row_result_href</text:p>
              </text:list-item>
            </text:list>
            <text:p text:style-name="Text_20_body"><text:span text:style-name="Default_20_Paragraph_20_Font"><text:span text:style-name="T9">$safe_row_params_href</text:span></text:span> is the hash of variables previously bound to the single SQL row update. <text:s/>Changing values in this hash will have no effect.</text:p>
            <text:p text:style-name="Text_20_body"><text:span text:style-name="Default_20_Paragraph_20_Font"><text:span text:style-name="T9">$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text:soft-page-break/>Sample Global Hook Template<text:bookmark-end text:name="__RefHeading___Toc8084_1867974170"/></text:h>
      <text:p text:style-name="P43">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56"># PER QUERY GLOBAL HOOKS</text:p>
      <text:p text:style-name="Code"/>
      <text:p text:style-name="P45"># Global "start" hook.</text:p>
      <text:p text:style-name="P45"># CALLED: After all Jarvis setup is complete.</text:p>
      <text:p text:style-name="P45">sub hook::ExampleGlobalHook::start {</text:p>
      <text:p text:style-name="P45"><text:s text:c="4"/>my ($jconfig, $hook_params_href) = @_;</text:p>
      <text:p text:style-name="P45"><text:s text:c="4"/>return 1;</text:p>
      <text:p text:style-name="P45">}</text:p>
      <text:p text:style-name="P45"/>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56">#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45"># "before_logout" hook.</text:p>
      <text:p text:style-name="Code"># CALLED: Before explicit session logout by the client</text:p>
      <text:p text:style-name="Code">sub hook::ExampleGlobalHook::before_logout {</text:p>
      <text:p text:style-name="Code"><text:s text:c="4"/>my ($jconfig, $hook_params_href) = @_;</text:p>
      <text:p text:style-name="Code"><text:soft-page-break/><text:s text:c="4"/>return 1;</text:p>
      <text:p text:style-name="Code">}</text:p>
      <text:p text:style-name="Code"/>
      <text:p text:style-name="P45">#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56">#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 @_;</text:p>
      <text:p text:style-name="Code"><text:soft-page-break/><text:s text:c="4"/>return 1;</text:p>
      <text:p text:style-name="Code">}</text:p>
      <text:p text:style-name="Code"/>
      <text:p text:style-name="P47"># PER-ROW GLOBAL HOOKS</text:p>
      <text:p text:style-name="P45"/>
      <text:p text:style-name="P45">#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43">A dataset hook module may use any of the Per-Dataset or Per-Row hooks listed above. <text:s/>Note that the “start” hook for a Dataset has the additional <text:span text:style-name="Default_20_Paragraph_20_Font"><text:span text:style-name="T9">$dsxml</text:span></text:span> parameter available.</text:p>
      <text:p text:style-name="Code">use strict;</text:p>
      <text:p text:style-name="Code">use warnings;</text:p>
      <text:p text:style-name="Code"/>
      <text:p text:style-name="P56"># PER-DATASET DATASET HOOKS</text:p>
      <text:p text:style-name="Code"/>
      <text:p text:style-name="P45"># Dataset "start" hook.</text:p>
      <text:p text:style-name="P45"># CALLED: ("fetch" AND "store") Just after loading dataset config.</text:p>
      <text:p text:style-name="P45">sub hook::ExampleGlobalHook::start {</text:p>
      <text:p text:style-name="P45"><text:s text:c="4"/>my ($jconfig, $hook_params_href, $dsxml) = @_;</text:p>
      <text:p text:style-name="P45"><text:s text:c="4"/>return 1;</text:p>
      <text:p text:style-name="P45">}</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56">#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text:soft-page-break/>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9">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144"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57">&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1864691085" text:style-name="L65">
        <text:list-item>
          <text:p text:style-name="P127">Dual-Core Intel @ 2.5 GHz, 4G of RAM. <text:s/>(CPU Blowfish rating 7.09).</text:p>
        </text:list-item>
        <text:list-item>
          <text:p text:style-name="P127">Kubuntu 09.10 (Karmic Koala).</text:p>
        </text:list-item>
        <text:list-item>
          <text:p text:style-name="P127">Apache 2 webserver using HTTP (not SSL).</text:p>
        </text:list-item>
        <text:list-item>
          <text:p text:style-name="P127">Apache jmeter client with five simultaneous threads.</text:p>
        </text:list-item>
        <text:list-item>
          <text:p text:style-name="P127">PostgreSQL database.</text:p>
        </text:list-item>
        <text:list-item>
          <text:p text:style-name="P127">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9">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font-size="10.5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0.5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style:font-name-asian="Courier 10 Pitch" style:font-family-asian="'Courier 10 Pitch'" style:font-family-generic-asian="system" style:font-pitch-asian="fixed"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2ce073"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1e0924" style:font-style-asian="italic" style:font-style-complex="italic"/>
    </style:style>
    <style:style style:name="MT4" style:family="text">
      <style:text-properties fo:font-style="italic" officeooo:rsid="0034ac91"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March</text:span></text:span><text:span text:style-name="Default_20_Paragraph_20_Font"><text:span text:style-name="MT2"> 201</text:span></text:span><text:span text:style-name="Default_20_Paragraph_20_Font"><text:span text:style-name="MT1">9</text:span></text:span><text:span text:style-name="Default_20_Paragraph_20_Font"><text:span text:style-name="MT2"><text:tab/>Working with Jarvis – v6.</text:span></text:span><text:span text:style-name="Default_20_Paragraph_20_Font"><text:span text:style-name="MT3">6.</text:span></text:span><text:span text:style-name="Default_20_Paragraph_20_Font"><text:span text:style-name="MT4">3</text:span></text:span><text:span text:style-name="Default_20_Paragraph_20_Font"><text:span text:style-name="MT2"><text:tab/></text:span></text:span><text:span text:style-name="Default_20_Paragraph_20_Font"><text:span text:style-name="MT2"><text:page-number text:select-page="current">1</text:page-number></text:span></text:span><text:span text:style-name="Default_20_Paragraph_20_Font"><text:span text:style-name="MT2">/</text:span></text:span><text:span text:style-name="Default_20_Paragraph_20_Font"><text:span text:style-name="MT2"><text:page-count>7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Marcel</meta:initial-creator>
    <meta:creation-date>2009-06-17T11:07:00Z</meta:creation-date>
    <dc:date>2019-03-07T16:31:47.452005923</dc:date>
    <meta:print-date>2018-05-09T02:42:00Z</meta:print-date>
    <meta:editing-cycles>1530</meta:editing-cycles>
    <meta:editing-duration>PT8H11M41S</meta:editing-duration>
    <meta:document-statistic meta:table-count="47" meta:image-count="0" meta:object-count="0" meta:page-count="75" meta:paragraph-count="2824" meta:word-count="23225" meta:character-count="156767" meta:non-whitespace-character-count="132725"/>
    <meta:user-defined meta:name="Info 1"/>
    <meta:user-defined meta:name="Info 2"/>
    <meta:user-defined meta:name="Info 3"/>
    <meta:user-defined meta:name="Info 4"/>
    <meta:template xlink:type="simple" xlink:actuate="onRequest" xlink:title="" xlink:href="Normal.dotm"/>
  </office:meta>
</office:document-meta>
</file>